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7.02mm"/>
    </style:style>
    <style:style style:name="co2" style:family="table-column">
      <style:table-column-properties fo:break-before="auto" style:column-width="30.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3.21mm"/>
    </style:style>
    <style:style style:name="co5" style:family="table-column">
      <style:table-column-properties fo:break-before="auto" style:column-width="39.21mm"/>
    </style:style>
    <style:style style:name="co6" style:family="table-column">
      <style:table-column-properties fo:break-before="auto" style:column-width="40.3mm"/>
    </style:style>
    <style:style style:name="co7" style:family="table-column">
      <style:table-column-properties fo:break-before="auto" style:column-width="42.74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000000" fo:wrap-option="wrap"/>
      <style:text-properties fo:color="#ffffff" style:text-outline="false" style:text-line-through-style="none" style:text-line-through-type="none" style:font-name="Arial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0000" fo:wrap-option="wra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66ff33" fo:wrap-option="wrap"/>
      <style:text-properties style:use-window-font-color="true" style:text-outline="false" style:text-line-through-style="none" style:text-line-through-type="none" style:font-name="Arial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c0c0c0" fo:wrap-option="wrap"/>
      <style:text-properties style:use-window-font-color="true" style:text-outline="false" style:text-line-through-style="none" style:text-line-through-type="none" style:font-name="Arial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66ff33" fo:wrap-option="wrap"/>
      <style:text-properties style:use-window-font-color="true" style:text-outline="false" style:text-line-through-style="none" style:text-line-through-type="none" style:font-name="Arial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Arial1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Arial1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name="https://upload.wikimedia.org/wikipedia/commons/thumb/d/d3/Llpd%2B1.svg/6px-Llpd%2B1.svg.png" draw:style-name="gr1" draw:text-style-name="P1" svg:width="1.58mm" svg:height="3.96mm" svg:x="76.74mm" svg:y="193.55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1" draw:name="https://upload.wikimedia.org/wikipedia/commons/thumb/5/54/Llpd-1.svg/6px-Llpd-1.svg.png" draw:style-name="gr1" draw:text-style-name="P1" svg:width="1.58mm" svg:height="4.22mm" svg:x="78.33mm" svg:y="193.55mm">
            <draw:image xlink:href="https://upload.wikimedia.org/wikipedia/commons/thumb/5/54/Llpd-1.svg/6px-Llpd-1.svg.png" xlink:type="simple" xlink:show="embed" xlink:actuate="onLoad">
              <text:p/>
            </draw:image>
          </draw:frame>
          <draw:frame draw:z-index="2" draw:name="https://upload.wikimedia.org/wikipedia/commons/thumb/d/d3/Llpd%2B1.svg/6px-Llpd%2B1.svg.png" draw:style-name="gr1" draw:text-style-name="P1" svg:width="1.58mm" svg:height="3.96mm" svg:x="99.32mm" svg:y="193.55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3" draw:name="https://upload.wikimedia.org/wikipedia/commons/thumb/d/d3/Llpd%2B1.svg/6px-Llpd%2B1.svg.png" draw:style-name="gr1" draw:text-style-name="P1" svg:width="1.58mm" svg:height="3.96mm" svg:x="121.9mm" svg:y="193.55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4" draw:name="https://upload.wikimedia.org/wikipedia/commons/thumb/5/54/Llpd-1.svg/6px-Llpd-1.svg.png" draw:style-name="gr1" draw:text-style-name="P1" svg:width="1.58mm" svg:height="4.22mm" svg:x="123.49mm" svg:y="193.55mm">
            <draw:image xlink:href="https://upload.wikimedia.org/wikipedia/commons/thumb/5/54/Llpd-1.svg/6px-Llpd-1.svg.png" xlink:type="simple" xlink:show="embed" xlink:actuate="onLoad">
              <text:p/>
            </draw:image>
          </draw:frame>
          <draw:frame draw:z-index="5" draw:name="https://upload.wikimedia.org/wikipedia/commons/thumb/d/d3/Llpd%2B1.svg/6px-Llpd%2B1.svg.png" draw:style-name="gr1" draw:text-style-name="P1" svg:width="1.58mm" svg:height="3.96mm" svg:x="76.74mm" svg:y="202.58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6" draw:name="https://upload.wikimedia.org/wikipedia/commons/thumb/5/54/Llpd-1.svg/6px-Llpd-1.svg.png" draw:style-name="gr1" draw:text-style-name="P1" svg:width="1.58mm" svg:height="4.22mm" svg:x="78.33mm" svg:y="202.58mm">
            <draw:image xlink:href="https://upload.wikimedia.org/wikipedia/commons/thumb/5/54/Llpd-1.svg/6px-Llpd-1.svg.png" xlink:type="simple" xlink:show="embed" xlink:actuate="onLoad">
              <text:p/>
            </draw:image>
          </draw:frame>
          <draw:frame draw:z-index="7" draw:name="https://upload.wikimedia.org/wikipedia/commons/thumb/d/d3/Llpd%2B1.svg/6px-Llpd%2B1.svg.png" draw:style-name="gr1" draw:text-style-name="P1" svg:width="1.58mm" svg:height="3.96mm" svg:x="99.32mm" svg:y="202.58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8" draw:name="https://upload.wikimedia.org/wikipedia/commons/thumb/d/d3/Llpd%2B1.svg/6px-Llpd%2B1.svg.png" draw:style-name="gr1" draw:text-style-name="P1" svg:width="1.58mm" svg:height="3.96mm" svg:x="121.9mm" svg:y="202.58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9" draw:name="https://upload.wikimedia.org/wikipedia/commons/thumb/5/54/Llpd-1.svg/6px-Llpd-1.svg.png" draw:style-name="gr1" draw:text-style-name="P1" svg:width="1.58mm" svg:height="4.22mm" svg:x="123.49mm" svg:y="202.58mm">
            <draw:image xlink:href="https://upload.wikimedia.org/wikipedia/commons/thumb/5/54/Llpd-1.svg/6px-Llpd-1.svg.png" xlink:type="simple" xlink:show="embed" xlink:actuate="onLoad">
              <text:p/>
            </draw:image>
          </draw:frame>
          <draw:frame draw:z-index="10" draw:name="https://upload.wikimedia.org/wikipedia/commons/thumb/d/d3/Llpd%2B1.svg/6px-Llpd%2B1.svg.png" draw:style-name="gr1" draw:text-style-name="P1" svg:width="1.58mm" svg:height="3.96mm" svg:x="76.74mm" svg:y="211.61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11" draw:name="https://upload.wikimedia.org/wikipedia/commons/thumb/5/54/Llpd-1.svg/6px-Llpd-1.svg.png" draw:style-name="gr1" draw:text-style-name="P1" svg:width="1.58mm" svg:height="4.22mm" svg:x="78.33mm" svg:y="211.61mm">
            <draw:image xlink:href="https://upload.wikimedia.org/wikipedia/commons/thumb/5/54/Llpd-1.svg/6px-Llpd-1.svg.png" xlink:type="simple" xlink:show="embed" xlink:actuate="onLoad">
              <text:p/>
            </draw:image>
          </draw:frame>
          <draw:frame draw:z-index="12" draw:name="https://upload.wikimedia.org/wikipedia/commons/thumb/d/d3/Llpd%2B1.svg/6px-Llpd%2B1.svg.png" draw:style-name="gr1" draw:text-style-name="P1" svg:width="1.58mm" svg:height="3.96mm" svg:x="99.32mm" svg:y="211.61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13" draw:name="https://upload.wikimedia.org/wikipedia/commons/thumb/d/d3/Llpd%2B1.svg/6px-Llpd%2B1.svg.png" draw:style-name="gr1" draw:text-style-name="P1" svg:width="1.58mm" svg:height="3.96mm" svg:x="121.9mm" svg:y="211.61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14" draw:name="https://upload.wikimedia.org/wikipedia/commons/thumb/5/54/Llpd-1.svg/6px-Llpd-1.svg.png" draw:style-name="gr1" draw:text-style-name="P1" svg:width="1.58mm" svg:height="4.22mm" svg:x="123.49mm" svg:y="211.61mm">
            <draw:image xlink:href="https://upload.wikimedia.org/wikipedia/commons/thumb/5/54/Llpd-1.svg/6px-Llpd-1.svg.png" xlink:type="simple" xlink:show="embed" xlink:actuate="onLoad">
              <text:p/>
            </draw:image>
          </draw:frame>
          <draw:frame draw:z-index="15" draw:name="https://upload.wikimedia.org/wikipedia/commons/thumb/d/d3/Llpd%2B1.svg/6px-Llpd%2B1.svg.png" draw:style-name="gr1" draw:text-style-name="P1" svg:width="1.58mm" svg:height="3.96mm" svg:x="76.74mm" svg:y="225.16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16" draw:name="https://upload.wikimedia.org/wikipedia/commons/thumb/5/54/Llpd-1.svg/6px-Llpd-1.svg.png" draw:style-name="gr1" draw:text-style-name="P1" svg:width="1.58mm" svg:height="4.22mm" svg:x="78.33mm" svg:y="225.16mm">
            <draw:image xlink:href="https://upload.wikimedia.org/wikipedia/commons/thumb/5/54/Llpd-1.svg/6px-Llpd-1.svg.png" xlink:type="simple" xlink:show="embed" xlink:actuate="onLoad">
              <text:p/>
            </draw:image>
          </draw:frame>
          <draw:frame draw:z-index="17" draw:name="https://upload.wikimedia.org/wikipedia/commons/thumb/d/d3/Llpd%2B1.svg/6px-Llpd%2B1.svg.png" draw:style-name="gr1" draw:text-style-name="P1" svg:width="1.58mm" svg:height="3.96mm" svg:x="99.32mm" svg:y="225.16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18" draw:name="https://upload.wikimedia.org/wikipedia/commons/thumb/d/d3/Llpd%2B1.svg/6px-Llpd%2B1.svg.png" draw:style-name="gr1" draw:text-style-name="P1" svg:width="1.58mm" svg:height="3.96mm" svg:x="121.9mm" svg:y="225.16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19" draw:name="https://upload.wikimedia.org/wikipedia/commons/thumb/5/54/Llpd-1.svg/6px-Llpd-1.svg.png" draw:style-name="gr1" draw:text-style-name="P1" svg:width="1.58mm" svg:height="4.22mm" svg:x="123.49mm" svg:y="225.16mm">
            <draw:image xlink:href="https://upload.wikimedia.org/wikipedia/commons/thumb/5/54/Llpd-1.svg/6px-Llpd-1.svg.png" xlink:type="simple" xlink:show="embed" xlink:actuate="onLoad">
              <text:p/>
            </draw:image>
          </draw:frame>
          <draw:frame draw:z-index="20" draw:name="https://upload.wikimedia.org/wikipedia/commons/thumb/d/d3/Llpd%2B1.svg/6px-Llpd%2B1.svg.png" draw:style-name="gr1" draw:text-style-name="P1" svg:width="1.58mm" svg:height="3.96mm" svg:x="76.74mm" svg:y="234.19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21" draw:name="https://upload.wikimedia.org/wikipedia/commons/thumb/5/54/Llpd-1.svg/6px-Llpd-1.svg.png" draw:style-name="gr1" draw:text-style-name="P1" svg:width="1.58mm" svg:height="4.22mm" svg:x="78.33mm" svg:y="234.19mm">
            <draw:image xlink:href="https://upload.wikimedia.org/wikipedia/commons/thumb/5/54/Llpd-1.svg/6px-Llpd-1.svg.png" xlink:type="simple" xlink:show="embed" xlink:actuate="onLoad">
              <text:p/>
            </draw:image>
          </draw:frame>
          <draw:frame draw:z-index="22" draw:name="https://upload.wikimedia.org/wikipedia/commons/thumb/d/d3/Llpd%2B1.svg/6px-Llpd%2B1.svg.png" draw:style-name="gr1" draw:text-style-name="P1" svg:width="1.58mm" svg:height="3.96mm" svg:x="99.32mm" svg:y="234.19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23" draw:name="https://upload.wikimedia.org/wikipedia/commons/thumb/d/d3/Llpd%2B1.svg/6px-Llpd%2B1.svg.png" draw:style-name="gr1" draw:text-style-name="P1" svg:width="1.58mm" svg:height="3.96mm" svg:x="121.9mm" svg:y="234.19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24" draw:name="https://upload.wikimedia.org/wikipedia/commons/thumb/5/54/Llpd-1.svg/6px-Llpd-1.svg.png" draw:style-name="gr1" draw:text-style-name="P1" svg:width="1.58mm" svg:height="4.22mm" svg:x="123.49mm" svg:y="234.19mm">
            <draw:image xlink:href="https://upload.wikimedia.org/wikipedia/commons/thumb/5/54/Llpd-1.svg/6px-Llpd-1.svg.png" xlink:type="simple" xlink:show="embed" xlink:actuate="onLoad">
              <text:p/>
            </draw:image>
          </draw:frame>
          <draw:frame draw:z-index="25" draw:name="https://upload.wikimedia.org/wikipedia/commons/thumb/d/d3/Llpd%2B1.svg/6px-Llpd%2B1.svg.png" draw:style-name="gr1" draw:text-style-name="P1" svg:width="1.58mm" svg:height="3.96mm" svg:x="76.74mm" svg:y="247.73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26" draw:name="https://upload.wikimedia.org/wikipedia/commons/thumb/5/54/Llpd-1.svg/6px-Llpd-1.svg.png" draw:style-name="gr1" draw:text-style-name="P1" svg:width="1.58mm" svg:height="4.22mm" svg:x="78.33mm" svg:y="247.73mm">
            <draw:image xlink:href="https://upload.wikimedia.org/wikipedia/commons/thumb/5/54/Llpd-1.svg/6px-Llpd-1.svg.png" xlink:type="simple" xlink:show="embed" xlink:actuate="onLoad">
              <text:p/>
            </draw:image>
          </draw:frame>
          <draw:frame draw:z-index="27" draw:name="https://upload.wikimedia.org/wikipedia/commons/thumb/d/d3/Llpd%2B1.svg/6px-Llpd%2B1.svg.png" draw:style-name="gr1" draw:text-style-name="P1" svg:width="1.58mm" svg:height="3.96mm" svg:x="99.32mm" svg:y="247.73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28" draw:name="https://upload.wikimedia.org/wikipedia/commons/thumb/d/d3/Llpd%2B1.svg/6px-Llpd%2B1.svg.png" draw:style-name="gr1" draw:text-style-name="P1" svg:width="1.58mm" svg:height="3.96mm" svg:x="121.9mm" svg:y="247.73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29" draw:name="https://upload.wikimedia.org/wikipedia/commons/thumb/5/54/Llpd-1.svg/6px-Llpd-1.svg.png" draw:style-name="gr1" draw:text-style-name="P1" svg:width="1.58mm" svg:height="4.22mm" svg:x="123.49mm" svg:y="247.73mm">
            <draw:image xlink:href="https://upload.wikimedia.org/wikipedia/commons/thumb/5/54/Llpd-1.svg/6px-Llpd-1.svg.png" xlink:type="simple" xlink:show="embed" xlink:actuate="onLoad">
              <text:p/>
            </draw:image>
          </draw:frame>
          <draw:frame draw:z-index="30" draw:name="https://upload.wikimedia.org/wikipedia/commons/thumb/d/d3/Llpd%2B1.svg/6px-Llpd%2B1.svg.png" draw:style-name="gr1" draw:text-style-name="P1" svg:width="1.58mm" svg:height="3.96mm" svg:x="76.74mm" svg:y="256.76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31" draw:name="https://upload.wikimedia.org/wikipedia/commons/thumb/5/54/Llpd-1.svg/6px-Llpd-1.svg.png" draw:style-name="gr1" draw:text-style-name="P1" svg:width="1.58mm" svg:height="4.22mm" svg:x="78.33mm" svg:y="256.76mm">
            <draw:image xlink:href="https://upload.wikimedia.org/wikipedia/commons/thumb/5/54/Llpd-1.svg/6px-Llpd-1.svg.png" xlink:type="simple" xlink:show="embed" xlink:actuate="onLoad">
              <text:p/>
            </draw:image>
          </draw:frame>
          <draw:frame draw:z-index="32" draw:name="https://upload.wikimedia.org/wikipedia/commons/thumb/d/d3/Llpd%2B1.svg/6px-Llpd%2B1.svg.png" draw:style-name="gr1" draw:text-style-name="P1" svg:width="1.58mm" svg:height="3.96mm" svg:x="99.32mm" svg:y="256.76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33" draw:name="https://upload.wikimedia.org/wikipedia/commons/thumb/d/d3/Llpd%2B1.svg/6px-Llpd%2B1.svg.png" draw:style-name="gr1" draw:text-style-name="P1" svg:width="1.58mm" svg:height="3.96mm" svg:x="121.9mm" svg:y="256.76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34" draw:name="https://upload.wikimedia.org/wikipedia/commons/thumb/5/54/Llpd-1.svg/6px-Llpd-1.svg.png" draw:style-name="gr1" draw:text-style-name="P1" svg:width="1.58mm" svg:height="4.22mm" svg:x="123.49mm" svg:y="256.76mm">
            <draw:image xlink:href="https://upload.wikimedia.org/wikipedia/commons/thumb/5/54/Llpd-1.svg/6px-Llpd-1.svg.png" xlink:type="simple" xlink:show="embed" xlink:actuate="onLoad">
              <text:p/>
            </draw:image>
          </draw:frame>
          <draw:frame draw:z-index="35" draw:name="https://upload.wikimedia.org/wikipedia/commons/thumb/d/d3/Llpd%2B1.svg/6px-Llpd%2B1.svg.png" draw:style-name="gr1" draw:text-style-name="P1" svg:width="1.58mm" svg:height="3.96mm" svg:x="76.74mm" svg:y="265.8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36" draw:name="https://upload.wikimedia.org/wikipedia/commons/thumb/5/54/Llpd-1.svg/6px-Llpd-1.svg.png" draw:style-name="gr1" draw:text-style-name="P1" svg:width="1.58mm" svg:height="4.22mm" svg:x="78.33mm" svg:y="265.8mm">
            <draw:image xlink:href="https://upload.wikimedia.org/wikipedia/commons/thumb/5/54/Llpd-1.svg/6px-Llpd-1.svg.png" xlink:type="simple" xlink:show="embed" xlink:actuate="onLoad">
              <text:p/>
            </draw:image>
          </draw:frame>
          <draw:frame draw:z-index="37" draw:name="https://upload.wikimedia.org/wikipedia/commons/thumb/d/d3/Llpd%2B1.svg/6px-Llpd%2B1.svg.png" draw:style-name="gr1" draw:text-style-name="P1" svg:width="1.58mm" svg:height="3.96mm" svg:x="99.32mm" svg:y="265.8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38" draw:name="https://upload.wikimedia.org/wikipedia/commons/thumb/d/d3/Llpd%2B1.svg/6px-Llpd%2B1.svg.png" draw:style-name="gr1" draw:text-style-name="P1" svg:width="1.58mm" svg:height="3.96mm" svg:x="121.9mm" svg:y="265.8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39" draw:name="https://upload.wikimedia.org/wikipedia/commons/thumb/5/54/Llpd-1.svg/6px-Llpd-1.svg.png" draw:style-name="gr1" draw:text-style-name="P1" svg:width="1.58mm" svg:height="4.22mm" svg:x="123.49mm" svg:y="265.8mm">
            <draw:image xlink:href="https://upload.wikimedia.org/wikipedia/commons/thumb/5/54/Llpd-1.svg/6px-Llpd-1.svg.png" xlink:type="simple" xlink:show="embed" xlink:actuate="onLoad">
              <text:p/>
            </draw:image>
          </draw:frame>
          <draw:frame draw:z-index="40" draw:name="https://upload.wikimedia.org/wikipedia/commons/thumb/d/d3/Llpd%2B1.svg/6px-Llpd%2B1.svg.png" draw:style-name="gr1" draw:text-style-name="P1" svg:width="1.58mm" svg:height="3.96mm" svg:x="76.74mm" svg:y="279.34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41" draw:name="https://upload.wikimedia.org/wikipedia/commons/thumb/5/54/Llpd-1.svg/6px-Llpd-1.svg.png" draw:style-name="gr1" draw:text-style-name="P1" svg:width="1.58mm" svg:height="4.22mm" svg:x="78.33mm" svg:y="279.34mm">
            <draw:image xlink:href="https://upload.wikimedia.org/wikipedia/commons/thumb/5/54/Llpd-1.svg/6px-Llpd-1.svg.png" xlink:type="simple" xlink:show="embed" xlink:actuate="onLoad">
              <text:p/>
            </draw:image>
          </draw:frame>
          <draw:frame draw:z-index="42" draw:name="https://upload.wikimedia.org/wikipedia/commons/thumb/d/d3/Llpd%2B1.svg/6px-Llpd%2B1.svg.png" draw:style-name="gr1" draw:text-style-name="P1" svg:width="1.58mm" svg:height="3.96mm" svg:x="99.32mm" svg:y="279.34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43" draw:name="https://upload.wikimedia.org/wikipedia/commons/thumb/d/d3/Llpd%2B1.svg/6px-Llpd%2B1.svg.png" draw:style-name="gr1" draw:text-style-name="P1" svg:width="1.58mm" svg:height="3.96mm" svg:x="121.9mm" svg:y="279.34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44" draw:name="https://upload.wikimedia.org/wikipedia/commons/thumb/5/54/Llpd-1.svg/6px-Llpd-1.svg.png" draw:style-name="gr1" draw:text-style-name="P1" svg:width="1.58mm" svg:height="4.22mm" svg:x="123.49mm" svg:y="279.34mm">
            <draw:image xlink:href="https://upload.wikimedia.org/wikipedia/commons/thumb/5/54/Llpd-1.svg/6px-Llpd-1.svg.png" xlink:type="simple" xlink:show="embed" xlink:actuate="onLoad">
              <text:p/>
            </draw:image>
          </draw:frame>
          <draw:frame draw:z-index="45" draw:name="https://upload.wikimedia.org/wikipedia/commons/thumb/d/d3/Llpd%2B1.svg/6px-Llpd%2B1.svg.png" draw:style-name="gr1" draw:text-style-name="P1" svg:width="1.58mm" svg:height="3.96mm" svg:x="76.74mm" svg:y="288.37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46" draw:name="https://upload.wikimedia.org/wikipedia/commons/thumb/5/54/Llpd-1.svg/6px-Llpd-1.svg.png" draw:style-name="gr1" draw:text-style-name="P1" svg:width="1.58mm" svg:height="4.22mm" svg:x="78.33mm" svg:y="288.37mm">
            <draw:image xlink:href="https://upload.wikimedia.org/wikipedia/commons/thumb/5/54/Llpd-1.svg/6px-Llpd-1.svg.png" xlink:type="simple" xlink:show="embed" xlink:actuate="onLoad">
              <text:p/>
            </draw:image>
          </draw:frame>
          <draw:frame draw:z-index="47" draw:name="https://upload.wikimedia.org/wikipedia/commons/thumb/d/d3/Llpd%2B1.svg/6px-Llpd%2B1.svg.png" draw:style-name="gr1" draw:text-style-name="P1" svg:width="1.58mm" svg:height="3.96mm" svg:x="99.32mm" svg:y="288.37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48" draw:name="https://upload.wikimedia.org/wikipedia/commons/thumb/d/d3/Llpd%2B1.svg/6px-Llpd%2B1.svg.png" draw:style-name="gr1" draw:text-style-name="P1" svg:width="1.58mm" svg:height="3.96mm" svg:x="121.9mm" svg:y="288.37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49" draw:name="https://upload.wikimedia.org/wikipedia/commons/thumb/5/54/Llpd-1.svg/6px-Llpd-1.svg.png" draw:style-name="gr1" draw:text-style-name="P1" svg:width="1.58mm" svg:height="4.22mm" svg:x="123.49mm" svg:y="288.37mm">
            <draw:image xlink:href="https://upload.wikimedia.org/wikipedia/commons/thumb/5/54/Llpd-1.svg/6px-Llpd-1.svg.png" xlink:type="simple" xlink:show="embed" xlink:actuate="onLoad">
              <text:p/>
            </draw:image>
          </draw:frame>
          <draw:frame draw:z-index="50" draw:name="https://upload.wikimedia.org/wikipedia/commons/thumb/d/d3/Llpd%2B1.svg/6px-Llpd%2B1.svg.png" draw:style-name="gr1" draw:text-style-name="P1" svg:width="1.58mm" svg:height="3.96mm" svg:x="76.74mm" svg:y="301.92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51" draw:name="https://upload.wikimedia.org/wikipedia/commons/thumb/5/54/Llpd-1.svg/6px-Llpd-1.svg.png" draw:style-name="gr1" draw:text-style-name="P1" svg:width="1.58mm" svg:height="4.22mm" svg:x="78.33mm" svg:y="301.92mm">
            <draw:image xlink:href="https://upload.wikimedia.org/wikipedia/commons/thumb/5/54/Llpd-1.svg/6px-Llpd-1.svg.png" xlink:type="simple" xlink:show="embed" xlink:actuate="onLoad">
              <text:p/>
            </draw:image>
          </draw:frame>
          <draw:frame draw:z-index="52" draw:name="https://upload.wikimedia.org/wikipedia/commons/thumb/d/d3/Llpd%2B1.svg/6px-Llpd%2B1.svg.png" draw:style-name="gr1" draw:text-style-name="P1" svg:width="1.58mm" svg:height="3.96mm" svg:x="99.32mm" svg:y="301.92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53" draw:name="https://upload.wikimedia.org/wikipedia/commons/thumb/d/d3/Llpd%2B1.svg/6px-Llpd%2B1.svg.png" draw:style-name="gr1" draw:text-style-name="P1" svg:width="1.58mm" svg:height="3.96mm" svg:x="121.9mm" svg:y="301.92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54" draw:name="https://upload.wikimedia.org/wikipedia/commons/thumb/5/54/Llpd-1.svg/6px-Llpd-1.svg.png" draw:style-name="gr1" draw:text-style-name="P1" svg:width="1.58mm" svg:height="4.22mm" svg:x="123.49mm" svg:y="301.92mm">
            <draw:image xlink:href="https://upload.wikimedia.org/wikipedia/commons/thumb/5/54/Llpd-1.svg/6px-Llpd-1.svg.png" xlink:type="simple" xlink:show="embed" xlink:actuate="onLoad">
              <text:p/>
            </draw:image>
          </draw:frame>
          <draw:frame draw:z-index="55" draw:name="https://upload.wikimedia.org/wikipedia/commons/thumb/d/d3/Llpd%2B1.svg/6px-Llpd%2B1.svg.png" draw:style-name="gr1" draw:text-style-name="P1" svg:width="1.58mm" svg:height="3.96mm" svg:x="76.74mm" svg:y="310.95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56" draw:name="https://upload.wikimedia.org/wikipedia/commons/thumb/5/54/Llpd-1.svg/6px-Llpd-1.svg.png" draw:style-name="gr1" draw:text-style-name="P1" svg:width="1.58mm" svg:height="4.22mm" svg:x="78.33mm" svg:y="310.95mm">
            <draw:image xlink:href="https://upload.wikimedia.org/wikipedia/commons/thumb/5/54/Llpd-1.svg/6px-Llpd-1.svg.png" xlink:type="simple" xlink:show="embed" xlink:actuate="onLoad">
              <text:p/>
            </draw:image>
          </draw:frame>
          <draw:frame draw:z-index="57" draw:name="https://upload.wikimedia.org/wikipedia/commons/thumb/d/d3/Llpd%2B1.svg/6px-Llpd%2B1.svg.png" draw:style-name="gr1" draw:text-style-name="P1" svg:width="1.58mm" svg:height="3.96mm" svg:x="99.32mm" svg:y="310.95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58" draw:name="https://upload.wikimedia.org/wikipedia/commons/thumb/d/d3/Llpd%2B1.svg/6px-Llpd%2B1.svg.png" draw:style-name="gr1" draw:text-style-name="P1" svg:width="1.58mm" svg:height="3.96mm" svg:x="121.9mm" svg:y="310.95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59" draw:name="https://upload.wikimedia.org/wikipedia/commons/thumb/5/54/Llpd-1.svg/6px-Llpd-1.svg.png" draw:style-name="gr1" draw:text-style-name="P1" svg:width="1.58mm" svg:height="4.22mm" svg:x="123.49mm" svg:y="310.95mm">
            <draw:image xlink:href="https://upload.wikimedia.org/wikipedia/commons/thumb/5/54/Llpd-1.svg/6px-Llpd-1.svg.png" xlink:type="simple" xlink:show="embed" xlink:actuate="onLoad">
              <text:p/>
            </draw:image>
          </draw:frame>
          <draw:frame draw:z-index="60" draw:name="https://upload.wikimedia.org/wikipedia/commons/thumb/d/d3/Llpd%2B1.svg/6px-Llpd%2B1.svg.png" draw:style-name="gr1" draw:text-style-name="P1" svg:width="1.58mm" svg:height="3.96mm" svg:x="76.74mm" svg:y="319.98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61" draw:name="https://upload.wikimedia.org/wikipedia/commons/thumb/5/54/Llpd-1.svg/6px-Llpd-1.svg.png" draw:style-name="gr1" draw:text-style-name="P1" svg:width="1.58mm" svg:height="4.22mm" svg:x="78.33mm" svg:y="319.98mm">
            <draw:image xlink:href="https://upload.wikimedia.org/wikipedia/commons/thumb/5/54/Llpd-1.svg/6px-Llpd-1.svg.png" xlink:type="simple" xlink:show="embed" xlink:actuate="onLoad">
              <text:p/>
            </draw:image>
          </draw:frame>
          <draw:frame draw:z-index="62" draw:name="https://upload.wikimedia.org/wikipedia/commons/thumb/d/d3/Llpd%2B1.svg/6px-Llpd%2B1.svg.png" draw:style-name="gr1" draw:text-style-name="P1" svg:width="1.58mm" svg:height="3.96mm" svg:x="99.32mm" svg:y="319.98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63" draw:name="https://upload.wikimedia.org/wikipedia/commons/thumb/d/d3/Llpd%2B1.svg/6px-Llpd%2B1.svg.png" draw:style-name="gr1" draw:text-style-name="P1" svg:width="1.58mm" svg:height="3.96mm" svg:x="121.9mm" svg:y="319.98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64" draw:name="https://upload.wikimedia.org/wikipedia/commons/thumb/5/54/Llpd-1.svg/6px-Llpd-1.svg.png" draw:style-name="gr1" draw:text-style-name="P1" svg:width="1.58mm" svg:height="4.22mm" svg:x="123.49mm" svg:y="319.98mm">
            <draw:image xlink:href="https://upload.wikimedia.org/wikipedia/commons/thumb/5/54/Llpd-1.svg/6px-Llpd-1.svg.png" xlink:type="simple" xlink:show="embed" xlink:actuate="onLoad">
              <text:p/>
            </draw:image>
          </draw:frame>
          <draw:frame draw:z-index="65" draw:name="https://upload.wikimedia.org/wikipedia/commons/thumb/d/d3/Llpd%2B1.svg/6px-Llpd%2B1.svg.png" draw:style-name="gr1" draw:text-style-name="P1" svg:width="1.58mm" svg:height="3.96mm" svg:x="76.74mm" svg:y="333.53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66" draw:name="https://upload.wikimedia.org/wikipedia/commons/thumb/5/54/Llpd-1.svg/6px-Llpd-1.svg.png" draw:style-name="gr1" draw:text-style-name="P1" svg:width="1.58mm" svg:height="4.22mm" svg:x="78.33mm" svg:y="333.53mm">
            <draw:image xlink:href="https://upload.wikimedia.org/wikipedia/commons/thumb/5/54/Llpd-1.svg/6px-Llpd-1.svg.png" xlink:type="simple" xlink:show="embed" xlink:actuate="onLoad">
              <text:p/>
            </draw:image>
          </draw:frame>
          <draw:frame draw:z-index="67" draw:name="https://upload.wikimedia.org/wikipedia/commons/thumb/d/d3/Llpd%2B1.svg/6px-Llpd%2B1.svg.png" draw:style-name="gr1" draw:text-style-name="P1" svg:width="1.58mm" svg:height="3.96mm" svg:x="99.32mm" svg:y="333.53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68" draw:name="https://upload.wikimedia.org/wikipedia/commons/thumb/d/d3/Llpd%2B1.svg/6px-Llpd%2B1.svg.png" draw:style-name="gr1" draw:text-style-name="P1" svg:width="1.58mm" svg:height="3.96mm" svg:x="121.9mm" svg:y="333.53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69" draw:name="https://upload.wikimedia.org/wikipedia/commons/thumb/5/54/Llpd-1.svg/6px-Llpd-1.svg.png" draw:style-name="gr1" draw:text-style-name="P1" svg:width="1.58mm" svg:height="4.22mm" svg:x="123.49mm" svg:y="333.53mm">
            <draw:image xlink:href="https://upload.wikimedia.org/wikipedia/commons/thumb/5/54/Llpd-1.svg/6px-Llpd-1.svg.png" xlink:type="simple" xlink:show="embed" xlink:actuate="onLoad">
              <text:p/>
            </draw:image>
          </draw:frame>
          <draw:frame draw:z-index="70" draw:name="https://upload.wikimedia.org/wikipedia/commons/thumb/d/d3/Llpd%2B1.svg/6px-Llpd%2B1.svg.png" draw:style-name="gr1" draw:text-style-name="P1" svg:width="1.58mm" svg:height="3.96mm" svg:x="76.74mm" svg:y="342.56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71" draw:name="https://upload.wikimedia.org/wikipedia/commons/thumb/5/54/Llpd-1.svg/6px-Llpd-1.svg.png" draw:style-name="gr1" draw:text-style-name="P1" svg:width="1.58mm" svg:height="4.22mm" svg:x="78.33mm" svg:y="342.56mm">
            <draw:image xlink:href="https://upload.wikimedia.org/wikipedia/commons/thumb/5/54/Llpd-1.svg/6px-Llpd-1.svg.png" xlink:type="simple" xlink:show="embed" xlink:actuate="onLoad">
              <text:p/>
            </draw:image>
          </draw:frame>
          <draw:frame draw:z-index="72" draw:name="https://upload.wikimedia.org/wikipedia/commons/thumb/d/d3/Llpd%2B1.svg/6px-Llpd%2B1.svg.png" draw:style-name="gr1" draw:text-style-name="P1" svg:width="1.58mm" svg:height="3.96mm" svg:x="99.32mm" svg:y="342.56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73" draw:name="https://upload.wikimedia.org/wikipedia/commons/thumb/d/d3/Llpd%2B1.svg/6px-Llpd%2B1.svg.png" draw:style-name="gr1" draw:text-style-name="P1" svg:width="1.58mm" svg:height="3.96mm" svg:x="121.9mm" svg:y="342.56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74" draw:name="https://upload.wikimedia.org/wikipedia/commons/thumb/5/54/Llpd-1.svg/6px-Llpd-1.svg.png" draw:style-name="gr1" draw:text-style-name="P1" svg:width="1.58mm" svg:height="4.22mm" svg:x="123.49mm" svg:y="342.56mm">
            <draw:image xlink:href="https://upload.wikimedia.org/wikipedia/commons/thumb/5/54/Llpd-1.svg/6px-Llpd-1.svg.png" xlink:type="simple" xlink:show="embed" xlink:actuate="onLoad">
              <text:p/>
            </draw:image>
          </draw:frame>
          <draw:frame draw:z-index="75" draw:name="https://upload.wikimedia.org/wikipedia/commons/thumb/d/d3/Llpd%2B1.svg/6px-Llpd%2B1.svg.png" draw:style-name="gr1" draw:text-style-name="P1" svg:width="1.58mm" svg:height="3.96mm" svg:x="76.74mm" svg:y="356.11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76" draw:name="https://upload.wikimedia.org/wikipedia/commons/thumb/5/54/Llpd-1.svg/6px-Llpd-1.svg.png" draw:style-name="gr1" draw:text-style-name="P1" svg:width="1.58mm" svg:height="4.22mm" svg:x="78.33mm" svg:y="356.11mm">
            <draw:image xlink:href="https://upload.wikimedia.org/wikipedia/commons/thumb/5/54/Llpd-1.svg/6px-Llpd-1.svg.png" xlink:type="simple" xlink:show="embed" xlink:actuate="onLoad">
              <text:p/>
            </draw:image>
          </draw:frame>
          <draw:frame draw:z-index="77" draw:name="https://upload.wikimedia.org/wikipedia/commons/thumb/d/d3/Llpd%2B1.svg/6px-Llpd%2B1.svg.png" draw:style-name="gr1" draw:text-style-name="P1" svg:width="1.58mm" svg:height="3.96mm" svg:x="99.32mm" svg:y="356.11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78" draw:name="https://upload.wikimedia.org/wikipedia/commons/thumb/d/d3/Llpd%2B1.svg/6px-Llpd%2B1.svg.png" draw:style-name="gr1" draw:text-style-name="P1" svg:width="1.58mm" svg:height="3.96mm" svg:x="121.9mm" svg:y="356.11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79" draw:name="https://upload.wikimedia.org/wikipedia/commons/thumb/5/54/Llpd-1.svg/6px-Llpd-1.svg.png" draw:style-name="gr1" draw:text-style-name="P1" svg:width="1.58mm" svg:height="4.22mm" svg:x="123.49mm" svg:y="356.11mm">
            <draw:image xlink:href="https://upload.wikimedia.org/wikipedia/commons/thumb/5/54/Llpd-1.svg/6px-Llpd-1.svg.png" xlink:type="simple" xlink:show="embed" xlink:actuate="onLoad">
              <text:p/>
            </draw:image>
          </draw:frame>
          <draw:frame draw:z-index="80" draw:name="https://upload.wikimedia.org/wikipedia/commons/thumb/d/d3/Llpd%2B1.svg/6px-Llpd%2B1.svg.png" draw:style-name="gr1" draw:text-style-name="P1" svg:width="1.58mm" svg:height="3.96mm" svg:x="76.74mm" svg:y="365.14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81" draw:name="https://upload.wikimedia.org/wikipedia/commons/thumb/5/54/Llpd-1.svg/6px-Llpd-1.svg.png" draw:style-name="gr1" draw:text-style-name="P1" svg:width="1.58mm" svg:height="4.22mm" svg:x="78.33mm" svg:y="365.14mm">
            <draw:image xlink:href="https://upload.wikimedia.org/wikipedia/commons/thumb/5/54/Llpd-1.svg/6px-Llpd-1.svg.png" xlink:type="simple" xlink:show="embed" xlink:actuate="onLoad">
              <text:p/>
            </draw:image>
          </draw:frame>
          <draw:frame draw:z-index="82" draw:name="https://upload.wikimedia.org/wikipedia/commons/thumb/d/d3/Llpd%2B1.svg/6px-Llpd%2B1.svg.png" draw:style-name="gr1" draw:text-style-name="P1" svg:width="1.58mm" svg:height="3.96mm" svg:x="99.32mm" svg:y="365.14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83" draw:name="https://upload.wikimedia.org/wikipedia/commons/thumb/d/d3/Llpd%2B1.svg/6px-Llpd%2B1.svg.png" draw:style-name="gr1" draw:text-style-name="P1" svg:width="1.58mm" svg:height="3.96mm" svg:x="121.9mm" svg:y="365.14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84" draw:name="https://upload.wikimedia.org/wikipedia/commons/thumb/5/54/Llpd-1.svg/6px-Llpd-1.svg.png" draw:style-name="gr1" draw:text-style-name="P1" svg:width="1.58mm" svg:height="4.22mm" svg:x="123.49mm" svg:y="365.14mm">
            <draw:image xlink:href="https://upload.wikimedia.org/wikipedia/commons/thumb/5/54/Llpd-1.svg/6px-Llpd-1.svg.png" xlink:type="simple" xlink:show="embed" xlink:actuate="onLoad">
              <text:p/>
            </draw:image>
          </draw:frame>
          <draw:frame draw:z-index="85" draw:name="https://upload.wikimedia.org/wikipedia/commons/thumb/d/d3/Llpd%2B1.svg/6px-Llpd%2B1.svg.png" draw:style-name="gr1" draw:text-style-name="P1" svg:width="1.58mm" svg:height="3.96mm" svg:x="76.74mm" svg:y="374.17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86" draw:name="https://upload.wikimedia.org/wikipedia/commons/thumb/5/54/Llpd-1.svg/6px-Llpd-1.svg.png" draw:style-name="gr1" draw:text-style-name="P1" svg:width="1.58mm" svg:height="4.22mm" svg:x="78.33mm" svg:y="374.17mm">
            <draw:image xlink:href="https://upload.wikimedia.org/wikipedia/commons/thumb/5/54/Llpd-1.svg/6px-Llpd-1.svg.png" xlink:type="simple" xlink:show="embed" xlink:actuate="onLoad">
              <text:p/>
            </draw:image>
          </draw:frame>
          <draw:frame draw:z-index="87" draw:name="https://upload.wikimedia.org/wikipedia/commons/thumb/d/d3/Llpd%2B1.svg/6px-Llpd%2B1.svg.png" draw:style-name="gr1" draw:text-style-name="P1" svg:width="1.58mm" svg:height="3.96mm" svg:x="99.32mm" svg:y="374.17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88" draw:name="https://upload.wikimedia.org/wikipedia/commons/thumb/d/d3/Llpd%2B1.svg/6px-Llpd%2B1.svg.png" draw:style-name="gr1" draw:text-style-name="P1" svg:width="1.58mm" svg:height="3.96mm" svg:x="121.9mm" svg:y="374.17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89" draw:name="https://upload.wikimedia.org/wikipedia/commons/thumb/5/54/Llpd-1.svg/6px-Llpd-1.svg.png" draw:style-name="gr1" draw:text-style-name="P1" svg:width="1.58mm" svg:height="4.22mm" svg:x="123.49mm" svg:y="374.17mm">
            <draw:image xlink:href="https://upload.wikimedia.org/wikipedia/commons/thumb/5/54/Llpd-1.svg/6px-Llpd-1.svg.png" xlink:type="simple" xlink:show="embed" xlink:actuate="onLoad">
              <text:p/>
            </draw:image>
          </draw:frame>
          <draw:frame draw:z-index="90" draw:name="https://upload.wikimedia.org/wikipedia/commons/thumb/d/d3/Llpd%2B1.svg/6px-Llpd%2B1.svg.png" draw:style-name="gr1" draw:text-style-name="P1" svg:width="1.58mm" svg:height="3.96mm" svg:x="76.74mm" svg:y="387.72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91" draw:name="https://upload.wikimedia.org/wikipedia/commons/thumb/5/54/Llpd-1.svg/6px-Llpd-1.svg.png" draw:style-name="gr1" draw:text-style-name="P1" svg:width="1.58mm" svg:height="4.22mm" svg:x="78.33mm" svg:y="387.72mm">
            <draw:image xlink:href="https://upload.wikimedia.org/wikipedia/commons/thumb/5/54/Llpd-1.svg/6px-Llpd-1.svg.png" xlink:type="simple" xlink:show="embed" xlink:actuate="onLoad">
              <text:p/>
            </draw:image>
          </draw:frame>
          <draw:frame draw:z-index="92" draw:name="https://upload.wikimedia.org/wikipedia/commons/thumb/d/d3/Llpd%2B1.svg/6px-Llpd%2B1.svg.png" draw:style-name="gr1" draw:text-style-name="P1" svg:width="1.58mm" svg:height="3.96mm" svg:x="99.32mm" svg:y="387.72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93" draw:name="https://upload.wikimedia.org/wikipedia/commons/thumb/d/d3/Llpd%2B1.svg/6px-Llpd%2B1.svg.png" draw:style-name="gr1" draw:text-style-name="P1" svg:width="1.58mm" svg:height="3.96mm" svg:x="121.9mm" svg:y="387.72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94" draw:name="https://upload.wikimedia.org/wikipedia/commons/thumb/5/54/Llpd-1.svg/6px-Llpd-1.svg.png" draw:style-name="gr1" draw:text-style-name="P1" svg:width="1.58mm" svg:height="4.22mm" svg:x="123.49mm" svg:y="387.72mm">
            <draw:image xlink:href="https://upload.wikimedia.org/wikipedia/commons/thumb/5/54/Llpd-1.svg/6px-Llpd-1.svg.png" xlink:type="simple" xlink:show="embed" xlink:actuate="onLoad">
              <text:p/>
            </draw:image>
          </draw:frame>
          <draw:frame draw:z-index="95" draw:name="https://upload.wikimedia.org/wikipedia/commons/thumb/d/d3/Llpd%2B1.svg/6px-Llpd%2B1.svg.png" draw:style-name="gr1" draw:text-style-name="P1" svg:width="1.58mm" svg:height="3.96mm" svg:x="76.74mm" svg:y="396.75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96" draw:name="https://upload.wikimedia.org/wikipedia/commons/thumb/5/54/Llpd-1.svg/6px-Llpd-1.svg.png" draw:style-name="gr1" draw:text-style-name="P1" svg:width="1.58mm" svg:height="4.22mm" svg:x="78.33mm" svg:y="396.75mm">
            <draw:image xlink:href="https://upload.wikimedia.org/wikipedia/commons/thumb/5/54/Llpd-1.svg/6px-Llpd-1.svg.png" xlink:type="simple" xlink:show="embed" xlink:actuate="onLoad">
              <text:p/>
            </draw:image>
          </draw:frame>
          <draw:frame draw:z-index="97" draw:name="https://upload.wikimedia.org/wikipedia/commons/thumb/d/d3/Llpd%2B1.svg/6px-Llpd%2B1.svg.png" draw:style-name="gr1" draw:text-style-name="P1" svg:width="1.58mm" svg:height="3.96mm" svg:x="99.32mm" svg:y="396.75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98" draw:name="https://upload.wikimedia.org/wikipedia/commons/thumb/d/d3/Llpd%2B1.svg/6px-Llpd%2B1.svg.png" draw:style-name="gr1" draw:text-style-name="P1" svg:width="1.58mm" svg:height="3.96mm" svg:x="121.9mm" svg:y="396.75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99" draw:name="https://upload.wikimedia.org/wikipedia/commons/thumb/5/54/Llpd-1.svg/6px-Llpd-1.svg.png" draw:style-name="gr1" draw:text-style-name="P1" svg:width="1.58mm" svg:height="4.22mm" svg:x="123.49mm" svg:y="396.75mm">
            <draw:image xlink:href="https://upload.wikimedia.org/wikipedia/commons/thumb/5/54/Llpd-1.svg/6px-Llpd-1.svg.png" xlink:type="simple" xlink:show="embed" xlink:actuate="onLoad">
              <text:p/>
            </draw:image>
          </draw:frame>
          <draw:frame draw:z-index="100" draw:name="https://upload.wikimedia.org/wikipedia/commons/thumb/d/d3/Llpd%2B1.svg/6px-Llpd%2B1.svg.png" draw:style-name="gr1" draw:text-style-name="P1" svg:width="1.58mm" svg:height="3.96mm" svg:x="76.74mm" svg:y="410.29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101" draw:name="https://upload.wikimedia.org/wikipedia/commons/thumb/5/54/Llpd-1.svg/6px-Llpd-1.svg.png" draw:style-name="gr1" draw:text-style-name="P1" svg:width="1.58mm" svg:height="4.22mm" svg:x="78.33mm" svg:y="410.29mm">
            <draw:image xlink:href="https://upload.wikimedia.org/wikipedia/commons/thumb/5/54/Llpd-1.svg/6px-Llpd-1.svg.png" xlink:type="simple" xlink:show="embed" xlink:actuate="onLoad">
              <text:p/>
            </draw:image>
          </draw:frame>
          <draw:frame draw:z-index="102" draw:name="https://upload.wikimedia.org/wikipedia/commons/thumb/d/d3/Llpd%2B1.svg/6px-Llpd%2B1.svg.png" draw:style-name="gr1" draw:text-style-name="P1" svg:width="1.58mm" svg:height="3.96mm" svg:x="99.32mm" svg:y="410.29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103" draw:name="https://upload.wikimedia.org/wikipedia/commons/thumb/d/d3/Llpd%2B1.svg/6px-Llpd%2B1.svg.png" draw:style-name="gr1" draw:text-style-name="P1" svg:width="1.58mm" svg:height="3.96mm" svg:x="121.9mm" svg:y="410.29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104" draw:name="https://upload.wikimedia.org/wikipedia/commons/thumb/5/54/Llpd-1.svg/6px-Llpd-1.svg.png" draw:style-name="gr1" draw:text-style-name="P1" svg:width="1.58mm" svg:height="4.22mm" svg:x="123.49mm" svg:y="410.29mm">
            <draw:image xlink:href="https://upload.wikimedia.org/wikipedia/commons/thumb/5/54/Llpd-1.svg/6px-Llpd-1.svg.png" xlink:type="simple" xlink:show="embed" xlink:actuate="onLoad">
              <text:p/>
            </draw:image>
          </draw:frame>
          <draw:frame draw:z-index="105" draw:name="https://upload.wikimedia.org/wikipedia/commons/thumb/d/d3/Llpd%2B1.svg/6px-Llpd%2B1.svg.png" draw:style-name="gr1" draw:text-style-name="P1" svg:width="1.58mm" svg:height="3.96mm" svg:x="76.74mm" svg:y="419.32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106" draw:name="https://upload.wikimedia.org/wikipedia/commons/thumb/5/54/Llpd-1.svg/6px-Llpd-1.svg.png" draw:style-name="gr1" draw:text-style-name="P1" svg:width="1.58mm" svg:height="4.22mm" svg:x="78.33mm" svg:y="419.32mm">
            <draw:image xlink:href="https://upload.wikimedia.org/wikipedia/commons/thumb/5/54/Llpd-1.svg/6px-Llpd-1.svg.png" xlink:type="simple" xlink:show="embed" xlink:actuate="onLoad">
              <text:p/>
            </draw:image>
          </draw:frame>
          <draw:frame draw:z-index="107" draw:name="https://upload.wikimedia.org/wikipedia/commons/thumb/d/d3/Llpd%2B1.svg/6px-Llpd%2B1.svg.png" draw:style-name="gr1" draw:text-style-name="P1" svg:width="1.58mm" svg:height="3.96mm" svg:x="99.32mm" svg:y="419.32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108" draw:name="https://upload.wikimedia.org/wikipedia/commons/thumb/d/d3/Llpd%2B1.svg/6px-Llpd%2B1.svg.png" draw:style-name="gr1" draw:text-style-name="P1" svg:width="1.58mm" svg:height="3.96mm" svg:x="121.9mm" svg:y="419.32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109" draw:name="https://upload.wikimedia.org/wikipedia/commons/thumb/5/54/Llpd-1.svg/6px-Llpd-1.svg.png" draw:style-name="gr1" draw:text-style-name="P1" svg:width="1.58mm" svg:height="4.22mm" svg:x="123.49mm" svg:y="419.32mm">
            <draw:image xlink:href="https://upload.wikimedia.org/wikipedia/commons/thumb/5/54/Llpd-1.svg/6px-Llpd-1.svg.png" xlink:type="simple" xlink:show="embed" xlink:actuate="onLoad">
              <text:p/>
            </draw:image>
          </draw:frame>
          <draw:frame draw:z-index="110" draw:name="https://upload.wikimedia.org/wikipedia/commons/thumb/d/d3/Llpd%2B1.svg/6px-Llpd%2B1.svg.png" draw:style-name="gr1" draw:text-style-name="P1" svg:width="1.58mm" svg:height="3.96mm" svg:x="76.74mm" svg:y="428.36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111" draw:name="https://upload.wikimedia.org/wikipedia/commons/thumb/5/54/Llpd-1.svg/6px-Llpd-1.svg.png" draw:style-name="gr1" draw:text-style-name="P1" svg:width="1.58mm" svg:height="4.22mm" svg:x="78.33mm" svg:y="428.36mm">
            <draw:image xlink:href="https://upload.wikimedia.org/wikipedia/commons/thumb/5/54/Llpd-1.svg/6px-Llpd-1.svg.png" xlink:type="simple" xlink:show="embed" xlink:actuate="onLoad">
              <text:p/>
            </draw:image>
          </draw:frame>
          <draw:frame draw:z-index="112" draw:name="https://upload.wikimedia.org/wikipedia/commons/thumb/d/d3/Llpd%2B1.svg/6px-Llpd%2B1.svg.png" draw:style-name="gr1" draw:text-style-name="P1" svg:width="1.58mm" svg:height="3.96mm" svg:x="99.32mm" svg:y="428.36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113" draw:name="https://upload.wikimedia.org/wikipedia/commons/thumb/d/d3/Llpd%2B1.svg/6px-Llpd%2B1.svg.png" draw:style-name="gr1" draw:text-style-name="P1" svg:width="1.58mm" svg:height="3.96mm" svg:x="121.9mm" svg:y="428.36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114" draw:name="https://upload.wikimedia.org/wikipedia/commons/thumb/5/54/Llpd-1.svg/6px-Llpd-1.svg.png" draw:style-name="gr1" draw:text-style-name="P1" svg:width="1.58mm" svg:height="4.22mm" svg:x="123.49mm" svg:y="428.36mm">
            <draw:image xlink:href="https://upload.wikimedia.org/wikipedia/commons/thumb/5/54/Llpd-1.svg/6px-Llpd-1.svg.png" xlink:type="simple" xlink:show="embed" xlink:actuate="onLoad">
              <text:p/>
            </draw:image>
          </draw:frame>
          <draw:frame draw:z-index="115" draw:name="https://upload.wikimedia.org/wikipedia/commons/thumb/d/d3/Llpd%2B1.svg/6px-Llpd%2B1.svg.png" draw:style-name="gr1" draw:text-style-name="P1" svg:width="1.58mm" svg:height="3.96mm" svg:x="76.74mm" svg:y="441.9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116" draw:name="https://upload.wikimedia.org/wikipedia/commons/thumb/5/54/Llpd-1.svg/6px-Llpd-1.svg.png" draw:style-name="gr1" draw:text-style-name="P1" svg:width="1.58mm" svg:height="4.22mm" svg:x="78.33mm" svg:y="441.9mm">
            <draw:image xlink:href="https://upload.wikimedia.org/wikipedia/commons/thumb/5/54/Llpd-1.svg/6px-Llpd-1.svg.png" xlink:type="simple" xlink:show="embed" xlink:actuate="onLoad">
              <text:p/>
            </draw:image>
          </draw:frame>
          <draw:frame draw:z-index="117" draw:name="https://upload.wikimedia.org/wikipedia/commons/thumb/d/d3/Llpd%2B1.svg/6px-Llpd%2B1.svg.png" draw:style-name="gr1" draw:text-style-name="P1" svg:width="1.58mm" svg:height="3.96mm" svg:x="99.32mm" svg:y="441.9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118" draw:name="https://upload.wikimedia.org/wikipedia/commons/thumb/d/d3/Llpd%2B1.svg/6px-Llpd%2B1.svg.png" draw:style-name="gr1" draw:text-style-name="P1" svg:width="1.58mm" svg:height="3.96mm" svg:x="121.9mm" svg:y="441.9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119" draw:name="https://upload.wikimedia.org/wikipedia/commons/thumb/5/54/Llpd-1.svg/6px-Llpd-1.svg.png" draw:style-name="gr1" draw:text-style-name="P1" svg:width="1.58mm" svg:height="4.22mm" svg:x="123.49mm" svg:y="441.9mm">
            <draw:image xlink:href="https://upload.wikimedia.org/wikipedia/commons/thumb/5/54/Llpd-1.svg/6px-Llpd-1.svg.png" xlink:type="simple" xlink:show="embed" xlink:actuate="onLoad">
              <text:p/>
            </draw:image>
          </draw:frame>
          <draw:frame draw:z-index="120" draw:name="https://upload.wikimedia.org/wikipedia/commons/thumb/d/d3/Llpd%2B1.svg/6px-Llpd%2B1.svg.png" draw:style-name="gr1" draw:text-style-name="P1" svg:width="1.58mm" svg:height="3.96mm" svg:x="76.74mm" svg:y="450.93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121" draw:name="https://upload.wikimedia.org/wikipedia/commons/thumb/5/54/Llpd-1.svg/6px-Llpd-1.svg.png" draw:style-name="gr1" draw:text-style-name="P1" svg:width="1.58mm" svg:height="4.22mm" svg:x="78.33mm" svg:y="450.93mm">
            <draw:image xlink:href="https://upload.wikimedia.org/wikipedia/commons/thumb/5/54/Llpd-1.svg/6px-Llpd-1.svg.png" xlink:type="simple" xlink:show="embed" xlink:actuate="onLoad">
              <text:p/>
            </draw:image>
          </draw:frame>
          <draw:frame draw:z-index="122" draw:name="https://upload.wikimedia.org/wikipedia/commons/thumb/d/d3/Llpd%2B1.svg/6px-Llpd%2B1.svg.png" draw:style-name="gr1" draw:text-style-name="P1" svg:width="1.58mm" svg:height="3.96mm" svg:x="99.32mm" svg:y="450.93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123" draw:name="https://upload.wikimedia.org/wikipedia/commons/thumb/d/d3/Llpd%2B1.svg/6px-Llpd%2B1.svg.png" draw:style-name="gr1" draw:text-style-name="P1" svg:width="1.58mm" svg:height="3.96mm" svg:x="121.9mm" svg:y="450.93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124" draw:name="https://upload.wikimedia.org/wikipedia/commons/thumb/5/54/Llpd-1.svg/6px-Llpd-1.svg.png" draw:style-name="gr1" draw:text-style-name="P1" svg:width="1.58mm" svg:height="4.22mm" svg:x="123.49mm" svg:y="450.93mm">
            <draw:image xlink:href="https://upload.wikimedia.org/wikipedia/commons/thumb/5/54/Llpd-1.svg/6px-Llpd-1.svg.png" xlink:type="simple" xlink:show="embed" xlink:actuate="onLoad">
              <text:p/>
            </draw:image>
          </draw:frame>
          <draw:frame draw:z-index="125" draw:name="https://upload.wikimedia.org/wikipedia/commons/thumb/d/d3/Llpd%2B1.svg/6px-Llpd%2B1.svg.png" draw:style-name="gr1" draw:text-style-name="P1" svg:width="1.58mm" svg:height="3.96mm" svg:x="76.74mm" svg:y="464.48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126" draw:name="https://upload.wikimedia.org/wikipedia/commons/thumb/5/54/Llpd-1.svg/6px-Llpd-1.svg.png" draw:style-name="gr1" draw:text-style-name="P1" svg:width="1.58mm" svg:height="4.22mm" svg:x="78.33mm" svg:y="464.48mm">
            <draw:image xlink:href="https://upload.wikimedia.org/wikipedia/commons/thumb/5/54/Llpd-1.svg/6px-Llpd-1.svg.png" xlink:type="simple" xlink:show="embed" xlink:actuate="onLoad">
              <text:p/>
            </draw:image>
          </draw:frame>
          <draw:frame draw:z-index="127" draw:name="https://upload.wikimedia.org/wikipedia/commons/thumb/d/d3/Llpd%2B1.svg/6px-Llpd%2B1.svg.png" draw:style-name="gr1" draw:text-style-name="P1" svg:width="1.58mm" svg:height="3.96mm" svg:x="99.32mm" svg:y="464.48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128" draw:name="https://upload.wikimedia.org/wikipedia/commons/thumb/d/d3/Llpd%2B1.svg/6px-Llpd%2B1.svg.png" draw:style-name="gr1" draw:text-style-name="P1" svg:width="1.58mm" svg:height="3.96mm" svg:x="121.9mm" svg:y="464.48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129" draw:name="https://upload.wikimedia.org/wikipedia/commons/thumb/5/54/Llpd-1.svg/6px-Llpd-1.svg.png" draw:style-name="gr1" draw:text-style-name="P1" svg:width="1.58mm" svg:height="4.22mm" svg:x="123.49mm" svg:y="464.48mm">
            <draw:image xlink:href="https://upload.wikimedia.org/wikipedia/commons/thumb/5/54/Llpd-1.svg/6px-Llpd-1.svg.png" xlink:type="simple" xlink:show="embed" xlink:actuate="onLoad">
              <text:p/>
            </draw:image>
          </draw:frame>
          <draw:frame draw:z-index="130" draw:name="https://upload.wikimedia.org/wikipedia/commons/thumb/d/d3/Llpd%2B1.svg/6px-Llpd%2B1.svg.png" draw:style-name="gr1" draw:text-style-name="P1" svg:width="1.58mm" svg:height="3.96mm" svg:x="76.74mm" svg:y="473.51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131" draw:name="https://upload.wikimedia.org/wikipedia/commons/thumb/5/54/Llpd-1.svg/6px-Llpd-1.svg.png" draw:style-name="gr1" draw:text-style-name="P1" svg:width="1.58mm" svg:height="4.22mm" svg:x="78.33mm" svg:y="473.51mm">
            <draw:image xlink:href="https://upload.wikimedia.org/wikipedia/commons/thumb/5/54/Llpd-1.svg/6px-Llpd-1.svg.png" xlink:type="simple" xlink:show="embed" xlink:actuate="onLoad">
              <text:p/>
            </draw:image>
          </draw:frame>
          <draw:frame draw:z-index="132" draw:name="https://upload.wikimedia.org/wikipedia/commons/thumb/d/d3/Llpd%2B1.svg/6px-Llpd%2B1.svg.png" draw:style-name="gr1" draw:text-style-name="P1" svg:width="1.58mm" svg:height="3.96mm" svg:x="99.32mm" svg:y="473.51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133" draw:name="https://upload.wikimedia.org/wikipedia/commons/thumb/d/d3/Llpd%2B1.svg/6px-Llpd%2B1.svg.png" draw:style-name="gr1" draw:text-style-name="P1" svg:width="1.58mm" svg:height="3.96mm" svg:x="121.9mm" svg:y="473.51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134" draw:name="https://upload.wikimedia.org/wikipedia/commons/thumb/5/54/Llpd-1.svg/6px-Llpd-1.svg.png" draw:style-name="gr1" draw:text-style-name="P1" svg:width="1.58mm" svg:height="4.22mm" svg:x="123.49mm" svg:y="473.51mm">
            <draw:image xlink:href="https://upload.wikimedia.org/wikipedia/commons/thumb/5/54/Llpd-1.svg/6px-Llpd-1.svg.png" xlink:type="simple" xlink:show="embed" xlink:actuate="onLoad">
              <text:p/>
            </draw:image>
          </draw:frame>
          <draw:frame draw:z-index="135" draw:name="https://upload.wikimedia.org/wikipedia/commons/thumb/d/d3/Llpd%2B1.svg/6px-Llpd%2B1.svg.png" draw:style-name="gr1" draw:text-style-name="P1" svg:width="1.58mm" svg:height="3.96mm" svg:x="76.74mm" svg:y="482.54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136" draw:name="https://upload.wikimedia.org/wikipedia/commons/thumb/5/54/Llpd-1.svg/6px-Llpd-1.svg.png" draw:style-name="gr1" draw:text-style-name="P1" svg:width="1.58mm" svg:height="4.22mm" svg:x="78.33mm" svg:y="482.54mm">
            <draw:image xlink:href="https://upload.wikimedia.org/wikipedia/commons/thumb/5/54/Llpd-1.svg/6px-Llpd-1.svg.png" xlink:type="simple" xlink:show="embed" xlink:actuate="onLoad">
              <text:p/>
            </draw:image>
          </draw:frame>
          <draw:frame draw:z-index="137" draw:name="https://upload.wikimedia.org/wikipedia/commons/thumb/d/d3/Llpd%2B1.svg/6px-Llpd%2B1.svg.png" draw:style-name="gr1" draw:text-style-name="P1" svg:width="1.58mm" svg:height="3.96mm" svg:x="99.32mm" svg:y="482.54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138" draw:name="https://upload.wikimedia.org/wikipedia/commons/thumb/d/d3/Llpd%2B1.svg/6px-Llpd%2B1.svg.png" draw:style-name="gr1" draw:text-style-name="P1" svg:width="1.58mm" svg:height="3.96mm" svg:x="121.9mm" svg:y="482.54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139" draw:name="https://upload.wikimedia.org/wikipedia/commons/thumb/5/54/Llpd-1.svg/6px-Llpd-1.svg.png" draw:style-name="gr1" draw:text-style-name="P1" svg:width="1.58mm" svg:height="4.22mm" svg:x="123.49mm" svg:y="482.54mm">
            <draw:image xlink:href="https://upload.wikimedia.org/wikipedia/commons/thumb/5/54/Llpd-1.svg/6px-Llpd-1.svg.png" xlink:type="simple" xlink:show="embed" xlink:actuate="onLoad">
              <text:p/>
            </draw:image>
          </draw:frame>
          <draw:frame draw:z-index="140" draw:name="https://upload.wikimedia.org/wikipedia/commons/thumb/d/d3/Llpd%2B1.svg/6px-Llpd%2B1.svg.png" draw:style-name="gr1" draw:text-style-name="P1" svg:width="1.58mm" svg:height="3.96mm" svg:x="76.74mm" svg:y="496.09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141" draw:name="https://upload.wikimedia.org/wikipedia/commons/thumb/5/54/Llpd-1.svg/6px-Llpd-1.svg.png" draw:style-name="gr1" draw:text-style-name="P1" svg:width="1.58mm" svg:height="4.22mm" svg:x="78.33mm" svg:y="496.09mm">
            <draw:image xlink:href="https://upload.wikimedia.org/wikipedia/commons/thumb/5/54/Llpd-1.svg/6px-Llpd-1.svg.png" xlink:type="simple" xlink:show="embed" xlink:actuate="onLoad">
              <text:p/>
            </draw:image>
          </draw:frame>
          <draw:frame draw:z-index="142" draw:name="https://upload.wikimedia.org/wikipedia/commons/thumb/d/d3/Llpd%2B1.svg/6px-Llpd%2B1.svg.png" draw:style-name="gr1" draw:text-style-name="P1" svg:width="1.58mm" svg:height="3.96mm" svg:x="99.32mm" svg:y="496.09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143" draw:name="https://upload.wikimedia.org/wikipedia/commons/thumb/d/d3/Llpd%2B1.svg/6px-Llpd%2B1.svg.png" draw:style-name="gr1" draw:text-style-name="P1" svg:width="1.58mm" svg:height="3.96mm" svg:x="121.9mm" svg:y="496.09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144" draw:name="https://upload.wikimedia.org/wikipedia/commons/thumb/5/54/Llpd-1.svg/6px-Llpd-1.svg.png" draw:style-name="gr1" draw:text-style-name="P1" svg:width="1.58mm" svg:height="4.22mm" svg:x="123.49mm" svg:y="496.09mm">
            <draw:image xlink:href="https://upload.wikimedia.org/wikipedia/commons/thumb/5/54/Llpd-1.svg/6px-Llpd-1.svg.png" xlink:type="simple" xlink:show="embed" xlink:actuate="onLoad">
              <text:p/>
            </draw:image>
          </draw:frame>
          <draw:frame draw:z-index="145" draw:name="https://upload.wikimedia.org/wikipedia/commons/thumb/d/d3/Llpd%2B1.svg/6px-Llpd%2B1.svg.png" draw:style-name="gr1" draw:text-style-name="P1" svg:width="1.58mm" svg:height="3.96mm" svg:x="76.74mm" svg:y="505.12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146" draw:name="https://upload.wikimedia.org/wikipedia/commons/thumb/5/54/Llpd-1.svg/6px-Llpd-1.svg.png" draw:style-name="gr1" draw:text-style-name="P1" svg:width="1.58mm" svg:height="4.22mm" svg:x="78.33mm" svg:y="505.12mm">
            <draw:image xlink:href="https://upload.wikimedia.org/wikipedia/commons/thumb/5/54/Llpd-1.svg/6px-Llpd-1.svg.png" xlink:type="simple" xlink:show="embed" xlink:actuate="onLoad">
              <text:p/>
            </draw:image>
          </draw:frame>
          <draw:frame draw:z-index="147" draw:name="https://upload.wikimedia.org/wikipedia/commons/thumb/d/d3/Llpd%2B1.svg/6px-Llpd%2B1.svg.png" draw:style-name="gr1" draw:text-style-name="P1" svg:width="1.58mm" svg:height="3.96mm" svg:x="99.32mm" svg:y="505.12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148" draw:name="https://upload.wikimedia.org/wikipedia/commons/thumb/d/d3/Llpd%2B1.svg/6px-Llpd%2B1.svg.png" draw:style-name="gr1" draw:text-style-name="P1" svg:width="1.58mm" svg:height="3.96mm" svg:x="121.9mm" svg:y="505.12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149" draw:name="https://upload.wikimedia.org/wikipedia/commons/thumb/5/54/Llpd-1.svg/6px-Llpd-1.svg.png" draw:style-name="gr1" draw:text-style-name="P1" svg:width="1.58mm" svg:height="4.22mm" svg:x="123.49mm" svg:y="505.12mm">
            <draw:image xlink:href="https://upload.wikimedia.org/wikipedia/commons/thumb/5/54/Llpd-1.svg/6px-Llpd-1.svg.png" xlink:type="simple" xlink:show="embed" xlink:actuate="onLoad">
              <text:p/>
            </draw:image>
          </draw:frame>
          <draw:frame draw:z-index="150" draw:name="https://upload.wikimedia.org/wikipedia/commons/thumb/d/d3/Llpd%2B1.svg/6px-Llpd%2B1.svg.png" draw:style-name="gr1" draw:text-style-name="P1" svg:width="1.58mm" svg:height="3.96mm" svg:x="76.74mm" svg:y="518.67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151" draw:name="https://upload.wikimedia.org/wikipedia/commons/thumb/5/54/Llpd-1.svg/6px-Llpd-1.svg.png" draw:style-name="gr1" draw:text-style-name="P1" svg:width="1.58mm" svg:height="4.22mm" svg:x="78.33mm" svg:y="518.67mm">
            <draw:image xlink:href="https://upload.wikimedia.org/wikipedia/commons/thumb/5/54/Llpd-1.svg/6px-Llpd-1.svg.png" xlink:type="simple" xlink:show="embed" xlink:actuate="onLoad">
              <text:p/>
            </draw:image>
          </draw:frame>
          <draw:frame draw:z-index="152" draw:name="https://upload.wikimedia.org/wikipedia/commons/thumb/d/d3/Llpd%2B1.svg/6px-Llpd%2B1.svg.png" draw:style-name="gr1" draw:text-style-name="P1" svg:width="1.58mm" svg:height="3.96mm" svg:x="99.32mm" svg:y="518.67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153" draw:name="https://upload.wikimedia.org/wikipedia/commons/thumb/d/d3/Llpd%2B1.svg/6px-Llpd%2B1.svg.png" draw:style-name="gr1" draw:text-style-name="P1" svg:width="1.58mm" svg:height="3.96mm" svg:x="121.9mm" svg:y="518.67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154" draw:name="https://upload.wikimedia.org/wikipedia/commons/thumb/5/54/Llpd-1.svg/6px-Llpd-1.svg.png" draw:style-name="gr1" draw:text-style-name="P1" svg:width="1.58mm" svg:height="4.22mm" svg:x="123.49mm" svg:y="518.67mm">
            <draw:image xlink:href="https://upload.wikimedia.org/wikipedia/commons/thumb/5/54/Llpd-1.svg/6px-Llpd-1.svg.png" xlink:type="simple" xlink:show="embed" xlink:actuate="onLoad">
              <text:p/>
            </draw:image>
          </draw:frame>
          <draw:frame draw:z-index="155" draw:name="https://upload.wikimedia.org/wikipedia/commons/thumb/d/d3/Llpd%2B1.svg/6px-Llpd%2B1.svg.png" draw:style-name="gr1" draw:text-style-name="P1" svg:width="1.58mm" svg:height="3.96mm" svg:x="76.74mm" svg:y="527.7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156" draw:name="https://upload.wikimedia.org/wikipedia/commons/thumb/5/54/Llpd-1.svg/6px-Llpd-1.svg.png" draw:style-name="gr1" draw:text-style-name="P1" svg:width="1.58mm" svg:height="4.22mm" svg:x="78.33mm" svg:y="527.7mm">
            <draw:image xlink:href="https://upload.wikimedia.org/wikipedia/commons/thumb/5/54/Llpd-1.svg/6px-Llpd-1.svg.png" xlink:type="simple" xlink:show="embed" xlink:actuate="onLoad">
              <text:p/>
            </draw:image>
          </draw:frame>
          <draw:frame draw:z-index="157" draw:name="https://upload.wikimedia.org/wikipedia/commons/thumb/d/d3/Llpd%2B1.svg/6px-Llpd%2B1.svg.png" draw:style-name="gr1" draw:text-style-name="P1" svg:width="1.58mm" svg:height="3.96mm" svg:x="99.32mm" svg:y="527.7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158" draw:name="https://upload.wikimedia.org/wikipedia/commons/thumb/d/d3/Llpd%2B1.svg/6px-Llpd%2B1.svg.png" draw:style-name="gr1" draw:text-style-name="P1" svg:width="1.58mm" svg:height="3.96mm" svg:x="121.9mm" svg:y="527.7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159" draw:name="https://upload.wikimedia.org/wikipedia/commons/thumb/5/54/Llpd-1.svg/6px-Llpd-1.svg.png" draw:style-name="gr1" draw:text-style-name="P1" svg:width="1.58mm" svg:height="4.22mm" svg:x="123.49mm" svg:y="527.7mm">
            <draw:image xlink:href="https://upload.wikimedia.org/wikipedia/commons/thumb/5/54/Llpd-1.svg/6px-Llpd-1.svg.png" xlink:type="simple" xlink:show="embed" xlink:actuate="onLoad">
              <text:p/>
            </draw:image>
          </draw:frame>
          <draw:frame draw:z-index="160" draw:name="https://upload.wikimedia.org/wikipedia/commons/thumb/d/d3/Llpd%2B1.svg/6px-Llpd%2B1.svg.png" draw:style-name="gr1" draw:text-style-name="P1" svg:width="1.58mm" svg:height="3.96mm" svg:x="76.74mm" svg:y="536.73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161" draw:name="https://upload.wikimedia.org/wikipedia/commons/thumb/5/54/Llpd-1.svg/6px-Llpd-1.svg.png" draw:style-name="gr1" draw:text-style-name="P1" svg:width="1.58mm" svg:height="4.22mm" svg:x="78.33mm" svg:y="536.73mm">
            <draw:image xlink:href="https://upload.wikimedia.org/wikipedia/commons/thumb/5/54/Llpd-1.svg/6px-Llpd-1.svg.png" xlink:type="simple" xlink:show="embed" xlink:actuate="onLoad">
              <text:p/>
            </draw:image>
          </draw:frame>
          <draw:frame draw:z-index="162" draw:name="https://upload.wikimedia.org/wikipedia/commons/thumb/d/d3/Llpd%2B1.svg/6px-Llpd%2B1.svg.png" draw:style-name="gr1" draw:text-style-name="P1" svg:width="1.58mm" svg:height="3.96mm" svg:x="99.32mm" svg:y="536.73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163" draw:name="https://upload.wikimedia.org/wikipedia/commons/thumb/d/d3/Llpd%2B1.svg/6px-Llpd%2B1.svg.png" draw:style-name="gr1" draw:text-style-name="P1" svg:width="1.58mm" svg:height="3.96mm" svg:x="121.9mm" svg:y="536.73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164" draw:name="https://upload.wikimedia.org/wikipedia/commons/thumb/5/54/Llpd-1.svg/6px-Llpd-1.svg.png" draw:style-name="gr1" draw:text-style-name="P1" svg:width="1.58mm" svg:height="4.22mm" svg:x="123.49mm" svg:y="536.73mm">
            <draw:image xlink:href="https://upload.wikimedia.org/wikipedia/commons/thumb/5/54/Llpd-1.svg/6px-Llpd-1.svg.png" xlink:type="simple" xlink:show="embed" xlink:actuate="onLoad">
              <text:p/>
            </draw:image>
          </draw:frame>
          <draw:frame draw:z-index="165" draw:name="https://upload.wikimedia.org/wikipedia/commons/thumb/d/d3/Llpd%2B1.svg/6px-Llpd%2B1.svg.png" draw:style-name="gr1" draw:text-style-name="P1" svg:width="1.58mm" svg:height="3.96mm" svg:x="76.74mm" svg:y="550.28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166" draw:name="https://upload.wikimedia.org/wikipedia/commons/thumb/5/54/Llpd-1.svg/6px-Llpd-1.svg.png" draw:style-name="gr1" draw:text-style-name="P1" svg:width="1.58mm" svg:height="4.22mm" svg:x="78.33mm" svg:y="550.28mm">
            <draw:image xlink:href="https://upload.wikimedia.org/wikipedia/commons/thumb/5/54/Llpd-1.svg/6px-Llpd-1.svg.png" xlink:type="simple" xlink:show="embed" xlink:actuate="onLoad">
              <text:p/>
            </draw:image>
          </draw:frame>
          <draw:frame draw:z-index="167" draw:name="https://upload.wikimedia.org/wikipedia/commons/thumb/d/d3/Llpd%2B1.svg/6px-Llpd%2B1.svg.png" draw:style-name="gr1" draw:text-style-name="P1" svg:width="1.58mm" svg:height="3.96mm" svg:x="99.32mm" svg:y="550.28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168" draw:name="https://upload.wikimedia.org/wikipedia/commons/thumb/d/d3/Llpd%2B1.svg/6px-Llpd%2B1.svg.png" draw:style-name="gr1" draw:text-style-name="P1" svg:width="1.58mm" svg:height="3.96mm" svg:x="121.9mm" svg:y="550.28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169" draw:name="https://upload.wikimedia.org/wikipedia/commons/thumb/5/54/Llpd-1.svg/6px-Llpd-1.svg.png" draw:style-name="gr1" draw:text-style-name="P1" svg:width="1.58mm" svg:height="4.22mm" svg:x="123.49mm" svg:y="550.28mm">
            <draw:image xlink:href="https://upload.wikimedia.org/wikipedia/commons/thumb/5/54/Llpd-1.svg/6px-Llpd-1.svg.png" xlink:type="simple" xlink:show="embed" xlink:actuate="onLoad">
              <text:p/>
            </draw:image>
          </draw:frame>
          <draw:frame draw:z-index="170" draw:name="https://upload.wikimedia.org/wikipedia/commons/thumb/d/d3/Llpd%2B1.svg/6px-Llpd%2B1.svg.png" draw:style-name="gr1" draw:text-style-name="P1" svg:width="1.58mm" svg:height="3.96mm" svg:x="76.74mm" svg:y="559.31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171" draw:name="https://upload.wikimedia.org/wikipedia/commons/thumb/5/54/Llpd-1.svg/6px-Llpd-1.svg.png" draw:style-name="gr1" draw:text-style-name="P1" svg:width="1.58mm" svg:height="4.22mm" svg:x="78.33mm" svg:y="559.31mm">
            <draw:image xlink:href="https://upload.wikimedia.org/wikipedia/commons/thumb/5/54/Llpd-1.svg/6px-Llpd-1.svg.png" xlink:type="simple" xlink:show="embed" xlink:actuate="onLoad">
              <text:p/>
            </draw:image>
          </draw:frame>
          <draw:frame draw:z-index="172" draw:name="https://upload.wikimedia.org/wikipedia/commons/thumb/d/d3/Llpd%2B1.svg/6px-Llpd%2B1.svg.png" draw:style-name="gr1" draw:text-style-name="P1" svg:width="1.58mm" svg:height="3.96mm" svg:x="99.32mm" svg:y="559.31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173" draw:name="https://upload.wikimedia.org/wikipedia/commons/thumb/d/d3/Llpd%2B1.svg/6px-Llpd%2B1.svg.png" draw:style-name="gr1" draw:text-style-name="P1" svg:width="1.58mm" svg:height="3.96mm" svg:x="121.9mm" svg:y="559.31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174" draw:name="https://upload.wikimedia.org/wikipedia/commons/thumb/5/54/Llpd-1.svg/6px-Llpd-1.svg.png" draw:style-name="gr1" draw:text-style-name="P1" svg:width="1.58mm" svg:height="4.22mm" svg:x="123.49mm" svg:y="559.31mm">
            <draw:image xlink:href="https://upload.wikimedia.org/wikipedia/commons/thumb/5/54/Llpd-1.svg/6px-Llpd-1.svg.png" xlink:type="simple" xlink:show="embed" xlink:actuate="onLoad">
              <text:p/>
            </draw:image>
          </draw:frame>
          <draw:frame draw:z-index="175" draw:name="https://upload.wikimedia.org/wikipedia/commons/thumb/d/d3/Llpd%2B1.svg/6px-Llpd%2B1.svg.png" draw:style-name="gr1" draw:text-style-name="P1" svg:width="1.58mm" svg:height="3.96mm" svg:x="76.74mm" svg:y="572.85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176" draw:name="https://upload.wikimedia.org/wikipedia/commons/thumb/5/54/Llpd-1.svg/6px-Llpd-1.svg.png" draw:style-name="gr1" draw:text-style-name="P1" svg:width="1.58mm" svg:height="4.22mm" svg:x="78.33mm" svg:y="572.85mm">
            <draw:image xlink:href="https://upload.wikimedia.org/wikipedia/commons/thumb/5/54/Llpd-1.svg/6px-Llpd-1.svg.png" xlink:type="simple" xlink:show="embed" xlink:actuate="onLoad">
              <text:p/>
            </draw:image>
          </draw:frame>
          <draw:frame draw:z-index="177" draw:name="https://upload.wikimedia.org/wikipedia/commons/thumb/d/d3/Llpd%2B1.svg/6px-Llpd%2B1.svg.png" draw:style-name="gr1" draw:text-style-name="P1" svg:width="1.58mm" svg:height="3.96mm" svg:x="121.9mm" svg:y="572.85mm">
            <draw:image xlink:href="https://upload.wikimedia.org/wikipedia/commons/thumb/d/d3/Llpd%2B1.svg/6px-Llpd%2B1.svg.png" xlink:type="simple" xlink:show="embed" xlink:actuate="onLoad">
              <text:p/>
            </draw:image>
          </draw:frame>
          <draw:frame draw:z-index="178" draw:name="https://upload.wikimedia.org/wikipedia/commons/thumb/5/54/Llpd-1.svg/6px-Llpd-1.svg.png" draw:style-name="gr1" draw:text-style-name="P1" svg:width="1.58mm" svg:height="4.22mm" svg:x="123.49mm" svg:y="572.85mm">
            <draw:image xlink:href="https://upload.wikimedia.org/wikipedia/commons/thumb/5/54/Llpd-1.svg/6px-Llpd-1.svg.png" xlink:type="simple" xlink:show="embed" xlink:actuate="onLoad">
              <text:p/>
            </draw:image>
          </draw:frame>
          <draw:frame draw:z-index="179" draw:name="http://www.sengpielaudio.com/Sharp01.gif" draw:style-name="gr1" draw:text-style-name="P1" svg:width="1.58mm" svg:height="4.22mm" svg:x="67.52mm" svg:y="198.06mm">
            <draw:image xlink:href="http://www.sengpielaudio.com/Sharp01.gif" xlink:type="simple" xlink:show="embed" xlink:actuate="onLoad">
              <text:p/>
            </draw:image>
          </draw:frame>
          <draw:frame draw:z-index="180" draw:name="http://www.sengpielaudio.com/Flat01.gif" draw:style-name="gr1" draw:text-style-name="P1" svg:width="1.84mm" svg:height="3.43mm" svg:x="69.11mm" svg:y="198.06mm">
            <draw:image xlink:href="http://www.sengpielaudio.com/Flat01.gif" xlink:type="simple" xlink:show="embed" xlink:actuate="onLoad">
              <text:p/>
            </draw:image>
          </draw:frame>
          <draw:frame draw:z-index="181" draw:name="http://www.sengpielaudio.com/Sharp01.gif" draw:style-name="gr1" draw:text-style-name="P1" svg:width="1.58mm" svg:height="4.22mm" svg:x="67.52mm" svg:y="207.09mm">
            <draw:image xlink:href="http://www.sengpielaudio.com/Sharp01.gif" xlink:type="simple" xlink:show="embed" xlink:actuate="onLoad">
              <text:p/>
            </draw:image>
          </draw:frame>
          <draw:frame draw:z-index="182" draw:name="http://www.sengpielaudio.com/Flat01.gif" draw:style-name="gr1" draw:text-style-name="P1" svg:width="1.84mm" svg:height="3.43mm" svg:x="69.11mm" svg:y="207.09mm">
            <draw:image xlink:href="http://www.sengpielaudio.com/Flat01.gif" xlink:type="simple" xlink:show="embed" xlink:actuate="onLoad">
              <text:p/>
            </draw:image>
          </draw:frame>
          <draw:frame draw:z-index="183" draw:name="http://www.sengpielaudio.com/Sharp01.gif" draw:style-name="gr1" draw:text-style-name="P1" svg:width="1.58mm" svg:height="4.22mm" svg:x="67.52mm" svg:y="216.12mm">
            <draw:image xlink:href="http://www.sengpielaudio.com/Sharp01.gif" xlink:type="simple" xlink:show="embed" xlink:actuate="onLoad">
              <text:p/>
            </draw:image>
          </draw:frame>
          <draw:frame draw:z-index="184" draw:name="http://www.sengpielaudio.com/Flat01.gif" draw:style-name="gr1" draw:text-style-name="P1" svg:width="1.84mm" svg:height="3.43mm" svg:x="69.11mm" svg:y="216.12mm">
            <draw:image xlink:href="http://www.sengpielaudio.com/Flat01.gif" xlink:type="simple" xlink:show="embed" xlink:actuate="onLoad">
              <text:p/>
            </draw:image>
          </draw:frame>
          <draw:frame draw:z-index="185" draw:name="http://www.sengpielaudio.com/Sharp01.gif" draw:style-name="gr1" draw:text-style-name="P1" svg:width="1.58mm" svg:height="4.22mm" svg:x="67.52mm" svg:y="229.67mm">
            <draw:image xlink:href="http://www.sengpielaudio.com/Sharp01.gif" xlink:type="simple" xlink:show="embed" xlink:actuate="onLoad">
              <text:p/>
            </draw:image>
          </draw:frame>
          <draw:frame draw:z-index="186" draw:name="http://www.sengpielaudio.com/Flat01.gif" draw:style-name="gr1" draw:text-style-name="P1" svg:width="1.84mm" svg:height="3.43mm" svg:x="69.11mm" svg:y="229.67mm">
            <draw:image xlink:href="http://www.sengpielaudio.com/Flat01.gif" xlink:type="simple" xlink:show="embed" xlink:actuate="onLoad">
              <text:p/>
            </draw:image>
          </draw:frame>
          <draw:frame draw:z-index="187" draw:name="http://www.sengpielaudio.com/Sharp01.gif" draw:style-name="gr1" draw:text-style-name="P1" svg:width="1.58mm" svg:height="4.22mm" svg:x="67.52mm" svg:y="238.7mm">
            <draw:image xlink:href="http://www.sengpielaudio.com/Sharp01.gif" xlink:type="simple" xlink:show="embed" xlink:actuate="onLoad">
              <text:p/>
            </draw:image>
          </draw:frame>
          <draw:frame draw:z-index="188" draw:name="http://www.sengpielaudio.com/Flat01.gif" draw:style-name="gr1" draw:text-style-name="P1" svg:width="1.84mm" svg:height="3.43mm" svg:x="69.11mm" svg:y="238.7mm">
            <draw:image xlink:href="http://www.sengpielaudio.com/Flat01.gif" xlink:type="simple" xlink:show="embed" xlink:actuate="onLoad">
              <text:p/>
            </draw:image>
          </draw:frame>
          <draw:frame draw:z-index="189" draw:name="http://www.sengpielaudio.com/Sharp01.gif" draw:style-name="gr1" draw:text-style-name="P1" svg:width="1.58mm" svg:height="4.22mm" svg:x="67.52mm" svg:y="252.25mm">
            <draw:image xlink:href="http://www.sengpielaudio.com/Sharp01.gif" xlink:type="simple" xlink:show="embed" xlink:actuate="onLoad">
              <text:p/>
            </draw:image>
          </draw:frame>
          <draw:frame draw:z-index="190" draw:name="http://www.sengpielaudio.com/Flat01.gif" draw:style-name="gr1" draw:text-style-name="P1" svg:width="1.84mm" svg:height="3.43mm" svg:x="69.11mm" svg:y="252.25mm">
            <draw:image xlink:href="http://www.sengpielaudio.com/Flat01.gif" xlink:type="simple" xlink:show="embed" xlink:actuate="onLoad">
              <text:p/>
            </draw:image>
          </draw:frame>
          <draw:frame draw:z-index="191" draw:name="http://www.sengpielaudio.com/Sharp01.gif" draw:style-name="gr1" draw:text-style-name="P1" svg:width="1.58mm" svg:height="4.22mm" svg:x="67.52mm" svg:y="261.28mm">
            <draw:image xlink:href="http://www.sengpielaudio.com/Sharp01.gif" xlink:type="simple" xlink:show="embed" xlink:actuate="onLoad">
              <text:p/>
            </draw:image>
          </draw:frame>
          <draw:frame draw:z-index="192" draw:name="http://www.sengpielaudio.com/Flat01.gif" draw:style-name="gr1" draw:text-style-name="P1" svg:width="1.84mm" svg:height="3.43mm" svg:x="69.11mm" svg:y="261.28mm">
            <draw:image xlink:href="http://www.sengpielaudio.com/Flat01.gif" xlink:type="simple" xlink:show="embed" xlink:actuate="onLoad">
              <text:p/>
            </draw:image>
          </draw:frame>
          <draw:frame draw:z-index="193" draw:name="http://www.sengpielaudio.com/Sharp01.gif" draw:style-name="gr1" draw:text-style-name="P1" svg:width="1.58mm" svg:height="4.22mm" svg:x="67.52mm" svg:y="270.31mm">
            <draw:image xlink:href="http://www.sengpielaudio.com/Sharp01.gif" xlink:type="simple" xlink:show="embed" xlink:actuate="onLoad">
              <text:p/>
            </draw:image>
          </draw:frame>
          <draw:frame draw:z-index="194" draw:name="http://www.sengpielaudio.com/Flat01.gif" draw:style-name="gr1" draw:text-style-name="P1" svg:width="1.84mm" svg:height="3.43mm" svg:x="69.11mm" svg:y="270.31mm">
            <draw:image xlink:href="http://www.sengpielaudio.com/Flat01.gif" xlink:type="simple" xlink:show="embed" xlink:actuate="onLoad">
              <text:p/>
            </draw:image>
          </draw:frame>
          <draw:frame draw:z-index="195" draw:name="http://www.sengpielaudio.com/Sharp01.gif" draw:style-name="gr1" draw:text-style-name="P1" svg:width="1.58mm" svg:height="4.22mm" svg:x="67.52mm" svg:y="283.86mm">
            <draw:image xlink:href="http://www.sengpielaudio.com/Sharp01.gif" xlink:type="simple" xlink:show="embed" xlink:actuate="onLoad">
              <text:p/>
            </draw:image>
          </draw:frame>
          <draw:frame draw:z-index="196" draw:name="http://www.sengpielaudio.com/Flat01.gif" draw:style-name="gr1" draw:text-style-name="P1" svg:width="1.84mm" svg:height="3.43mm" svg:x="69.11mm" svg:y="283.86mm">
            <draw:image xlink:href="http://www.sengpielaudio.com/Flat01.gif" xlink:type="simple" xlink:show="embed" xlink:actuate="onLoad">
              <text:p/>
            </draw:image>
          </draw:frame>
          <draw:frame draw:z-index="197" draw:name="http://www.sengpielaudio.com/Sharp01.gif" draw:style-name="gr1" draw:text-style-name="P1" svg:width="1.58mm" svg:height="4.22mm" svg:x="67.52mm" svg:y="292.89mm">
            <draw:image xlink:href="http://www.sengpielaudio.com/Sharp01.gif" xlink:type="simple" xlink:show="embed" xlink:actuate="onLoad">
              <text:p/>
            </draw:image>
          </draw:frame>
          <draw:frame draw:z-index="198" draw:name="http://www.sengpielaudio.com/Flat01.gif" draw:style-name="gr1" draw:text-style-name="P1" svg:width="1.84mm" svg:height="3.43mm" svg:x="69.11mm" svg:y="292.89mm">
            <draw:image xlink:href="http://www.sengpielaudio.com/Flat01.gif" xlink:type="simple" xlink:show="embed" xlink:actuate="onLoad">
              <text:p/>
            </draw:image>
          </draw:frame>
          <draw:frame draw:z-index="199" draw:name="http://www.sengpielaudio.com/Sharp01.gif" draw:style-name="gr1" draw:text-style-name="P1" svg:width="1.58mm" svg:height="4.22mm" svg:x="67.52mm" svg:y="306.44mm">
            <draw:image xlink:href="http://www.sengpielaudio.com/Sharp01.gif" xlink:type="simple" xlink:show="embed" xlink:actuate="onLoad">
              <text:p/>
            </draw:image>
          </draw:frame>
          <draw:frame draw:z-index="200" draw:name="http://www.sengpielaudio.com/Flat01.gif" draw:style-name="gr1" draw:text-style-name="P1" svg:width="1.84mm" svg:height="3.43mm" svg:x="69.11mm" svg:y="306.44mm">
            <draw:image xlink:href="http://www.sengpielaudio.com/Flat01.gif" xlink:type="simple" xlink:show="embed" xlink:actuate="onLoad">
              <text:p/>
            </draw:image>
          </draw:frame>
          <draw:frame draw:z-index="201" draw:name="http://www.sengpielaudio.com/Sharp01.gif" draw:style-name="gr1" draw:text-style-name="P1" svg:width="1.58mm" svg:height="4.22mm" svg:x="67.52mm" svg:y="315.47mm">
            <draw:image xlink:href="http://www.sengpielaudio.com/Sharp01.gif" xlink:type="simple" xlink:show="embed" xlink:actuate="onLoad">
              <text:p/>
            </draw:image>
          </draw:frame>
          <draw:frame draw:z-index="202" draw:name="http://www.sengpielaudio.com/Flat01.gif" draw:style-name="gr1" draw:text-style-name="P1" svg:width="1.84mm" svg:height="3.43mm" svg:x="69.11mm" svg:y="315.47mm">
            <draw:image xlink:href="http://www.sengpielaudio.com/Flat01.gif" xlink:type="simple" xlink:show="embed" xlink:actuate="onLoad">
              <text:p/>
            </draw:image>
          </draw:frame>
          <draw:frame draw:z-index="203" draw:name="http://www.sengpielaudio.com/Sharp01.gif" draw:style-name="gr1" draw:text-style-name="P1" svg:width="1.58mm" svg:height="4.22mm" svg:x="67.52mm" svg:y="324.5mm">
            <draw:image xlink:href="http://www.sengpielaudio.com/Sharp01.gif" xlink:type="simple" xlink:show="embed" xlink:actuate="onLoad">
              <text:p/>
            </draw:image>
          </draw:frame>
          <draw:frame draw:z-index="204" draw:name="http://www.sengpielaudio.com/Flat01.gif" draw:style-name="gr1" draw:text-style-name="P1" svg:width="1.84mm" svg:height="3.43mm" svg:x="69.11mm" svg:y="324.5mm">
            <draw:image xlink:href="http://www.sengpielaudio.com/Flat01.gif" xlink:type="simple" xlink:show="embed" xlink:actuate="onLoad">
              <text:p/>
            </draw:image>
          </draw:frame>
          <draw:frame draw:z-index="205" draw:name="http://www.sengpielaudio.com/Sharp01.gif" draw:style-name="gr1" draw:text-style-name="P1" svg:width="1.58mm" svg:height="4.22mm" svg:x="67.52mm" svg:y="338.04mm">
            <draw:image xlink:href="http://www.sengpielaudio.com/Sharp01.gif" xlink:type="simple" xlink:show="embed" xlink:actuate="onLoad">
              <text:p/>
            </draw:image>
          </draw:frame>
          <draw:frame draw:z-index="206" draw:name="http://www.sengpielaudio.com/Flat01.gif" draw:style-name="gr1" draw:text-style-name="P1" svg:width="1.84mm" svg:height="3.43mm" svg:x="69.11mm" svg:y="338.04mm">
            <draw:image xlink:href="http://www.sengpielaudio.com/Flat01.gif" xlink:type="simple" xlink:show="embed" xlink:actuate="onLoad">
              <text:p/>
            </draw:image>
          </draw:frame>
          <draw:frame draw:z-index="207" draw:name="http://www.sengpielaudio.com/Sharp01.gif" draw:style-name="gr1" draw:text-style-name="P1" svg:width="1.58mm" svg:height="4.22mm" svg:x="67.52mm" svg:y="347.08mm">
            <draw:image xlink:href="http://www.sengpielaudio.com/Sharp01.gif" xlink:type="simple" xlink:show="embed" xlink:actuate="onLoad">
              <text:p/>
            </draw:image>
          </draw:frame>
          <draw:frame draw:z-index="208" draw:name="http://www.sengpielaudio.com/Flat01.gif" draw:style-name="gr1" draw:text-style-name="P1" svg:width="1.84mm" svg:height="3.43mm" svg:x="69.11mm" svg:y="347.08mm">
            <draw:image xlink:href="http://www.sengpielaudio.com/Flat01.gif" xlink:type="simple" xlink:show="embed" xlink:actuate="onLoad">
              <text:p/>
            </draw:image>
          </draw:frame>
          <draw:frame draw:z-index="209" draw:name="http://www.sengpielaudio.com/Sharp01.gif" draw:style-name="gr1" draw:text-style-name="P1" svg:width="1.58mm" svg:height="4.22mm" svg:x="67.52mm" svg:y="360.62mm">
            <draw:image xlink:href="http://www.sengpielaudio.com/Sharp01.gif" xlink:type="simple" xlink:show="embed" xlink:actuate="onLoad">
              <text:p/>
            </draw:image>
          </draw:frame>
          <draw:frame draw:z-index="210" draw:name="http://www.sengpielaudio.com/Flat01.gif" draw:style-name="gr1" draw:text-style-name="P1" svg:width="1.84mm" svg:height="3.43mm" svg:x="69.11mm" svg:y="360.62mm">
            <draw:image xlink:href="http://www.sengpielaudio.com/Flat01.gif" xlink:type="simple" xlink:show="embed" xlink:actuate="onLoad">
              <text:p/>
            </draw:image>
          </draw:frame>
          <draw:frame draw:z-index="211" draw:name="http://www.sengpielaudio.com/Sharp01.gif" draw:style-name="gr1" draw:text-style-name="P1" svg:width="1.58mm" svg:height="4.22mm" svg:x="67.52mm" svg:y="369.65mm">
            <draw:image xlink:href="http://www.sengpielaudio.com/Sharp01.gif" xlink:type="simple" xlink:show="embed" xlink:actuate="onLoad">
              <text:p/>
            </draw:image>
          </draw:frame>
          <draw:frame draw:z-index="212" draw:name="http://www.sengpielaudio.com/Flat01.gif" draw:style-name="gr1" draw:text-style-name="P1" svg:width="1.84mm" svg:height="3.43mm" svg:x="69.11mm" svg:y="369.65mm">
            <draw:image xlink:href="http://www.sengpielaudio.com/Flat01.gif" xlink:type="simple" xlink:show="embed" xlink:actuate="onLoad">
              <text:p/>
            </draw:image>
          </draw:frame>
          <draw:frame draw:z-index="213" draw:name="http://www.sengpielaudio.com/Sharp01.gif" draw:style-name="gr1" draw:text-style-name="P1" svg:width="1.58mm" svg:height="4.22mm" svg:x="67.52mm" svg:y="378.68mm">
            <draw:image xlink:href="http://www.sengpielaudio.com/Sharp01.gif" xlink:type="simple" xlink:show="embed" xlink:actuate="onLoad">
              <text:p/>
            </draw:image>
          </draw:frame>
          <draw:frame draw:z-index="214" draw:name="http://www.sengpielaudio.com/Flat01.gif" draw:style-name="gr1" draw:text-style-name="P1" svg:width="1.84mm" svg:height="3.43mm" svg:x="69.11mm" svg:y="378.68mm">
            <draw:image xlink:href="http://www.sengpielaudio.com/Flat01.gif" xlink:type="simple" xlink:show="embed" xlink:actuate="onLoad">
              <text:p/>
            </draw:image>
          </draw:frame>
          <draw:frame draw:z-index="215" draw:name="http://www.sengpielaudio.com/Sharp01.gif" draw:style-name="gr1" draw:text-style-name="P1" svg:width="1.58mm" svg:height="4.22mm" svg:x="67.52mm" svg:y="392.23mm">
            <draw:image xlink:href="http://www.sengpielaudio.com/Sharp01.gif" xlink:type="simple" xlink:show="embed" xlink:actuate="onLoad">
              <text:p/>
            </draw:image>
          </draw:frame>
          <draw:frame draw:z-index="216" draw:name="http://www.sengpielaudio.com/Flat01.gif" draw:style-name="gr1" draw:text-style-name="P1" svg:width="1.84mm" svg:height="3.43mm" svg:x="69.11mm" svg:y="392.23mm">
            <draw:image xlink:href="http://www.sengpielaudio.com/Flat01.gif" xlink:type="simple" xlink:show="embed" xlink:actuate="onLoad">
              <text:p/>
            </draw:image>
          </draw:frame>
          <draw:frame draw:z-index="217" draw:name="http://www.sengpielaudio.com/Sharp01.gif" draw:style-name="gr1" draw:text-style-name="P1" svg:width="1.58mm" svg:height="4.22mm" svg:x="67.52mm" svg:y="401.26mm">
            <draw:image xlink:href="http://www.sengpielaudio.com/Sharp01.gif" xlink:type="simple" xlink:show="embed" xlink:actuate="onLoad">
              <text:p/>
            </draw:image>
          </draw:frame>
          <draw:frame draw:z-index="218" draw:name="http://www.sengpielaudio.com/Flat01.gif" draw:style-name="gr1" draw:text-style-name="P1" svg:width="1.84mm" svg:height="3.43mm" svg:x="69.11mm" svg:y="401.26mm">
            <draw:image xlink:href="http://www.sengpielaudio.com/Flat01.gif" xlink:type="simple" xlink:show="embed" xlink:actuate="onLoad">
              <text:p/>
            </draw:image>
          </draw:frame>
          <draw:frame draw:z-index="219" draw:name="http://www.sengpielaudio.com/Sharp01.gif" draw:style-name="gr1" draw:text-style-name="P1" svg:width="1.58mm" svg:height="4.22mm" svg:x="67.52mm" svg:y="414.81mm">
            <draw:image xlink:href="http://www.sengpielaudio.com/Sharp01.gif" xlink:type="simple" xlink:show="embed" xlink:actuate="onLoad">
              <text:p/>
            </draw:image>
          </draw:frame>
          <draw:frame draw:z-index="220" draw:name="http://www.sengpielaudio.com/Flat01.gif" draw:style-name="gr1" draw:text-style-name="P1" svg:width="1.84mm" svg:height="3.43mm" svg:x="69.11mm" svg:y="414.81mm">
            <draw:image xlink:href="http://www.sengpielaudio.com/Flat01.gif" xlink:type="simple" xlink:show="embed" xlink:actuate="onLoad">
              <text:p/>
            </draw:image>
          </draw:frame>
          <draw:frame draw:z-index="221" draw:name="http://www.sengpielaudio.com/Sharp01.gif" draw:style-name="gr1" draw:text-style-name="P1" svg:width="1.58mm" svg:height="4.22mm" svg:x="67.52mm" svg:y="423.84mm">
            <draw:image xlink:href="http://www.sengpielaudio.com/Sharp01.gif" xlink:type="simple" xlink:show="embed" xlink:actuate="onLoad">
              <text:p/>
            </draw:image>
          </draw:frame>
          <draw:frame draw:z-index="222" draw:name="http://www.sengpielaudio.com/Flat01.gif" draw:style-name="gr1" draw:text-style-name="P1" svg:width="1.84mm" svg:height="3.43mm" svg:x="69.11mm" svg:y="423.84mm">
            <draw:image xlink:href="http://www.sengpielaudio.com/Flat01.gif" xlink:type="simple" xlink:show="embed" xlink:actuate="onLoad">
              <text:p/>
            </draw:image>
          </draw:frame>
          <draw:frame draw:z-index="223" draw:name="http://www.sengpielaudio.com/Sharp01.gif" draw:style-name="gr1" draw:text-style-name="P1" svg:width="1.58mm" svg:height="4.22mm" svg:x="67.52mm" svg:y="432.87mm">
            <draw:image xlink:href="http://www.sengpielaudio.com/Sharp01.gif" xlink:type="simple" xlink:show="embed" xlink:actuate="onLoad">
              <text:p/>
            </draw:image>
          </draw:frame>
          <draw:frame draw:z-index="224" draw:name="http://www.sengpielaudio.com/Flat01.gif" draw:style-name="gr1" draw:text-style-name="P1" svg:width="1.84mm" svg:height="3.43mm" svg:x="69.11mm" svg:y="432.87mm">
            <draw:image xlink:href="http://www.sengpielaudio.com/Flat01.gif" xlink:type="simple" xlink:show="embed" xlink:actuate="onLoad">
              <text:p/>
            </draw:image>
          </draw:frame>
          <draw:frame draw:z-index="225" draw:name="http://www.sengpielaudio.com/Sharp01.gif" draw:style-name="gr1" draw:text-style-name="P1" svg:width="1.58mm" svg:height="4.22mm" svg:x="67.52mm" svg:y="446.42mm">
            <draw:image xlink:href="http://www.sengpielaudio.com/Sharp01.gif" xlink:type="simple" xlink:show="embed" xlink:actuate="onLoad">
              <text:p/>
            </draw:image>
          </draw:frame>
          <draw:frame draw:z-index="226" draw:name="http://www.sengpielaudio.com/Flat01.gif" draw:style-name="gr1" draw:text-style-name="P1" svg:width="1.84mm" svg:height="3.43mm" svg:x="69.11mm" svg:y="446.42mm">
            <draw:image xlink:href="http://www.sengpielaudio.com/Flat01.gif" xlink:type="simple" xlink:show="embed" xlink:actuate="onLoad">
              <text:p/>
            </draw:image>
          </draw:frame>
          <draw:frame draw:z-index="227" draw:name="http://www.sengpielaudio.com/Sharp01.gif" draw:style-name="gr1" draw:text-style-name="P1" svg:width="1.58mm" svg:height="4.22mm" svg:x="67.52mm" svg:y="455.45mm">
            <draw:image xlink:href="http://www.sengpielaudio.com/Sharp01.gif" xlink:type="simple" xlink:show="embed" xlink:actuate="onLoad">
              <text:p/>
            </draw:image>
          </draw:frame>
          <draw:frame draw:z-index="228" draw:name="http://www.sengpielaudio.com/Flat01.gif" draw:style-name="gr1" draw:text-style-name="P1" svg:width="1.84mm" svg:height="3.43mm" svg:x="69.11mm" svg:y="455.45mm">
            <draw:image xlink:href="http://www.sengpielaudio.com/Flat01.gif" xlink:type="simple" xlink:show="embed" xlink:actuate="onLoad">
              <text:p/>
            </draw:image>
          </draw:frame>
          <draw:frame draw:z-index="229" draw:name="http://www.sengpielaudio.com/Sharp01.gif" draw:style-name="gr1" draw:text-style-name="P1" svg:width="1.58mm" svg:height="4.22mm" svg:x="67.52mm" svg:y="469mm">
            <draw:image xlink:href="http://www.sengpielaudio.com/Sharp01.gif" xlink:type="simple" xlink:show="embed" xlink:actuate="onLoad">
              <text:p/>
            </draw:image>
          </draw:frame>
          <draw:frame draw:z-index="230" draw:name="http://www.sengpielaudio.com/Flat01.gif" draw:style-name="gr1" draw:text-style-name="P1" svg:width="1.84mm" svg:height="3.43mm" svg:x="69.11mm" svg:y="469mm">
            <draw:image xlink:href="http://www.sengpielaudio.com/Flat01.gif" xlink:type="simple" xlink:show="embed" xlink:actuate="onLoad">
              <text:p/>
            </draw:image>
          </draw:frame>
          <draw:frame draw:z-index="231" draw:name="http://www.sengpielaudio.com/Sharp01.gif" draw:style-name="gr1" draw:text-style-name="P1" svg:width="1.58mm" svg:height="4.22mm" svg:x="67.52mm" svg:y="478.03mm">
            <draw:image xlink:href="http://www.sengpielaudio.com/Sharp01.gif" xlink:type="simple" xlink:show="embed" xlink:actuate="onLoad">
              <text:p/>
            </draw:image>
          </draw:frame>
          <draw:frame draw:z-index="232" draw:name="http://www.sengpielaudio.com/Flat01.gif" draw:style-name="gr1" draw:text-style-name="P1" svg:width="1.84mm" svg:height="3.43mm" svg:x="69.11mm" svg:y="478.03mm">
            <draw:image xlink:href="http://www.sengpielaudio.com/Flat01.gif" xlink:type="simple" xlink:show="embed" xlink:actuate="onLoad">
              <text:p/>
            </draw:image>
          </draw:frame>
          <draw:frame draw:z-index="233" draw:name="http://www.sengpielaudio.com/Sharp01.gif" draw:style-name="gr1" draw:text-style-name="P1" svg:width="1.58mm" svg:height="4.22mm" svg:x="67.52mm" svg:y="487.06mm">
            <draw:image xlink:href="http://www.sengpielaudio.com/Sharp01.gif" xlink:type="simple" xlink:show="embed" xlink:actuate="onLoad">
              <text:p/>
            </draw:image>
          </draw:frame>
          <draw:frame draw:z-index="234" draw:name="http://www.sengpielaudio.com/Flat01.gif" draw:style-name="gr1" draw:text-style-name="P1" svg:width="1.84mm" svg:height="3.43mm" svg:x="69.11mm" svg:y="487.06mm">
            <draw:image xlink:href="http://www.sengpielaudio.com/Flat01.gif" xlink:type="simple" xlink:show="embed" xlink:actuate="onLoad">
              <text:p/>
            </draw:image>
          </draw:frame>
          <draw:frame draw:z-index="235" draw:name="http://www.sengpielaudio.com/Sharp01.gif" draw:style-name="gr1" draw:text-style-name="P1" svg:width="1.58mm" svg:height="4.22mm" svg:x="67.52mm" svg:y="500.6mm">
            <draw:image xlink:href="http://www.sengpielaudio.com/Sharp01.gif" xlink:type="simple" xlink:show="embed" xlink:actuate="onLoad">
              <text:p/>
            </draw:image>
          </draw:frame>
          <draw:frame draw:z-index="236" draw:name="http://www.sengpielaudio.com/Flat01.gif" draw:style-name="gr1" draw:text-style-name="P1" svg:width="1.84mm" svg:height="3.43mm" svg:x="69.11mm" svg:y="500.6mm">
            <draw:image xlink:href="http://www.sengpielaudio.com/Flat01.gif" xlink:type="simple" xlink:show="embed" xlink:actuate="onLoad">
              <text:p/>
            </draw:image>
          </draw:frame>
          <draw:frame draw:z-index="237" draw:name="http://www.sengpielaudio.com/Sharp01.gif" draw:style-name="gr1" draw:text-style-name="P1" svg:width="1.58mm" svg:height="4.22mm" svg:x="67.52mm" svg:y="509.64mm">
            <draw:image xlink:href="http://www.sengpielaudio.com/Sharp01.gif" xlink:type="simple" xlink:show="embed" xlink:actuate="onLoad">
              <text:p/>
            </draw:image>
          </draw:frame>
          <draw:frame draw:z-index="238" draw:name="http://www.sengpielaudio.com/Flat01.gif" draw:style-name="gr1" draw:text-style-name="P1" svg:width="1.84mm" svg:height="3.43mm" svg:x="69.11mm" svg:y="509.64mm">
            <draw:image xlink:href="http://www.sengpielaudio.com/Flat01.gif" xlink:type="simple" xlink:show="embed" xlink:actuate="onLoad">
              <text:p/>
            </draw:image>
          </draw:frame>
          <draw:frame draw:z-index="239" draw:name="http://www.sengpielaudio.com/Sharp01.gif" draw:style-name="gr1" draw:text-style-name="P1" svg:width="1.58mm" svg:height="4.22mm" svg:x="67.52mm" svg:y="523.18mm">
            <draw:image xlink:href="http://www.sengpielaudio.com/Sharp01.gif" xlink:type="simple" xlink:show="embed" xlink:actuate="onLoad">
              <text:p/>
            </draw:image>
          </draw:frame>
          <draw:frame draw:z-index="240" draw:name="http://www.sengpielaudio.com/Flat01.gif" draw:style-name="gr1" draw:text-style-name="P1" svg:width="1.84mm" svg:height="3.43mm" svg:x="69.11mm" svg:y="523.18mm">
            <draw:image xlink:href="http://www.sengpielaudio.com/Flat01.gif" xlink:type="simple" xlink:show="embed" xlink:actuate="onLoad">
              <text:p/>
            </draw:image>
          </draw:frame>
          <draw:frame draw:z-index="241" draw:name="http://www.sengpielaudio.com/Sharp01.gif" draw:style-name="gr1" draw:text-style-name="P1" svg:width="1.58mm" svg:height="4.22mm" svg:x="67.52mm" svg:y="532.21mm">
            <draw:image xlink:href="http://www.sengpielaudio.com/Sharp01.gif" xlink:type="simple" xlink:show="embed" xlink:actuate="onLoad">
              <text:p/>
            </draw:image>
          </draw:frame>
          <draw:frame draw:z-index="242" draw:name="http://www.sengpielaudio.com/Flat01.gif" draw:style-name="gr1" draw:text-style-name="P1" svg:width="1.84mm" svg:height="3.43mm" svg:x="69.11mm" svg:y="532.21mm">
            <draw:image xlink:href="http://www.sengpielaudio.com/Flat01.gif" xlink:type="simple" xlink:show="embed" xlink:actuate="onLoad">
              <text:p/>
            </draw:image>
          </draw:frame>
          <draw:frame draw:z-index="243" draw:name="http://www.sengpielaudio.com/Sharp01.gif" draw:style-name="gr1" draw:text-style-name="P1" svg:width="1.58mm" svg:height="4.22mm" svg:x="67.52mm" svg:y="541.24mm">
            <draw:image xlink:href="http://www.sengpielaudio.com/Sharp01.gif" xlink:type="simple" xlink:show="embed" xlink:actuate="onLoad">
              <text:p/>
            </draw:image>
          </draw:frame>
          <draw:frame draw:z-index="244" draw:name="http://www.sengpielaudio.com/Flat01.gif" draw:style-name="gr1" draw:text-style-name="P1" svg:width="1.84mm" svg:height="3.43mm" svg:x="69.11mm" svg:y="541.24mm">
            <draw:image xlink:href="http://www.sengpielaudio.com/Flat01.gif" xlink:type="simple" xlink:show="embed" xlink:actuate="onLoad">
              <text:p/>
            </draw:image>
          </draw:frame>
          <draw:frame draw:z-index="245" draw:name="http://www.sengpielaudio.com/Sharp01.gif" draw:style-name="gr1" draw:text-style-name="P1" svg:width="1.58mm" svg:height="4.22mm" svg:x="67.52mm" svg:y="554.79mm">
            <draw:image xlink:href="http://www.sengpielaudio.com/Sharp01.gif" xlink:type="simple" xlink:show="embed" xlink:actuate="onLoad">
              <text:p/>
            </draw:image>
          </draw:frame>
          <draw:frame draw:z-index="246" draw:name="http://www.sengpielaudio.com/Flat01.gif" draw:style-name="gr1" draw:text-style-name="P1" svg:width="1.84mm" svg:height="3.43mm" svg:x="69.11mm" svg:y="554.79mm">
            <draw:image xlink:href="http://www.sengpielaudio.com/Flat01.gif" xlink:type="simple" xlink:show="embed" xlink:actuate="onLoad">
              <text:p/>
            </draw:image>
          </draw:frame>
          <draw:frame draw:z-index="247" draw:name="http://www.sengpielaudio.com/Sharp01.gif" draw:style-name="gr1" draw:text-style-name="P1" svg:width="1.58mm" svg:height="4.22mm" svg:x="67.52mm" svg:y="563.82mm">
            <draw:image xlink:href="http://www.sengpielaudio.com/Sharp01.gif" xlink:type="simple" xlink:show="embed" xlink:actuate="onLoad">
              <text:p/>
            </draw:image>
          </draw:frame>
          <draw:frame draw:z-index="248" draw:name="http://www.sengpielaudio.com/Flat01.gif" draw:style-name="gr1" draw:text-style-name="P1" svg:width="1.84mm" svg:height="3.43mm" svg:x="69.11mm" svg:y="563.82mm">
            <draw:image xlink:href="http://www.sengpielaudio.com/Flat01.gif" xlink:type="simple" xlink:show="embed" xlink:actuate="onLoad">
              <text:p/>
            </draw:image>
          </draw:frame>
          <draw:frame draw:z-index="249" draw:name="http://www.sengpielaudio.com/Sharp01.gif" draw:style-name="gr1" draw:text-style-name="P1" svg:width="1.58mm" svg:height="4.22mm" svg:x="67.52mm" svg:y="577.37mm">
            <draw:image xlink:href="http://www.sengpielaudio.com/Sharp01.gif" xlink:type="simple" xlink:show="embed" xlink:actuate="onLoad">
              <text:p/>
            </draw:image>
          </draw:frame>
          <draw:frame draw:z-index="250" draw:name="http://www.sengpielaudio.com/Flat01.gif" draw:style-name="gr1" draw:text-style-name="P1" svg:width="1.84mm" svg:height="3.43mm" svg:x="69.11mm" svg:y="577.37mm">
            <draw:image xlink:href="http://www.sengpielaudio.com/Flat01.gif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Default"/>
        <table:table-column table:style-name="co3" table:number-columns-repeated="4" table:default-cell-style-name="Default"/>
        <table:table-row table:style-name="ro1">
          <table:table-cell table:number-columns-repeated="2"/>
          <table:table-cell table:style-name="ce1"/>
          <table:table-cell table:style-name="Default"/>
          <table:table-cell table:style-name="ce2" office:value-type="string" calcext:value-type="string">
            <text:p>Note (donnée)</text:p>
          </table:table-cell>
          <table:table-cell table:style-name="ce2" office:value-type="string" calcext:value-type="string">
            <text:p>Fréquence (en Hz)</text:p>
          </table:table-cell>
          <table:table-cell table:style-name="ce2" office:value-type="string" calcext:value-type="string">
            <text:p>Période (en ms)</text:p>
          </table:table-cell>
          <table:table-cell table:style-name="ce2" office:value-type="string" calcext:value-type="string">
            <text:p>Temps actif (en ms)</text:p>
          </table:table-cell>
          <table:table-cell office:value-type="string" calcext:value-type="string">
            <text:p>coeffition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fa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9.09090909090909" calcext:value-type="float">
            <text:p>9,09090909090909</text:p>
          </table:table-cell>
          <table:table-cell table:style-name="ce3" office:value-type="float" office:value="4.54545454545455" calcext:value-type="float">
            <text:p>4,54545454545455</text:p>
          </table:table-cell>
          <table:table-cell table:formula="of:=[.$B2]/(2*[.F2]*[.H2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Default" office:value-type="string" calcext:value-type="string">
            <text:p>A#</text:p>
          </table:table-cell>
          <table:table-cell table:style-name="Default" office:value-type="string" calcext:value-type="string">
            <text:p>sol b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16.5409404" calcext:value-type="float">
            <text:p>116,5409404</text:p>
          </table:table-cell>
          <table:table-cell table:style-name="ce3" office:value-type="float" office:value="8.58067556983523" calcext:value-type="float">
            <text:p>8,58067556983523</text:p>
          </table:table-cell>
          <table:table-cell table:style-name="ce3" office:value-type="float" office:value="4.29033778491762" calcext:value-type="float">
            <text:p>4,29033778491762</text:p>
          </table:table-cell>
          <table:table-cell table:formula="of:=[.$B3]/(2*[.F3]*[.H3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Default" office:value-type="string" calcext:value-type="string">
            <text:p>B</text:p>
          </table:table-cell>
          <table:table-cell table:style-name="Default"/>
          <table:table-cell table:style-name="ce3" office:value-type="float" office:value="47" calcext:value-type="float">
            <text:p>47</text:p>
          </table:table-cell>
          <table:table-cell table:style-name="ce3" office:value-type="float" office:value="123.4708253" calcext:value-type="float">
            <text:p>123,4708253</text:p>
          </table:table-cell>
          <table:table-cell table:style-name="ce3" office:value-type="float" office:value="8.0990792558233" calcext:value-type="float">
            <text:p>8,0990792558233</text:p>
          </table:table-cell>
          <table:table-cell table:style-name="ce3" office:value-type="float" office:value="4.04953962791165" calcext:value-type="float">
            <text:p>4,04953962791165</text:p>
          </table:table-cell>
          <table:table-cell table:formula="of:=[.$B4]/(2*[.F4]*[.H4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Default" office:value-type="string" calcext:value-type="string">
            <text:p>C2</text:p>
          </table:table-cell>
          <table:table-cell table:style-name="Default"/>
          <table:table-cell table:style-name="ce3" office:value-type="float" office:value="48" calcext:value-type="float">
            <text:p>48</text:p>
          </table:table-cell>
          <table:table-cell table:style-name="ce3" office:value-type="float" office:value="130.8127827" calcext:value-type="float">
            <text:p>130,8127827</text:p>
          </table:table-cell>
          <table:table-cell table:style-name="ce3" office:value-type="float" office:value="7.64451286594282" calcext:value-type="float">
            <text:p>7,64451286594282</text:p>
          </table:table-cell>
          <table:table-cell table:style-name="ce3" office:value-type="float" office:value="3.82225643297141" calcext:value-type="float">
            <text:p>3,82225643297141</text:p>
          </table:table-cell>
          <table:table-cell table:formula="of:=[.$B5]/(2*[.F5]*[.H5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Default" office:value-type="string" calcext:value-type="string">
            <text:p>C#</text:p>
          </table:table-cell>
          <table:table-cell table:style-name="Default" office:value-type="string" calcext:value-type="string">
            <text:p>sol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38.5913155" calcext:value-type="float">
            <text:p>138,5913155</text:p>
          </table:table-cell>
          <table:table-cell table:style-name="ce3" office:value-type="float" office:value="7.21545932713006" calcext:value-type="float">
            <text:p>7,21545932713006</text:p>
          </table:table-cell>
          <table:table-cell table:style-name="ce3" office:value-type="float" office:value="3.60772966356503" calcext:value-type="float">
            <text:p>3,60772966356503</text:p>
          </table:table-cell>
          <table:table-cell table:formula="of:=[.$B6]/(2*[.F6]*[.H6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ce3" office:value-type="float" office:value="50" calcext:value-type="float">
            <text:p>50</text:p>
          </table:table-cell>
          <table:table-cell table:style-name="ce3" office:value-type="float" office:value="146.832384" calcext:value-type="float">
            <text:p>146,832384</text:p>
          </table:table-cell>
          <table:table-cell table:style-name="ce3" office:value-type="float" office:value="6.810486713076" calcext:value-type="float">
            <text:p>6,810486713076</text:p>
          </table:table-cell>
          <table:table-cell table:style-name="ce3" office:value-type="float" office:value="3.405243356538" calcext:value-type="float">
            <text:p>3,405243356538</text:p>
          </table:table-cell>
          <table:table-cell table:formula="of:=[.$B7]/(2*[.F7]*[.H7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Default" office:value-type="string" calcext:value-type="string">
            <text:p>D#</text:p>
          </table:table-cell>
          <table:table-cell table:style-name="Default" office:value-type="string" calcext:value-type="string">
            <text:p>sol d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55.5634919" calcext:value-type="float">
            <text:p>155,5634919</text:p>
          </table:table-cell>
          <table:table-cell table:style-name="ce3" office:value-type="float" office:value="6.42824346533392" calcext:value-type="float">
            <text:p>6,42824346533392</text:p>
          </table:table-cell>
          <table:table-cell table:style-name="ce3" office:value-type="float" office:value="3.21412173266696" calcext:value-type="float">
            <text:p>3,21412173266696</text:p>
          </table:table-cell>
          <table:table-cell table:formula="of:=[.$B8]/(2*[.F8]*[.H8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Default" office:value-type="string" calcext:value-type="string">
            <text:p>E</text:p>
          </table:table-cell>
          <table:table-cell table:style-name="Default"/>
          <table:table-cell table:style-name="ce3" office:value-type="float" office:value="52" calcext:value-type="float">
            <text:p>52</text:p>
          </table:table-cell>
          <table:table-cell table:style-name="ce3" office:value-type="float" office:value="164.8137785" calcext:value-type="float">
            <text:p>164,8137785</text:p>
          </table:table-cell>
          <table:table-cell table:style-name="ce3" office:value-type="float" office:value="6.06745388259235" calcext:value-type="float">
            <text:p>6,06745388259235</text:p>
          </table:table-cell>
          <table:table-cell table:style-name="ce3" office:value-type="float" office:value="3.03372694129618" calcext:value-type="float">
            <text:p>3,03372694129618</text:p>
          </table:table-cell>
          <table:table-cell table:formula="of:=[.$B9]/(2*[.F9]*[.H9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Default" office:value-type="string" calcext:value-type="string">
            <text:p>F</text:p>
          </table:table-cell>
          <table:table-cell table:style-name="Default"/>
          <table:table-cell table:style-name="ce3" office:value-type="float" office:value="53" calcext:value-type="float">
            <text:p>53</text:p>
          </table:table-cell>
          <table:table-cell table:style-name="ce3" office:value-type="float" office:value="174.6141157" calcext:value-type="float">
            <text:p>174,6141157</text:p>
          </table:table-cell>
          <table:table-cell table:style-name="ce3" office:value-type="float" office:value="5.72691386315858" calcext:value-type="float">
            <text:p>5,72691386315858</text:p>
          </table:table-cell>
          <table:table-cell table:style-name="ce3" office:value-type="float" office:value="2.86345693157929" calcext:value-type="float">
            <text:p>2,86345693157929</text:p>
          </table:table-cell>
          <table:table-cell table:formula="of:=[.$B10]/(2*[.F10]*[.H10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Default" office:value-type="string" calcext:value-type="string">
            <text:p>F#</text:p>
          </table:table-cell>
          <table:table-cell table:style-name="Default"/>
          <table:table-cell table:style-name="ce3" office:value-type="float" office:value="54" calcext:value-type="float">
            <text:p>54</text:p>
          </table:table-cell>
          <table:table-cell table:style-name="ce3" office:value-type="float" office:value="184.9972114" calcext:value-type="float">
            <text:p>184,9972114</text:p>
          </table:table-cell>
          <table:table-cell table:style-name="ce3" office:value-type="float" office:value="5.40548688637651" calcext:value-type="float">
            <text:p>5,40548688637651</text:p>
          </table:table-cell>
          <table:table-cell table:style-name="ce3" office:value-type="float" office:value="2.70274344318825" calcext:value-type="float">
            <text:p>2,70274344318825</text:p>
          </table:table-cell>
          <table:table-cell table:formula="of:=[.$B11]/(2*[.F11]*[.H11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la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95.997718" calcext:value-type="float">
            <text:p>195,997718</text:p>
          </table:table-cell>
          <table:table-cell table:style-name="ce3" office:value-type="float" office:value="5.1021002195874" calcext:value-type="float">
            <text:p>5,1021002195874</text:p>
          </table:table-cell>
          <table:table-cell table:style-name="ce3" office:value-type="float" office:value="2.5510501097937" calcext:value-type="float">
            <text:p>2,5510501097937</text:p>
          </table:table-cell>
          <table:table-cell table:formula="of:=[.$B12]/(2*[.F12]*[.H12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Default" office:value-type="string" calcext:value-type="string">
            <text:p>G#</text:p>
          </table:table-cell>
          <table:table-cell table:style-name="Default"/>
          <table:table-cell table:style-name="ce3" office:value-type="float" office:value="56" calcext:value-type="float">
            <text:p>56</text:p>
          </table:table-cell>
          <table:table-cell table:style-name="ce3" office:value-type="float" office:value="207.6523488" calcext:value-type="float">
            <text:p>207,6523488</text:p>
          </table:table-cell>
          <table:table-cell table:style-name="ce3" office:value-type="float" office:value="4.81574133799616" calcext:value-type="float">
            <text:p>4,81574133799616</text:p>
          </table:table-cell>
          <table:table-cell table:style-name="ce3" office:value-type="float" office:value="2.40787066899808" calcext:value-type="float">
            <text:p>2,40787066899808</text:p>
          </table:table-cell>
          <table:table-cell table:formula="of:=[.$B13]/(2*[.F13]*[.H13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Default" office:value-type="string" calcext:value-type="string">
            <text:p>A</text:p>
          </table:table-cell>
          <table:table-cell table:style-name="Default"/>
          <table:table-cell table:style-name="ce3" office:value-type="float" office:value="57" calcext:value-type="float">
            <text:p>57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4.54545454545455" calcext:value-type="float">
            <text:p>4,54545454545455</text:p>
          </table:table-cell>
          <table:table-cell table:style-name="ce3" office:value-type="float" office:value="2.27272727272727" calcext:value-type="float">
            <text:p>2,27272727272727</text:p>
          </table:table-cell>
          <table:table-cell table:formula="of:=[.$B14]/(2*[.F14]*[.H14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Default" office:value-type="string" calcext:value-type="string">
            <text:p>A#</text:p>
          </table:table-cell>
          <table:table-cell table:style-name="Default" office:value-type="string" calcext:value-type="string">
            <text:p>si b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33.0818808" calcext:value-type="float">
            <text:p>233,0818808</text:p>
          </table:table-cell>
          <table:table-cell table:style-name="ce3" office:value-type="float" office:value="4.29033778491762" calcext:value-type="float">
            <text:p>4,29033778491762</text:p>
          </table:table-cell>
          <table:table-cell table:style-name="ce3" office:value-type="float" office:value="2.14516889245881" calcext:value-type="float">
            <text:p>2,14516889245881</text:p>
          </table:table-cell>
          <table:table-cell table:formula="of:=[.$B15]/(2*[.F15]*[.H15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Default" office:value-type="string" calcext:value-type="string">
            <text:p>B</text:p>
          </table:table-cell>
          <table:table-cell table:style-name="Default"/>
          <table:table-cell table:style-name="ce3" office:value-type="float" office:value="59" calcext:value-type="float">
            <text:p>59</text:p>
          </table:table-cell>
          <table:table-cell table:style-name="ce3" office:value-type="float" office:value="246.9416506" calcext:value-type="float">
            <text:p>246,9416506</text:p>
          </table:table-cell>
          <table:table-cell table:style-name="ce3" office:value-type="float" office:value="4.04953962791001" calcext:value-type="float">
            <text:p>4,04953962791001</text:p>
          </table:table-cell>
          <table:table-cell table:style-name="ce3" office:value-type="float" office:value="2.02476981395501" calcext:value-type="float">
            <text:p>2,02476981395501</text:p>
          </table:table-cell>
          <table:table-cell table:formula="of:=[.$B16]/(2*[.F16]*[.H16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Default" office:value-type="string" calcext:value-type="string">
            <text:p>C2</text:p>
          </table:table-cell>
          <table:table-cell table:style-name="Default"/>
          <table:table-cell table:style-name="ce3" office:value-type="float" office:value="60" calcext:value-type="float">
            <text:p>60</text:p>
          </table:table-cell>
          <table:table-cell table:style-name="ce3" office:value-type="float" office:value="261.6255653" calcext:value-type="float">
            <text:p>261,6255653</text:p>
          </table:table-cell>
          <table:table-cell table:style-name="ce3" office:value-type="float" office:value="3.82225643297141" calcext:value-type="float">
            <text:p>3,82225643297141</text:p>
          </table:table-cell>
          <table:table-cell table:style-name="ce3" office:value-type="float" office:value="1.91112821648571" calcext:value-type="float">
            <text:p>1,91112821648571</text:p>
          </table:table-cell>
          <table:table-cell table:formula="of:=[.$B17]/(2*[.F17]*[.H17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Default" office:value-type="string" calcext:value-type="string">
            <text:p>C#</text:p>
          </table:table-cell>
          <table:table-cell table:style-name="Default" office:value-type="string" calcext:value-type="string">
            <text:p>si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277.182631" calcext:value-type="float">
            <text:p>277,182631</text:p>
          </table:table-cell>
          <table:table-cell table:style-name="ce3" office:value-type="float" office:value="3.60772966356373" calcext:value-type="float">
            <text:p>3,60772966356373</text:p>
          </table:table-cell>
          <table:table-cell table:style-name="ce3" office:value-type="float" office:value="1.80386483178186" calcext:value-type="float">
            <text:p>1,80386483178186</text:p>
          </table:table-cell>
          <table:table-cell table:formula="of:=[.$B18]/(2*[.F18]*[.H18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ce3" office:value-type="float" office:value="62" calcext:value-type="float">
            <text:p>62</text:p>
          </table:table-cell>
          <table:table-cell table:style-name="ce3" office:value-type="float" office:value="293.6647679" calcext:value-type="float">
            <text:p>293,6647679</text:p>
          </table:table-cell>
          <table:table-cell table:style-name="ce3" office:value-type="float" office:value="3.405243356538" calcext:value-type="float">
            <text:p>3,405243356538</text:p>
          </table:table-cell>
          <table:table-cell table:style-name="ce3" office:value-type="float" office:value="1.702621678269" calcext:value-type="float">
            <text:p>1,702621678269</text:p>
          </table:table-cell>
          <table:table-cell table:formula="of:=[.$B19]/(2*[.F19]*[.H19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Default" office:value-type="string" calcext:value-type="string">
            <text:p>D#</text:p>
          </table:table-cell>
          <table:table-cell table:style-name="Default"/>
          <table:table-cell table:style-name="ce3" office:value-type="float" office:value="63" calcext:value-type="float">
            <text:p>63</text:p>
          </table:table-cell>
          <table:table-cell table:style-name="ce3" office:value-type="float" office:value="311.1269837" calcext:value-type="float">
            <text:p>311,1269837</text:p>
          </table:table-cell>
          <table:table-cell table:style-name="ce3" office:value-type="float" office:value="3.21412173266593" calcext:value-type="float">
            <text:p>3,21412173266593</text:p>
          </table:table-cell>
          <table:table-cell table:style-name="ce3" office:value-type="float" office:value="1.60706086633296" calcext:value-type="float">
            <text:p>1,60706086633296</text:p>
          </table:table-cell>
          <table:table-cell table:formula="of:=[.$B20]/(2*[.F20]*[.H20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Default" office:value-type="string" calcext:value-type="string">
            <text:p>E</text:p>
          </table:table-cell>
          <table:table-cell table:style-name="Default"/>
          <table:table-cell table:style-name="ce3" office:value-type="float" office:value="64" calcext:value-type="float">
            <text:p>64</text:p>
          </table:table-cell>
          <table:table-cell table:style-name="ce3" office:value-type="float" office:value="329.6275569" calcext:value-type="float">
            <text:p>329,6275569</text:p>
          </table:table-cell>
          <table:table-cell table:style-name="ce3" office:value-type="float" office:value="3.03372694129526" calcext:value-type="float">
            <text:p>3,03372694129526</text:p>
          </table:table-cell>
          <table:table-cell table:style-name="ce3" office:value-type="float" office:value="1.51686347064763" calcext:value-type="float">
            <text:p>1,51686347064763</text:p>
          </table:table-cell>
          <table:table-cell table:formula="of:=[.$B21]/(2*[.F21]*[.H21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do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349.2282314" calcext:value-type="float">
            <text:p>349,2282314</text:p>
          </table:table-cell>
          <table:table-cell table:style-name="ce3" office:value-type="float" office:value="2.86345693157929" calcext:value-type="float">
            <text:p>2,86345693157929</text:p>
          </table:table-cell>
          <table:table-cell table:style-name="ce3" office:value-type="float" office:value="1.43172846578964" calcext:value-type="float">
            <text:p>1,43172846578964</text:p>
          </table:table-cell>
          <table:table-cell table:formula="of:=[.$B22]/(2*[.F22]*[.H22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Default" office:value-type="string" calcext:value-type="string">
            <text:p>F#</text:p>
          </table:table-cell>
          <table:table-cell table:style-name="Default"/>
          <table:table-cell table:style-name="ce3" office:value-type="float" office:value="66" calcext:value-type="float">
            <text:p>66</text:p>
          </table:table-cell>
          <table:table-cell table:style-name="ce3" office:value-type="float" office:value="369.9944227" calcext:value-type="float">
            <text:p>369,9944227</text:p>
          </table:table-cell>
          <table:table-cell table:style-name="ce3" office:value-type="float" office:value="2.70274344318825" calcext:value-type="float">
            <text:p>2,70274344318825</text:p>
          </table:table-cell>
          <table:table-cell table:style-name="ce3" office:value-type="float" office:value="1.35137172159413" calcext:value-type="float">
            <text:p>1,35137172159413</text:p>
          </table:table-cell>
          <table:table-cell table:formula="of:=[.$B23]/(2*[.F23]*[.H23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Default" office:value-type="string" calcext:value-type="string">
            <text:p>G</text:p>
          </table:table-cell>
          <table:table-cell table:style-name="Default"/>
          <table:table-cell table:style-name="ce3" office:value-type="float" office:value="67" calcext:value-type="float">
            <text:p>67</text:p>
          </table:table-cell>
          <table:table-cell table:style-name="ce3" office:value-type="float" office:value="391.995436" calcext:value-type="float">
            <text:p>391,995436</text:p>
          </table:table-cell>
          <table:table-cell table:style-name="ce3" office:value-type="float" office:value="2.55105010979435" calcext:value-type="float">
            <text:p>2,55105010979435</text:p>
          </table:table-cell>
          <table:table-cell table:style-name="ce3" office:value-type="float" office:value="1.27552505489718" calcext:value-type="float">
            <text:p>1,27552505489718</text:p>
          </table:table-cell>
          <table:table-cell table:formula="of:=[.$B24]/(2*[.F24]*[.H24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Default" office:value-type="string" calcext:value-type="string">
            <text:p>G#</text:p>
          </table:table-cell>
          <table:table-cell table:style-name="Default"/>
          <table:table-cell table:style-name="ce3" office:value-type="float" office:value="68" calcext:value-type="float">
            <text:p>68</text:p>
          </table:table-cell>
          <table:table-cell table:style-name="ce3" office:value-type="float" office:value="415.3046976" calcext:value-type="float">
            <text:p>415,3046976</text:p>
          </table:table-cell>
          <table:table-cell table:style-name="ce3" office:value-type="float" office:value="2.40787066899866" calcext:value-type="float">
            <text:p>2,40787066899866</text:p>
          </table:table-cell>
          <table:table-cell table:style-name="ce3" office:value-type="float" office:value="1.20393533449933" calcext:value-type="float">
            <text:p>1,20393533449933</text:p>
          </table:table-cell>
          <table:table-cell table:formula="of:=[.$B25]/(2*[.F25]*[.H25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ri b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2.27272727272727" calcext:value-type="float">
            <text:p>2,27272727272727</text:p>
          </table:table-cell>
          <table:table-cell table:style-name="ce3" office:value-type="float" office:value="1.13636363636364" calcext:value-type="float">
            <text:p>1,13636363636364</text:p>
          </table:table-cell>
          <table:table-cell table:formula="of:=[.$B26]/(2*[.F26]*[.H26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Default" office:value-type="string" calcext:value-type="string">
            <text:p>A#</text:p>
          </table:table-cell>
          <table:table-cell table:style-name="Default"/>
          <table:table-cell table:style-name="ce3" office:value-type="float" office:value="70" calcext:value-type="float">
            <text:p>70</text:p>
          </table:table-cell>
          <table:table-cell table:style-name="ce3" office:value-type="float" office:value="466.1637615" calcext:value-type="float">
            <text:p>466,1637615</text:p>
          </table:table-cell>
          <table:table-cell table:style-name="ce3" office:value-type="float" office:value="2.14516889245835" calcext:value-type="float">
            <text:p>2,14516889245835</text:p>
          </table:table-cell>
          <table:table-cell table:style-name="ce3" office:value-type="float" office:value="1.07258444622917" calcext:value-type="float">
            <text:p>1,07258444622917</text:p>
          </table:table-cell>
          <table:table-cell table:formula="of:=[.$B27]/(2*[.F27]*[.H27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Default" office:value-type="string" calcext:value-type="string">
            <text:p>B</text:p>
          </table:table-cell>
          <table:table-cell table:style-name="Default"/>
          <table:table-cell table:style-name="ce3" office:value-type="float" office:value="71" calcext:value-type="float">
            <text:p>71</text:p>
          </table:table-cell>
          <table:table-cell table:style-name="ce3" office:value-type="float" office:value="493.8833013" calcext:value-type="float">
            <text:p>493,8833013</text:p>
          </table:table-cell>
          <table:table-cell table:style-name="ce3" office:value-type="float" office:value="2.02476981395542" calcext:value-type="float">
            <text:p>2,02476981395542</text:p>
          </table:table-cell>
          <table:table-cell table:style-name="ce3" office:value-type="float" office:value="1.01238490697771" calcext:value-type="float">
            <text:p>1,01238490697771</text:p>
          </table:table-cell>
          <table:table-cell table:formula="of:=[.$B28]/(2*[.F28]*[.H28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Default" office:value-type="string" calcext:value-type="string">
            <text:p>C2</text:p>
          </table:table-cell>
          <table:table-cell table:style-name="Default"/>
          <table:table-cell table:style-name="ce3" office:value-type="float" office:value="72" calcext:value-type="float">
            <text:p>72</text:p>
          </table:table-cell>
          <table:table-cell table:style-name="ce3" office:value-type="float" office:value="523.2511306" calcext:value-type="float">
            <text:p>523,2511306</text:p>
          </table:table-cell>
          <table:table-cell table:style-name="ce3" office:value-type="float" office:value="1.91112821648571" calcext:value-type="float">
            <text:p>1,91112821648571</text:p>
          </table:table-cell>
          <table:table-cell table:style-name="ce3" office:value-type="float" office:value="0.955564108242853" calcext:value-type="float">
            <text:p>0,955564108242853</text:p>
          </table:table-cell>
          <table:table-cell table:formula="of:=[.$B29]/(2*[.F29]*[.H29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Default" office:value-type="string" calcext:value-type="string">
            <text:p>C#</text:p>
          </table:table-cell>
          <table:table-cell table:style-name="Default" office:value-type="string" calcext:value-type="string">
            <text:p>ri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554.365262" calcext:value-type="float">
            <text:p>554,365262</text:p>
          </table:table-cell>
          <table:table-cell table:style-name="ce3" office:value-type="float" office:value="1.80386483178219" calcext:value-type="float">
            <text:p>1,80386483178219</text:p>
          </table:table-cell>
          <table:table-cell table:style-name="ce3" office:value-type="float" office:value="0.901932415891094" calcext:value-type="float">
            <text:p>0,901932415891094</text:p>
          </table:table-cell>
          <table:table-cell table:formula="of:=[.$B30]/(2*[.F30]*[.H30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ce3" office:value-type="float" office:value="74" calcext:value-type="float">
            <text:p>74</text:p>
          </table:table-cell>
          <table:table-cell table:style-name="ce3" office:value-type="float" office:value="587.3295358" calcext:value-type="float">
            <text:p>587,3295358</text:p>
          </table:table-cell>
          <table:table-cell table:style-name="ce3" office:value-type="float" office:value="1.702621678269" calcext:value-type="float">
            <text:p>1,702621678269</text:p>
          </table:table-cell>
          <table:table-cell table:style-name="ce3" office:value-type="float" office:value="0.8513108391345" calcext:value-type="float">
            <text:p>0,8513108391345</text:p>
          </table:table-cell>
          <table:table-cell table:formula="of:=[.$B31]/(2*[.F31]*[.H31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Default" office:value-type="string" calcext:value-type="string">
            <text:p>D#</text:p>
          </table:table-cell>
          <table:table-cell table:style-name="Default"/>
          <table:table-cell table:style-name="ce3" office:value-type="float" office:value="75" calcext:value-type="float">
            <text:p>75</text:p>
          </table:table-cell>
          <table:table-cell table:style-name="ce3" office:value-type="float" office:value="622.2539674" calcext:value-type="float">
            <text:p>622,2539674</text:p>
          </table:table-cell>
          <table:table-cell table:style-name="ce3" office:value-type="float" office:value="1.60706086633296" calcext:value-type="float">
            <text:p>1,60706086633296</text:p>
          </table:table-cell>
          <table:table-cell table:style-name="ce3" office:value-type="float" office:value="0.803530433166482" calcext:value-type="float">
            <text:p>0,803530433166482</text:p>
          </table:table-cell>
          <table:table-cell table:formula="of:=[.$B32]/(2*[.F32]*[.H32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Default" office:value-type="string" calcext:value-type="string">
            <text:p>E</text:p>
          </table:table-cell>
          <table:table-cell table:style-name="Default"/>
          <table:table-cell table:style-name="ce3" office:value-type="float" office:value="76" calcext:value-type="float">
            <text:p>76</text:p>
          </table:table-cell>
          <table:table-cell table:style-name="ce3" office:value-type="float" office:value="659.2551138" calcext:value-type="float">
            <text:p>659,2551138</text:p>
          </table:table-cell>
          <table:table-cell table:style-name="ce3" office:value-type="float" office:value="1.51686347064786" calcext:value-type="float">
            <text:p>1,51686347064786</text:p>
          </table:table-cell>
          <table:table-cell table:style-name="ce3" office:value-type="float" office:value="0.758431735323929" calcext:value-type="float">
            <text:p>0,758431735323929</text:p>
          </table:table-cell>
          <table:table-cell table:formula="of:=[.$B33]/(2*[.F33]*[.H33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i d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698.4564629" calcext:value-type="float">
            <text:p>698,4564629</text:p>
          </table:table-cell>
          <table:table-cell table:style-name="ce3" office:value-type="float" office:value="1.43172846578964" calcext:value-type="float">
            <text:p>1,43172846578964</text:p>
          </table:table-cell>
          <table:table-cell table:style-name="ce3" office:value-type="float" office:value="0.715864232894822" calcext:value-type="float">
            <text:p>0,715864232894822</text:p>
          </table:table-cell>
          <table:table-cell table:formula="of:=[.$B34]/(2*[.F34]*[.H34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Default" office:value-type="string" calcext:value-type="string">
            <text:p>F#</text:p>
          </table:table-cell>
          <table:table-cell table:style-name="Default"/>
          <table:table-cell table:style-name="ce3" office:value-type="float" office:value="78" calcext:value-type="float">
            <text:p>78</text:p>
          </table:table-cell>
          <table:table-cell table:style-name="ce3" office:value-type="float" office:value="739.9888454" calcext:value-type="float">
            <text:p>739,9888454</text:p>
          </table:table-cell>
          <table:table-cell table:style-name="ce3" office:value-type="float" office:value="1.35137172159394" calcext:value-type="float">
            <text:p>1,35137172159394</text:p>
          </table:table-cell>
          <table:table-cell table:style-name="ce3" office:value-type="float" office:value="0.675685860796972" calcext:value-type="float">
            <text:p>0,675685860796972</text:p>
          </table:table-cell>
          <table:table-cell table:formula="of:=[.$B35]/(2*[.F35]*[.H35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Default" office:value-type="string" calcext:value-type="string">
            <text:p>G</text:p>
          </table:table-cell>
          <table:table-cell table:style-name="Default"/>
          <table:table-cell table:style-name="ce3" office:value-type="float" office:value="79" calcext:value-type="float">
            <text:p>79</text:p>
          </table:table-cell>
          <table:table-cell table:style-name="ce3" office:value-type="float" office:value="783.990872" calcext:value-type="float">
            <text:p>783,990872</text:p>
          </table:table-cell>
          <table:table-cell table:style-name="ce3" office:value-type="float" office:value="1.27552505489701" calcext:value-type="float">
            <text:p>1,27552505489701</text:p>
          </table:table-cell>
          <table:table-cell table:style-name="ce3" office:value-type="float" office:value="0.637762527448506" calcext:value-type="float">
            <text:p>0,637762527448506</text:p>
          </table:table-cell>
          <table:table-cell table:formula="of:=[.$B36]/(2*[.F36]*[.H36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Default" office:value-type="string" calcext:value-type="string">
            <text:p>G#</text:p>
          </table:table-cell>
          <table:table-cell table:style-name="Default"/>
          <table:table-cell table:style-name="ce3" office:value-type="float" office:value="80" calcext:value-type="float">
            <text:p>80</text:p>
          </table:table-cell>
          <table:table-cell table:style-name="ce3" office:value-type="float" office:value="830.6093952" calcext:value-type="float">
            <text:p>830,6093952</text:p>
          </table:table-cell>
          <table:table-cell table:style-name="ce3" office:value-type="float" office:value="1.20393533449918" calcext:value-type="float">
            <text:p>1,20393533449918</text:p>
          </table:table-cell>
          <table:table-cell table:style-name="ce3" office:value-type="float" office:value="0.601967667249592" calcext:value-type="float">
            <text:p>0,601967667249592</text:p>
          </table:table-cell>
          <table:table-cell table:formula="of:=[.$B37]/(2*[.F37]*[.H37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3" office:value-type="float" office:value="81" calcext:value-type="float">
            <text:p>81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1.13636363636364" calcext:value-type="float">
            <text:p>1,13636363636364</text:p>
          </table:table-cell>
          <table:table-cell table:style-name="ce3" office:value-type="float" office:value="0.568181818181818" calcext:value-type="float">
            <text:p>0,568181818181818</text:p>
          </table:table-cell>
          <table:table-cell table:formula="of:=[.$B38]/(2*[.F38]*[.H38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Default"/>
          <table:table-cell table:style-name="Default" office:value-type="string" calcext:value-type="string">
            <text:p>mi</text:p>
          </table:table-cell>
          <table:table-cell table:style-name="Default" table:number-columns-repeated="4"/>
          <table:table-cell table:number-columns-repeated="5"/>
        </table:table-row>
        <table:table-row table:style-name="ro2">
          <table:table-cell table:number-columns-repeated="2"/>
          <table:table-cell table:style-name="Default" table:number-columns-repeated="6"/>
          <table:table-cell table:formula="of:=AVERAGE([.I2:.I3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Piano</text:p>
            <text:p>   key number   </text:p>
          </table:table-cell>
          <table:table-cell table:style-name="ce4" office:value-type="string" calcext:value-type="string">
            <text:p>English</text:p>
            <text:p>notation</text:p>
          </table:table-cell>
          <table:table-cell table:style-name="ce4" office:value-type="string" calcext:value-type="string">
            <text:p>German</text:p>
            <text:p>notation</text:p>
          </table:table-cell>
          <table:table-cell table:style-name="ce4" office:value-type="string" calcext:value-type="string">
            <text:p> Frequency </text:p>
            <text:p>Hz</text:p>
          </table:table-cell>
          <table:table-cell table:style-name="ce1" office:value-type="string" calcext:value-type="string">
            <text:p>C8</text:p>
          </table:table-cell>
          <table:table-cell table:style-name="ce1" office:value-type="string" calcext:value-type="string">
            <text:p>c'''''</text:p>
          </table:table-cell>
          <table:table-cell table:style-name="ce1" office:value-type="float" office:value="4186.01" calcext:value-type="float">
            <text:p>4186,01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float" office:value="88" calcext:value-type="float">
            <text:p>88</text:p>
          </table:table-cell>
          <table:table-cell table:style-name="ce5" office:value-type="string" calcext:value-type="string">
            <text:p>C8 - Last tone</text:p>
          </table:table-cell>
          <table:table-cell table:style-name="ce5" office:value-type="string" calcext:value-type="string">
            <text:p>c’’’’’ - Highest</text:p>
          </table:table-cell>
          <table:table-cell table:style-name="ce5" office:value-type="string" calcext:value-type="string">
            <text:p> 4186.01</text:p>
          </table:table-cell>
          <table:table-cell table:style-name="ce1" office:value-type="string" calcext:value-type="string">
            <text:p>B7</text:p>
          </table:table-cell>
          <table:table-cell table:style-name="ce1" office:value-type="string" calcext:value-type="string">
            <text:p>h''''</text:p>
          </table:table-cell>
          <table:table-cell table:style-name="ce1" office:value-type="float" office:value="3951.07" calcext:value-type="float">
            <text:p>3951,07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float" office:value="87" calcext:value-type="float">
            <text:p>87</text:p>
          </table:table-cell>
          <table:table-cell table:style-name="ce5" office:value-type="string" calcext:value-type="string">
            <text:p>B7</text:p>
          </table:table-cell>
          <table:table-cell table:style-name="ce5" office:value-type="string" calcext:value-type="string">
            <text:p>h’’’’</text:p>
          </table:table-cell>
          <table:table-cell table:style-name="ce5" office:value-type="string" calcext:value-type="string">
            <text:p> 3951.07</text:p>
          </table:table-cell>
          <table:table-cell table:style-name="ce1" office:value-type="string" calcext:value-type="string">
            <text:p>A<text:a xlink:href="https://commons.wikimedia.org/wiki/File:Llpd%2B1.svg?uselang=fr" xlink:type="simple"> </text:a>7 ou B<text:a xlink:href="https://commons.wikimedia.org/wiki/File:Llpd-1.svg?uselang=fr" xlink:type="simple"> </text:a>7</text:p>
          </table:table-cell>
          <table:table-cell table:style-name="ce1" office:value-type="string" calcext:value-type="string">
            <text:p>b''''</text:p>
          </table:table-cell>
          <table:table-cell table:style-name="ce1" office:value-type="float" office:value="3729.31" calcext:value-type="float">
            <text:p>3729,31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float" office:value="86" calcext:value-type="float">
            <text:p>86</text:p>
          </table:table-cell>
          <table:table-cell table:style-name="ce5" office:value-type="string" calcext:value-type="string">
            <text:p>A7/B7</text:p>
          </table:table-cell>
          <table:table-cell table:style-name="ce5" office:value-type="string" calcext:value-type="string">
            <text:p>ais’’’’/b’’’’</text:p>
          </table:table-cell>
          <table:table-cell table:style-name="ce5" office:value-type="string" calcext:value-type="string">
            <text:p> 3729.31</text:p>
          </table:table-cell>
          <table:table-cell table:style-name="ce1" office:value-type="string" calcext:value-type="string">
            <text:p>A7</text:p>
          </table:table-cell>
          <table:table-cell table:style-name="ce1" office:value-type="string" calcext:value-type="string">
            <text:p>a''''</text:p>
          </table:table-cell>
          <table:table-cell table:style-name="ce1" office:value-type="float" office:value="3520" calcext:value-type="float">
            <text:p>3520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float" office:value="85" calcext:value-type="float">
            <text:p>85</text:p>
          </table:table-cell>
          <table:table-cell table:style-name="ce5" office:value-type="string" calcext:value-type="string">
            <text:p>A7</text:p>
          </table:table-cell>
          <table:table-cell table:style-name="ce5" office:value-type="string" calcext:value-type="string">
            <text:p>a’’’’</text:p>
          </table:table-cell>
          <table:table-cell table:style-name="ce5" office:value-type="string" calcext:value-type="string">
            <text:p> 3520.00</text:p>
          </table:table-cell>
          <table:table-cell table:style-name="ce1" office:value-type="string" calcext:value-type="string">
            <text:p>G<text:a xlink:href="https://commons.wikimedia.org/wiki/File:Llpd%2B1.svg?uselang=fr" xlink:type="simple"> </text:a>7 ou A<text:a xlink:href="https://commons.wikimedia.org/wiki/File:Llpd-1.svg?uselang=fr" xlink:type="simple"> </text:a>7</text:p>
          </table:table-cell>
          <table:table-cell table:style-name="ce1" office:value-type="string" calcext:value-type="string">
            <text:p>gis''''</text:p>
          </table:table-cell>
          <table:table-cell table:style-name="ce1" office:value-type="float" office:value="3322.44" calcext:value-type="float">
            <text:p>3322,44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float" office:value="84" calcext:value-type="float">
            <text:p>84</text:p>
          </table:table-cell>
          <table:table-cell table:style-name="ce5" office:value-type="string" calcext:value-type="string">
            <text:p>G7/A7</text:p>
          </table:table-cell>
          <table:table-cell table:style-name="ce5" office:value-type="string" calcext:value-type="string">
            <text:p>gis’’’’/as’’’’</text:p>
          </table:table-cell>
          <table:table-cell table:style-name="ce5" office:value-type="string" calcext:value-type="string">
            <text:p> 3322.44</text:p>
          </table:table-cell>
          <table:table-cell table:style-name="ce1" office:value-type="string" calcext:value-type="string">
            <text:p>G7</text:p>
          </table:table-cell>
          <table:table-cell table:style-name="ce1" office:value-type="string" calcext:value-type="string">
            <text:p>g''''</text:p>
          </table:table-cell>
          <table:table-cell table:style-name="ce1" office:value-type="float" office:value="3135.96" calcext:value-type="float">
            <text:p>3135,96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float" office:value="83" calcext:value-type="float">
            <text:p>83</text:p>
          </table:table-cell>
          <table:table-cell table:style-name="ce5" office:value-type="string" calcext:value-type="string">
            <text:p>G7</text:p>
          </table:table-cell>
          <table:table-cell table:style-name="ce5" office:value-type="string" calcext:value-type="string">
            <text:p>g’’’’</text:p>
          </table:table-cell>
          <table:table-cell table:style-name="ce5" office:value-type="string" calcext:value-type="string">
            <text:p> 3135.96</text:p>
          </table:table-cell>
          <table:table-cell table:style-name="ce1" office:value-type="string" calcext:value-type="string">
            <text:p>F<text:a xlink:href="https://commons.wikimedia.org/wiki/File:Llpd%2B1.svg?uselang=fr" xlink:type="simple"> </text:a>7 ou G<text:a xlink:href="https://commons.wikimedia.org/wiki/File:Llpd-1.svg?uselang=fr" xlink:type="simple"> </text:a>7</text:p>
          </table:table-cell>
          <table:table-cell table:style-name="ce1" office:value-type="string" calcext:value-type="string">
            <text:p>fis''''</text:p>
          </table:table-cell>
          <table:table-cell table:style-name="ce1" office:value-type="float" office:value="2959.96" calcext:value-type="float">
            <text:p>2959,96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float" office:value="82" calcext:value-type="float">
            <text:p>82</text:p>
          </table:table-cell>
          <table:table-cell table:style-name="ce5" office:value-type="string" calcext:value-type="string">
            <text:p>F7/G7</text:p>
          </table:table-cell>
          <table:table-cell table:style-name="ce5" office:value-type="string" calcext:value-type="string">
            <text:p>fis’’’’/ges’’’’</text:p>
          </table:table-cell>
          <table:table-cell table:style-name="ce5" office:value-type="string" calcext:value-type="string">
            <text:p> 2959.96</text:p>
          </table:table-cell>
          <table:table-cell table:style-name="ce1" office:value-type="string" calcext:value-type="string">
            <text:p>F7</text:p>
          </table:table-cell>
          <table:table-cell table:style-name="ce1" office:value-type="string" calcext:value-type="string">
            <text:p>f''''</text:p>
          </table:table-cell>
          <table:table-cell table:style-name="ce1" office:value-type="float" office:value="2793.83" calcext:value-type="float">
            <text:p>2793,83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float" office:value="81" calcext:value-type="float">
            <text:p>81</text:p>
          </table:table-cell>
          <table:table-cell table:style-name="ce5" office:value-type="string" calcext:value-type="string">
            <text:p>F7</text:p>
          </table:table-cell>
          <table:table-cell table:style-name="ce5" office:value-type="string" calcext:value-type="string">
            <text:p>f’’’’</text:p>
          </table:table-cell>
          <table:table-cell table:style-name="ce5" office:value-type="string" calcext:value-type="string">
            <text:p> 2793.83</text:p>
          </table:table-cell>
          <table:table-cell table:style-name="ce1" office:value-type="string" calcext:value-type="string">
            <text:p>E7</text:p>
          </table:table-cell>
          <table:table-cell table:style-name="ce1" office:value-type="string" calcext:value-type="string">
            <text:p>e''''</text:p>
          </table:table-cell>
          <table:table-cell table:style-name="ce1" office:value-type="float" office:value="2637.02" calcext:value-type="float">
            <text:p>2637,02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float" office:value="80" calcext:value-type="float">
            <text:p>80</text:p>
          </table:table-cell>
          <table:table-cell table:style-name="ce5" office:value-type="string" calcext:value-type="string">
            <text:p>E7</text:p>
          </table:table-cell>
          <table:table-cell table:style-name="ce5" office:value-type="string" calcext:value-type="string">
            <text:p>e’’’’</text:p>
          </table:table-cell>
          <table:table-cell table:style-name="ce5" office:value-type="string" calcext:value-type="string">
            <text:p> 2637.02</text:p>
          </table:table-cell>
          <table:table-cell table:style-name="ce1" office:value-type="string" calcext:value-type="string">
            <text:p>D<text:a xlink:href="https://commons.wikimedia.org/wiki/File:Llpd%2B1.svg?uselang=fr" xlink:type="simple"> </text:a>7 ou E<text:a xlink:href="https://commons.wikimedia.org/wiki/File:Llpd-1.svg?uselang=fr" xlink:type="simple"> </text:a>7</text:p>
          </table:table-cell>
          <table:table-cell table:style-name="ce1" office:value-type="string" calcext:value-type="string">
            <text:p>dis''''</text:p>
          </table:table-cell>
          <table:table-cell table:style-name="ce1" office:value-type="float" office:value="2489.02" calcext:value-type="float">
            <text:p>2489,02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float" office:value="79" calcext:value-type="float">
            <text:p>79</text:p>
          </table:table-cell>
          <table:table-cell table:style-name="ce5" office:value-type="string" calcext:value-type="string">
            <text:p>D7/E7</text:p>
          </table:table-cell>
          <table:table-cell table:style-name="ce5" office:value-type="string" calcext:value-type="string">
            <text:p>dis’’’’/es''''</text:p>
          </table:table-cell>
          <table:table-cell table:style-name="ce5" office:value-type="string" calcext:value-type="string">
            <text:p> 2489.02</text:p>
          </table:table-cell>
          <table:table-cell table:style-name="ce1" office:value-type="string" calcext:value-type="string">
            <text:p>D7</text:p>
          </table:table-cell>
          <table:table-cell table:style-name="ce1" office:value-type="string" calcext:value-type="string">
            <text:p>d''''</text:p>
          </table:table-cell>
          <table:table-cell table:style-name="ce1" office:value-type="float" office:value="2349.32" calcext:value-type="float">
            <text:p>2349,32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float" office:value="78" calcext:value-type="float">
            <text:p>78</text:p>
          </table:table-cell>
          <table:table-cell table:style-name="ce5" office:value-type="string" calcext:value-type="string">
            <text:p>D7</text:p>
          </table:table-cell>
          <table:table-cell table:style-name="ce5" office:value-type="string" calcext:value-type="string">
            <text:p>d’’’’</text:p>
          </table:table-cell>
          <table:table-cell table:style-name="ce5" office:value-type="string" calcext:value-type="string">
            <text:p> 2349.32</text:p>
          </table:table-cell>
          <table:table-cell table:style-name="ce1" office:value-type="string" calcext:value-type="string">
            <text:p>C<text:a xlink:href="https://commons.wikimedia.org/wiki/File:Llpd%2B1.svg?uselang=fr" xlink:type="simple"> </text:a>7 ou D<text:a xlink:href="https://commons.wikimedia.org/wiki/File:Llpd-1.svg?uselang=fr" xlink:type="simple"> </text:a>7</text:p>
          </table:table-cell>
          <table:table-cell table:style-name="ce1" office:value-type="string" calcext:value-type="string">
            <text:p>cis''''</text:p>
          </table:table-cell>
          <table:table-cell table:style-name="ce1" office:value-type="float" office:value="2217.46" calcext:value-type="float">
            <text:p>2217,46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float" office:value="77" calcext:value-type="float">
            <text:p>77</text:p>
          </table:table-cell>
          <table:table-cell table:style-name="ce5" office:value-type="string" calcext:value-type="string">
            <text:p>C7/D7</text:p>
          </table:table-cell>
          <table:table-cell table:style-name="ce5" office:value-type="string" calcext:value-type="string">
            <text:p>cis’’’’/des’’’’</text:p>
          </table:table-cell>
          <table:table-cell table:style-name="ce5" office:value-type="string" calcext:value-type="string">
            <text:p> 2217.46</text:p>
          </table:table-cell>
          <table:table-cell table:style-name="ce1" office:value-type="string" calcext:value-type="string">
            <text:p>C7</text:p>
          </table:table-cell>
          <table:table-cell table:style-name="ce1" office:value-type="string" calcext:value-type="string">
            <text:p>c''''</text:p>
          </table:table-cell>
          <table:table-cell table:style-name="ce1" office:value-type="float" office:value="2093" calcext:value-type="float">
            <text:p>2093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float" office:value="76" calcext:value-type="float">
            <text:p>76</text:p>
          </table:table-cell>
          <table:table-cell table:style-name="ce5" office:value-type="string" calcext:value-type="string">
            <text:p>C7</text:p>
          </table:table-cell>
          <table:table-cell table:style-name="ce5" office:value-type="string" calcext:value-type="string">
            <text:p>c’’’’</text:p>
          </table:table-cell>
          <table:table-cell table:style-name="ce5" office:value-type="string" calcext:value-type="string">
            <text:p> 2093.00</text:p>
          </table:table-cell>
          <table:table-cell table:style-name="ce1" office:value-type="string" calcext:value-type="string">
            <text:p>B6</text:p>
          </table:table-cell>
          <table:table-cell table:style-name="ce1" office:value-type="string" calcext:value-type="string">
            <text:p>h'''</text:p>
          </table:table-cell>
          <table:table-cell table:style-name="ce1" office:value-type="float" office:value="1975.53" calcext:value-type="float">
            <text:p>1975,53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float" office:value="75" calcext:value-type="float">
            <text:p>75</text:p>
          </table:table-cell>
          <table:table-cell table:style-name="ce5" office:value-type="string" calcext:value-type="string">
            <text:p>B6</text:p>
          </table:table-cell>
          <table:table-cell table:style-name="ce5" office:value-type="string" calcext:value-type="string">
            <text:p>h’’’</text:p>
          </table:table-cell>
          <table:table-cell table:style-name="ce5" office:value-type="string" calcext:value-type="string">
            <text:p> 1975.53</text:p>
          </table:table-cell>
          <table:table-cell table:style-name="ce1" office:value-type="string" calcext:value-type="string">
            <text:p>A<text:a xlink:href="https://commons.wikimedia.org/wiki/File:Llpd%2B1.svg?uselang=fr" xlink:type="simple"> </text:a>6 ou B<text:a xlink:href="https://commons.wikimedia.org/wiki/File:Llpd-1.svg?uselang=fr" xlink:type="simple"> </text:a>6</text:p>
          </table:table-cell>
          <table:table-cell table:style-name="ce1" office:value-type="string" calcext:value-type="string">
            <text:p>b'''</text:p>
          </table:table-cell>
          <table:table-cell table:style-name="ce1" office:value-type="float" office:value="1864.66" calcext:value-type="float">
            <text:p>1864,66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float" office:value="74" calcext:value-type="float">
            <text:p>74</text:p>
          </table:table-cell>
          <table:table-cell table:style-name="ce5" office:value-type="string" calcext:value-type="string">
            <text:p>A6/B6</text:p>
          </table:table-cell>
          <table:table-cell table:style-name="ce5" office:value-type="string" calcext:value-type="string">
            <text:p>ais’’’/b’’’</text:p>
          </table:table-cell>
          <table:table-cell table:style-name="ce5" office:value-type="string" calcext:value-type="string">
            <text:p> 1864.66</text:p>
          </table:table-cell>
          <table:table-cell table:style-name="ce1" office:value-type="string" calcext:value-type="string">
            <text:p>A6</text:p>
          </table:table-cell>
          <table:table-cell table:style-name="ce1" office:value-type="string" calcext:value-type="string">
            <text:p>a'''</text:p>
          </table:table-cell>
          <table:table-cell table:style-name="ce1" office:value-type="float" office:value="1760" calcext:value-type="float">
            <text:p>1760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float" office:value="73" calcext:value-type="float">
            <text:p>73</text:p>
          </table:table-cell>
          <table:table-cell table:style-name="ce5" office:value-type="string" calcext:value-type="string">
            <text:p>A6</text:p>
          </table:table-cell>
          <table:table-cell table:style-name="ce5" office:value-type="string" calcext:value-type="string">
            <text:p>a’’’</text:p>
          </table:table-cell>
          <table:table-cell table:style-name="ce5" office:value-type="string" calcext:value-type="string">
            <text:p> 1760.00</text:p>
          </table:table-cell>
          <table:table-cell table:style-name="ce1" office:value-type="string" calcext:value-type="string">
            <text:p>G<text:a xlink:href="https://commons.wikimedia.org/wiki/File:Llpd%2B1.svg?uselang=fr" xlink:type="simple"> </text:a>6 ou A<text:a xlink:href="https://commons.wikimedia.org/wiki/File:Llpd-1.svg?uselang=fr" xlink:type="simple"> </text:a>6</text:p>
          </table:table-cell>
          <table:table-cell table:style-name="ce1" office:value-type="string" calcext:value-type="string">
            <text:p>gis'''</text:p>
          </table:table-cell>
          <table:table-cell table:style-name="ce1" office:value-type="float" office:value="1661.22" calcext:value-type="float">
            <text:p>1661,22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float" office:value="72" calcext:value-type="float">
            <text:p>72</text:p>
          </table:table-cell>
          <table:table-cell table:style-name="ce5" office:value-type="string" calcext:value-type="string">
            <text:p>G6/A6</text:p>
          </table:table-cell>
          <table:table-cell table:style-name="ce5" office:value-type="string" calcext:value-type="string">
            <text:p>gis’’’/as’’’</text:p>
          </table:table-cell>
          <table:table-cell table:style-name="ce5" office:value-type="string" calcext:value-type="string">
            <text:p> 1661.22</text:p>
          </table:table-cell>
          <table:table-cell table:style-name="ce1" office:value-type="string" calcext:value-type="string">
            <text:p>G6</text:p>
          </table:table-cell>
          <table:table-cell table:style-name="ce1" office:value-type="string" calcext:value-type="string">
            <text:p>g'''</text:p>
          </table:table-cell>
          <table:table-cell table:style-name="ce1" office:value-type="float" office:value="1567.98" calcext:value-type="float">
            <text:p>1567,98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float" office:value="71" calcext:value-type="float">
            <text:p>71</text:p>
          </table:table-cell>
          <table:table-cell table:style-name="ce5" office:value-type="string" calcext:value-type="string">
            <text:p>G6</text:p>
          </table:table-cell>
          <table:table-cell table:style-name="ce5" office:value-type="string" calcext:value-type="string">
            <text:p>g’’’</text:p>
          </table:table-cell>
          <table:table-cell table:style-name="ce5" office:value-type="string" calcext:value-type="string">
            <text:p> 1567.98</text:p>
          </table:table-cell>
          <table:table-cell table:style-name="ce1" office:value-type="string" calcext:value-type="string">
            <text:p>F<text:a xlink:href="https://commons.wikimedia.org/wiki/File:Llpd%2B1.svg?uselang=fr" xlink:type="simple"> </text:a>6 ou G<text:a xlink:href="https://commons.wikimedia.org/wiki/File:Llpd-1.svg?uselang=fr" xlink:type="simple"> </text:a>6</text:p>
          </table:table-cell>
          <table:table-cell table:style-name="ce1" office:value-type="string" calcext:value-type="string">
            <text:p>fis'''</text:p>
          </table:table-cell>
          <table:table-cell table:style-name="ce1" office:value-type="float" office:value="1479.98" calcext:value-type="float">
            <text:p>1479,98</text:p>
          </table:table-cell>
          <table:table-cell table:number-columns-repeated="5"/>
        </table:table-row>
        <table:table-row table:style-name="ro2">
          <table:table-cell/>
          <table:table-cell table:style-name="ce7" office:value-type="float" office:value="70" calcext:value-type="float">
            <text:p>70</text:p>
          </table:table-cell>
          <table:table-cell table:style-name="ce5" office:value-type="string" calcext:value-type="string">
            <text:p>F6/G6</text:p>
          </table:table-cell>
          <table:table-cell table:style-name="ce5" office:value-type="string" calcext:value-type="string">
            <text:p>fis’’’/ges’’’</text:p>
          </table:table-cell>
          <table:table-cell table:style-name="ce5" office:value-type="string" calcext:value-type="string">
            <text:p> 1479.98</text:p>
          </table:table-cell>
          <table:table-cell table:style-name="ce1" office:value-type="string" calcext:value-type="string">
            <text:p>F6</text:p>
          </table:table-cell>
          <table:table-cell table:style-name="ce1" office:value-type="string" calcext:value-type="string">
            <text:p>f'''</text:p>
          </table:table-cell>
          <table:table-cell table:style-name="ce1" office:value-type="float" office:value="1396.91" calcext:value-type="float">
            <text:p>1396,91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float" office:value="69" calcext:value-type="float">
            <text:p>69</text:p>
          </table:table-cell>
          <table:table-cell table:style-name="ce5" office:value-type="string" calcext:value-type="string">
            <text:p>F6</text:p>
          </table:table-cell>
          <table:table-cell table:style-name="ce5" office:value-type="string" calcext:value-type="string">
            <text:p>f’’’</text:p>
          </table:table-cell>
          <table:table-cell table:style-name="ce5" office:value-type="string" calcext:value-type="string">
            <text:p> 1396.91</text:p>
          </table:table-cell>
          <table:table-cell table:style-name="ce1" office:value-type="string" calcext:value-type="string">
            <text:p>E6</text:p>
          </table:table-cell>
          <table:table-cell table:style-name="ce1" office:value-type="string" calcext:value-type="string">
            <text:p>e'''</text:p>
          </table:table-cell>
          <table:table-cell table:style-name="ce1" office:value-type="float" office:value="1318.51" calcext:value-type="float">
            <text:p>1318,51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float" office:value="68" calcext:value-type="float">
            <text:p>68</text:p>
          </table:table-cell>
          <table:table-cell table:style-name="ce5" office:value-type="string" calcext:value-type="string">
            <text:p>E6</text:p>
          </table:table-cell>
          <table:table-cell table:style-name="ce5" office:value-type="string" calcext:value-type="string">
            <text:p>e’’’</text:p>
          </table:table-cell>
          <table:table-cell table:style-name="ce5" office:value-type="string" calcext:value-type="string">
            <text:p> 1318.51</text:p>
          </table:table-cell>
          <table:table-cell table:style-name="ce1" office:value-type="string" calcext:value-type="string">
            <text:p>D<text:a xlink:href="https://commons.wikimedia.org/wiki/File:Llpd%2B1.svg?uselang=fr" xlink:type="simple"> </text:a>6 ou E<text:a xlink:href="https://commons.wikimedia.org/wiki/File:Llpd-1.svg?uselang=fr" xlink:type="simple"> </text:a>6</text:p>
          </table:table-cell>
          <table:table-cell table:style-name="ce1" office:value-type="string" calcext:value-type="string">
            <text:p>dis'''</text:p>
          </table:table-cell>
          <table:table-cell table:style-name="ce1" office:value-type="float" office:value="1244.51" calcext:value-type="float">
            <text:p>1244,51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float" office:value="67" calcext:value-type="float">
            <text:p>67</text:p>
          </table:table-cell>
          <table:table-cell table:style-name="ce5" office:value-type="string" calcext:value-type="string">
            <text:p>D6/E6</text:p>
          </table:table-cell>
          <table:table-cell table:style-name="ce5" office:value-type="string" calcext:value-type="string">
            <text:p>dis’’’/es’’’</text:p>
          </table:table-cell>
          <table:table-cell table:style-name="ce5" office:value-type="string" calcext:value-type="string">
            <text:p> 1244.51</text:p>
          </table:table-cell>
          <table:table-cell table:style-name="ce1" office:value-type="string" calcext:value-type="string">
            <text:p>D6</text:p>
          </table:table-cell>
          <table:table-cell table:style-name="ce1" office:value-type="string" calcext:value-type="string">
            <text:p>d'''</text:p>
          </table:table-cell>
          <table:table-cell table:style-name="ce1" office:value-type="float" office:value="1174.66" calcext:value-type="float">
            <text:p>1174,66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float" office:value="66" calcext:value-type="float">
            <text:p>66</text:p>
          </table:table-cell>
          <table:table-cell table:style-name="ce5" office:value-type="string" calcext:value-type="string">
            <text:p>D6</text:p>
          </table:table-cell>
          <table:table-cell table:style-name="ce5" office:value-type="string" calcext:value-type="string">
            <text:p>d’’’</text:p>
          </table:table-cell>
          <table:table-cell table:style-name="ce5" office:value-type="string" calcext:value-type="string">
            <text:p> 1174.66</text:p>
          </table:table-cell>
          <table:table-cell table:style-name="ce1" office:value-type="string" calcext:value-type="string">
            <text:p>C<text:a xlink:href="https://commons.wikimedia.org/wiki/File:Llpd%2B1.svg?uselang=fr" xlink:type="simple"> </text:a>6 ou D<text:a xlink:href="https://commons.wikimedia.org/wiki/File:Llpd-1.svg?uselang=fr" xlink:type="simple"> </text:a>6</text:p>
          </table:table-cell>
          <table:table-cell table:style-name="ce1" office:value-type="string" calcext:value-type="string">
            <text:p>cis'''</text:p>
          </table:table-cell>
          <table:table-cell table:style-name="ce1" office:value-type="float" office:value="1108.73" calcext:value-type="float">
            <text:p>1108,73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float" office:value="65" calcext:value-type="float">
            <text:p>65</text:p>
          </table:table-cell>
          <table:table-cell table:style-name="ce5" office:value-type="string" calcext:value-type="string">
            <text:p>C6/D6</text:p>
          </table:table-cell>
          <table:table-cell table:style-name="ce5" office:value-type="string" calcext:value-type="string">
            <text:p>cis’’’/des’’’</text:p>
          </table:table-cell>
          <table:table-cell table:style-name="ce5" office:value-type="string" calcext:value-type="string">
            <text:p> 1108.73</text:p>
          </table:table-cell>
          <table:table-cell table:style-name="ce1" office:value-type="string" calcext:value-type="string">
            <text:p>C6</text:p>
          </table:table-cell>
          <table:table-cell table:style-name="ce1" office:value-type="string" calcext:value-type="string">
            <text:p>c'''</text:p>
          </table:table-cell>
          <table:table-cell table:style-name="ce1" office:value-type="float" office:value="1046.5" calcext:value-type="float">
            <text:p>1046,5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float" office:value="64" calcext:value-type="float">
            <text:p>64</text:p>
          </table:table-cell>
          <table:table-cell table:style-name="ce5" office:value-type="string" calcext:value-type="string">
            <text:p>C6 (high C)</text:p>
          </table:table-cell>
          <table:table-cell table:style-name="ce5" office:value-type="string" calcext:value-type="string">
            <text:p>c’’’</text:p>
          </table:table-cell>
          <table:table-cell table:style-name="ce5" office:value-type="string" calcext:value-type="string">
            <text:p> 1046.50</text:p>
          </table:table-cell>
          <table:table-cell table:style-name="ce1" office:value-type="string" calcext:value-type="string">
            <text:p>B5</text:p>
          </table:table-cell>
          <table:table-cell table:style-name="ce1" office:value-type="string" calcext:value-type="string">
            <text:p>h''</text:p>
          </table:table-cell>
          <table:table-cell table:style-name="ce1" office:value-type="float" office:value="987.767" calcext:value-type="float">
            <text:p>987,767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float" office:value="63" calcext:value-type="float">
            <text:p>63</text:p>
          </table:table-cell>
          <table:table-cell table:style-name="ce5" office:value-type="string" calcext:value-type="string">
            <text:p>B5</text:p>
          </table:table-cell>
          <table:table-cell table:style-name="ce5" office:value-type="string" calcext:value-type="string">
            <text:p>h’’</text:p>
          </table:table-cell>
          <table:table-cell table:style-name="ce5" office:value-type="string" calcext:value-type="string">
            <text:p>   987.767</text:p>
          </table:table-cell>
          <table:table-cell table:style-name="ce1" office:value-type="string" calcext:value-type="string">
            <text:p>A<text:a xlink:href="https://commons.wikimedia.org/wiki/File:Llpd%2B1.svg?uselang=fr" xlink:type="simple"> </text:a>5 ou B<text:a xlink:href="https://commons.wikimedia.org/wiki/File:Llpd-1.svg?uselang=fr" xlink:type="simple"> </text:a>5</text:p>
          </table:table-cell>
          <table:table-cell table:style-name="ce1" office:value-type="string" calcext:value-type="string">
            <text:p>b''</text:p>
          </table:table-cell>
          <table:table-cell table:style-name="ce1" office:value-type="float" office:value="932.328" calcext:value-type="float">
            <text:p>932,328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float" office:value="62" calcext:value-type="float">
            <text:p>62</text:p>
          </table:table-cell>
          <table:table-cell table:style-name="ce5" office:value-type="string" calcext:value-type="string">
            <text:p>A5/B5</text:p>
          </table:table-cell>
          <table:table-cell table:style-name="ce5" office:value-type="string" calcext:value-type="string">
            <text:p>ais’’/b’’</text:p>
          </table:table-cell>
          <table:table-cell table:style-name="ce5" office:value-type="string" calcext:value-type="string">
            <text:p>   932.328</text:p>
          </table:table-cell>
          <table:table-cell table:style-name="ce1" office:value-type="string" calcext:value-type="string">
            <text:p>A5</text:p>
          </table:table-cell>
          <table:table-cell table:style-name="ce1" office:value-type="string" calcext:value-type="string">
            <text:p>a''</text:p>
          </table:table-cell>
          <table:table-cell table:style-name="ce1" office:value-type="float" office:value="880" calcext:value-type="float">
            <text:p>880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float" office:value="61" calcext:value-type="float">
            <text:p>61</text:p>
          </table:table-cell>
          <table:table-cell table:style-name="ce5" office:value-type="string" calcext:value-type="string">
            <text:p>A5</text:p>
          </table:table-cell>
          <table:table-cell table:style-name="ce5" office:value-type="string" calcext:value-type="string">
            <text:p>a’’</text:p>
          </table:table-cell>
          <table:table-cell table:style-name="ce5" office:value-type="string" calcext:value-type="string">
            <text:p>   880.000</text:p>
          </table:table-cell>
          <table:table-cell table:style-name="ce1" office:value-type="string" calcext:value-type="string">
            <text:p>G<text:a xlink:href="https://commons.wikimedia.org/wiki/File:Llpd%2B1.svg?uselang=fr" xlink:type="simple"> </text:a>5 ou A<text:a xlink:href="https://commons.wikimedia.org/wiki/File:Llpd-1.svg?uselang=fr" xlink:type="simple"> </text:a>5</text:p>
          </table:table-cell>
          <table:table-cell table:style-name="ce1" office:value-type="string" calcext:value-type="string">
            <text:p>gis''</text:p>
          </table:table-cell>
          <table:table-cell table:style-name="ce1" office:value-type="float" office:value="830.609" calcext:value-type="float">
            <text:p>830,609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float" office:value="60" calcext:value-type="float">
            <text:p>60</text:p>
          </table:table-cell>
          <table:table-cell table:style-name="ce5" office:value-type="string" calcext:value-type="string">
            <text:p>G5/A5</text:p>
          </table:table-cell>
          <table:table-cell table:style-name="ce5" office:value-type="string" calcext:value-type="string">
            <text:p>gis’’/as’’</text:p>
          </table:table-cell>
          <table:table-cell table:style-name="ce5" office:value-type="string" calcext:value-type="string">
            <text:p>   830.609</text:p>
          </table:table-cell>
          <table:table-cell table:style-name="ce1" office:value-type="string" calcext:value-type="string">
            <text:p>G5</text:p>
          </table:table-cell>
          <table:table-cell table:style-name="ce1" office:value-type="string" calcext:value-type="string">
            <text:p>g''</text:p>
          </table:table-cell>
          <table:table-cell table:style-name="ce1" office:value-type="float" office:value="783.991" calcext:value-type="float">
            <text:p>783,991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float" office:value="59" calcext:value-type="float">
            <text:p>59</text:p>
          </table:table-cell>
          <table:table-cell table:style-name="ce5" office:value-type="string" calcext:value-type="string">
            <text:p>G5</text:p>
          </table:table-cell>
          <table:table-cell table:style-name="ce5" office:value-type="string" calcext:value-type="string">
            <text:p>g’’</text:p>
          </table:table-cell>
          <table:table-cell table:style-name="ce5" office:value-type="string" calcext:value-type="string">
            <text:p>   783.991</text:p>
          </table:table-cell>
          <table:table-cell table:style-name="ce1" office:value-type="string" calcext:value-type="string">
            <text:p>F<text:a xlink:href="https://commons.wikimedia.org/wiki/File:Llpd%2B1.svg?uselang=fr" xlink:type="simple"> </text:a>5 ou G<text:a xlink:href="https://commons.wikimedia.org/wiki/File:Llpd-1.svg?uselang=fr" xlink:type="simple"> </text:a>5</text:p>
          </table:table-cell>
          <table:table-cell table:style-name="ce1" office:value-type="string" calcext:value-type="string">
            <text:p>fis''</text:p>
          </table:table-cell>
          <table:table-cell table:style-name="ce1" office:value-type="float" office:value="739.989" calcext:value-type="float">
            <text:p>739,989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float" office:value="58" calcext:value-type="float">
            <text:p>58</text:p>
          </table:table-cell>
          <table:table-cell table:style-name="ce5" office:value-type="string" calcext:value-type="string">
            <text:p>F5/G5</text:p>
          </table:table-cell>
          <table:table-cell table:style-name="ce5" office:value-type="string" calcext:value-type="string">
            <text:p>fis’’/ges’’</text:p>
          </table:table-cell>
          <table:table-cell table:style-name="ce5" office:value-type="string" calcext:value-type="string">
            <text:p>   739.989</text:p>
          </table:table-cell>
          <table:table-cell table:style-name="ce1" office:value-type="string" calcext:value-type="string">
            <text:p>F5</text:p>
          </table:table-cell>
          <table:table-cell table:style-name="ce1" office:value-type="string" calcext:value-type="string">
            <text:p>f''</text:p>
          </table:table-cell>
          <table:table-cell table:style-name="ce1" office:value-type="float" office:value="698.456" calcext:value-type="float">
            <text:p>698,456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float" office:value="57" calcext:value-type="float">
            <text:p>57</text:p>
          </table:table-cell>
          <table:table-cell table:style-name="ce5" office:value-type="string" calcext:value-type="string">
            <text:p>F5</text:p>
          </table:table-cell>
          <table:table-cell table:style-name="ce5" office:value-type="string" calcext:value-type="string">
            <text:p>f’’</text:p>
          </table:table-cell>
          <table:table-cell table:style-name="ce5" office:value-type="string" calcext:value-type="string">
            <text:p>   698.456</text:p>
          </table:table-cell>
          <table:table-cell table:style-name="ce1" office:value-type="string" calcext:value-type="string">
            <text:p>E5</text:p>
          </table:table-cell>
          <table:table-cell table:style-name="ce1" office:value-type="string" calcext:value-type="string">
            <text:p>e''</text:p>
          </table:table-cell>
          <table:table-cell table:style-name="ce1" office:value-type="float" office:value="659.255" calcext:value-type="float">
            <text:p>659,255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float" office:value="56" calcext:value-type="float">
            <text:p>56</text:p>
          </table:table-cell>
          <table:table-cell table:style-name="ce5" office:value-type="string" calcext:value-type="string">
            <text:p>E5</text:p>
          </table:table-cell>
          <table:table-cell table:style-name="ce5" office:value-type="string" calcext:value-type="string">
            <text:p>e’’</text:p>
          </table:table-cell>
          <table:table-cell table:style-name="ce5" office:value-type="string" calcext:value-type="string">
            <text:p>   659.255</text:p>
          </table:table-cell>
          <table:table-cell table:style-name="ce1" office:value-type="string" calcext:value-type="string">
            <text:p>D<text:a xlink:href="https://commons.wikimedia.org/wiki/File:Llpd%2B1.svg?uselang=fr" xlink:type="simple"> </text:a>5 ou E<text:a xlink:href="https://commons.wikimedia.org/wiki/File:Llpd-1.svg?uselang=fr" xlink:type="simple"> </text:a>5</text:p>
          </table:table-cell>
          <table:table-cell table:style-name="ce1" office:value-type="string" calcext:value-type="string">
            <text:p>dis''</text:p>
          </table:table-cell>
          <table:table-cell table:style-name="ce1" office:value-type="float" office:value="622.254" calcext:value-type="float">
            <text:p>622,254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float" office:value="55" calcext:value-type="float">
            <text:p>55</text:p>
          </table:table-cell>
          <table:table-cell table:style-name="ce5" office:value-type="string" calcext:value-type="string">
            <text:p>D5/E5</text:p>
          </table:table-cell>
          <table:table-cell table:style-name="ce5" office:value-type="string" calcext:value-type="string">
            <text:p>dis’’/es’’</text:p>
          </table:table-cell>
          <table:table-cell table:style-name="ce5" office:value-type="string" calcext:value-type="string">
            <text:p>   622.254</text:p>
          </table:table-cell>
          <table:table-cell table:style-name="ce1" office:value-type="string" calcext:value-type="string">
            <text:p>D5</text:p>
          </table:table-cell>
          <table:table-cell table:style-name="ce1" office:value-type="string" calcext:value-type="string">
            <text:p>d''</text:p>
          </table:table-cell>
          <table:table-cell table:style-name="ce1" office:value-type="float" office:value="587.33" calcext:value-type="float">
            <text:p>587,33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float" office:value="54" calcext:value-type="float">
            <text:p>54</text:p>
          </table:table-cell>
          <table:table-cell table:style-name="ce5" office:value-type="string" calcext:value-type="string">
            <text:p>D5</text:p>
          </table:table-cell>
          <table:table-cell table:style-name="ce5" office:value-type="string" calcext:value-type="string">
            <text:p>d’’</text:p>
          </table:table-cell>
          <table:table-cell table:style-name="ce5" office:value-type="string" calcext:value-type="string">
            <text:p>   587.330</text:p>
          </table:table-cell>
          <table:table-cell table:style-name="ce1" office:value-type="string" calcext:value-type="string">
            <text:p>C<text:a xlink:href="https://commons.wikimedia.org/wiki/File:Llpd%2B1.svg?uselang=fr" xlink:type="simple"> </text:a>5 ou D<text:a xlink:href="https://commons.wikimedia.org/wiki/File:Llpd-1.svg?uselang=fr" xlink:type="simple"> </text:a>5</text:p>
          </table:table-cell>
          <table:table-cell table:style-name="ce1" office:value-type="string" calcext:value-type="string">
            <text:p>cis''</text:p>
          </table:table-cell>
          <table:table-cell table:style-name="ce1" office:value-type="float" office:value="554.365" calcext:value-type="float">
            <text:p>554,365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float" office:value="53" calcext:value-type="float">
            <text:p>53</text:p>
          </table:table-cell>
          <table:table-cell table:style-name="ce5" office:value-type="string" calcext:value-type="string">
            <text:p>C5/D5</text:p>
          </table:table-cell>
          <table:table-cell table:style-name="ce5" office:value-type="string" calcext:value-type="string">
            <text:p>cis’’/des’’</text:p>
          </table:table-cell>
          <table:table-cell table:style-name="ce5" office:value-type="string" calcext:value-type="string">
            <text:p>   554.365</text:p>
          </table:table-cell>
          <table:table-cell table:style-name="ce1" office:value-type="string" calcext:value-type="string">
            <text:p>C5</text:p>
          </table:table-cell>
          <table:table-cell table:style-name="ce1" office:value-type="string" calcext:value-type="string">
            <text:p>c''</text:p>
          </table:table-cell>
          <table:table-cell table:style-name="ce1" office:value-type="float" office:value="523.251" calcext:value-type="float">
            <text:p>523,251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float" office:value="52" calcext:value-type="float">
            <text:p>52</text:p>
          </table:table-cell>
          <table:table-cell table:style-name="ce5" office:value-type="string" calcext:value-type="string">
            <text:p>C5</text:p>
          </table:table-cell>
          <table:table-cell table:style-name="ce5" office:value-type="string" calcext:value-type="string">
            <text:p>c’’</text:p>
          </table:table-cell>
          <table:table-cell table:style-name="ce5" office:value-type="string" calcext:value-type="string">
            <text:p>   523.251</text:p>
          </table:table-cell>
          <table:table-cell table:style-name="ce1" office:value-type="string" calcext:value-type="string">
            <text:p>B4</text:p>
          </table:table-cell>
          <table:table-cell table:style-name="ce1" office:value-type="string" calcext:value-type="string">
            <text:p>h'</text:p>
          </table:table-cell>
          <table:table-cell table:style-name="ce1" office:value-type="float" office:value="493.883" calcext:value-type="float">
            <text:p>493,883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float" office:value="51" calcext:value-type="float">
            <text:p>51</text:p>
          </table:table-cell>
          <table:table-cell table:style-name="ce5" office:value-type="string" calcext:value-type="string">
            <text:p>B4</text:p>
          </table:table-cell>
          <table:table-cell table:style-name="ce5" office:value-type="string" calcext:value-type="string">
            <text:p>h’</text:p>
          </table:table-cell>
          <table:table-cell table:style-name="ce5" office:value-type="string" calcext:value-type="string">
            <text:p>   493.883</text:p>
          </table:table-cell>
          <table:table-cell table:style-name="ce1" office:value-type="string" calcext:value-type="string">
            <text:p>A<text:a xlink:href="https://commons.wikimedia.org/wiki/File:Llpd%2B1.svg?uselang=fr" xlink:type="simple"> </text:a>4 ou B<text:a xlink:href="https://commons.wikimedia.org/wiki/File:Llpd-1.svg?uselang=fr" xlink:type="simple"> </text:a>4</text:p>
          </table:table-cell>
          <table:table-cell table:style-name="ce1" office:value-type="string" calcext:value-type="string">
            <text:p>b'</text:p>
          </table:table-cell>
          <table:table-cell table:style-name="ce1" office:value-type="float" office:value="466.164" calcext:value-type="float">
            <text:p>466,164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float" office:value="50" calcext:value-type="float">
            <text:p>50</text:p>
          </table:table-cell>
          <table:table-cell table:style-name="ce5" office:value-type="string" calcext:value-type="string">
            <text:p>A4/B4</text:p>
          </table:table-cell>
          <table:table-cell table:style-name="ce5" office:value-type="string" calcext:value-type="string">
            <text:p>ais’/b’</text:p>
          </table:table-cell>
          <table:table-cell table:style-name="ce5" office:value-type="string" calcext:value-type="string">
            <text:p>   466.164</text:p>
          </table:table-cell>
          <table:table-cell table:style-name="ce19" office:value-type="string" calcext:value-type="string">
            <text:p><text:a xlink:href="https://fr.wikipedia.org/wiki/A440" xlink:type="simple">A4</text:a></text:p>
          </table:table-cell>
          <table:table-cell table:style-name="ce1" office:value-type="string" calcext:value-type="string">
            <text:p>a'</text:p>
          </table:table-cell>
          <table:table-cell table:style-name="ce1" office:value-type="float" office:value="440" calcext:value-type="float">
            <text:p>440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float" office:value="49" calcext:value-type="float">
            <text:p>49</text:p>
          </table:table-cell>
          <table:table-cell table:style-name="ce13" office:value-type="string" calcext:value-type="string">
            <text:p>A4 concert pitch </text:p>
          </table:table-cell>
          <table:table-cell table:style-name="ce13" office:value-type="string" calcext:value-type="string">
            <text:p>a’ Kammerton    </text:p>
          </table:table-cell>
          <table:table-cell table:style-name="ce8" office:value-type="string" calcext:value-type="string">
            <text:p>   440.000</text:p>
          </table:table-cell>
          <table:table-cell table:style-name="ce1" office:value-type="string" calcext:value-type="string">
            <text:p>G<text:a xlink:href="https://commons.wikimedia.org/wiki/File:Llpd%2B1.svg?uselang=fr" xlink:type="simple"> </text:a>4 ou A<text:a xlink:href="https://commons.wikimedia.org/wiki/File:Llpd-1.svg?uselang=fr" xlink:type="simple"> </text:a>4</text:p>
          </table:table-cell>
          <table:table-cell table:style-name="ce1" office:value-type="string" calcext:value-type="string">
            <text:p>gis'</text:p>
          </table:table-cell>
          <table:table-cell table:style-name="ce1" office:value-type="float" office:value="415.305" calcext:value-type="float">
            <text:p>415,305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float" office:value="48" calcext:value-type="float">
            <text:p>48</text:p>
          </table:table-cell>
          <table:table-cell table:style-name="ce5" office:value-type="string" calcext:value-type="string">
            <text:p>G4/A4</text:p>
          </table:table-cell>
          <table:table-cell table:style-name="ce5" office:value-type="string" calcext:value-type="string">
            <text:p>gis’/as'’</text:p>
          </table:table-cell>
          <table:table-cell table:style-name="ce5" office:value-type="string" calcext:value-type="string">
            <text:p>   415.305</text:p>
          </table:table-cell>
          <table:table-cell table:style-name="ce1" office:value-type="string" calcext:value-type="string">
            <text:p>G4</text:p>
          </table:table-cell>
          <table:table-cell table:style-name="ce1" office:value-type="string" calcext:value-type="string">
            <text:p>g'</text:p>
          </table:table-cell>
          <table:table-cell table:style-name="ce1" office:value-type="float" office:value="391.995" calcext:value-type="float">
            <text:p>391,995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float" office:value="47" calcext:value-type="float">
            <text:p>47</text:p>
          </table:table-cell>
          <table:table-cell table:style-name="ce5" office:value-type="string" calcext:value-type="string">
            <text:p>G4</text:p>
          </table:table-cell>
          <table:table-cell table:style-name="ce5" office:value-type="string" calcext:value-type="string">
            <text:p>g’</text:p>
          </table:table-cell>
          <table:table-cell table:style-name="ce5" office:value-type="string" calcext:value-type="string">
            <text:p>   391.995</text:p>
          </table:table-cell>
          <table:table-cell table:style-name="ce1" office:value-type="string" calcext:value-type="string">
            <text:p>F<text:a xlink:href="https://commons.wikimedia.org/wiki/File:Llpd%2B1.svg?uselang=fr" xlink:type="simple"> </text:a>4 ou G<text:a xlink:href="https://commons.wikimedia.org/wiki/File:Llpd-1.svg?uselang=fr" xlink:type="simple"> </text:a>4</text:p>
          </table:table-cell>
          <table:table-cell table:style-name="ce1" office:value-type="string" calcext:value-type="string">
            <text:p>fis'</text:p>
          </table:table-cell>
          <table:table-cell table:style-name="ce1" office:value-type="float" office:value="369.994" calcext:value-type="float">
            <text:p>369,994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float" office:value="46" calcext:value-type="float">
            <text:p>46</text:p>
          </table:table-cell>
          <table:table-cell table:style-name="ce5" office:value-type="string" calcext:value-type="string">
            <text:p>F4/G4</text:p>
          </table:table-cell>
          <table:table-cell table:style-name="ce5" office:value-type="string" calcext:value-type="string">
            <text:p>fis’/ges’</text:p>
          </table:table-cell>
          <table:table-cell table:style-name="ce5" office:value-type="string" calcext:value-type="string">
            <text:p>   369.994</text:p>
          </table:table-cell>
          <table:table-cell table:style-name="ce1" office:value-type="string" calcext:value-type="string">
            <text:p>F4</text:p>
          </table:table-cell>
          <table:table-cell table:style-name="ce1" office:value-type="string" calcext:value-type="string">
            <text:p>f'</text:p>
          </table:table-cell>
          <table:table-cell table:style-name="ce1" office:value-type="float" office:value="349.228" calcext:value-type="float">
            <text:p>349,228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float" office:value="45" calcext:value-type="float">
            <text:p>45</text:p>
          </table:table-cell>
          <table:table-cell table:style-name="ce5" office:value-type="string" calcext:value-type="string">
            <text:p>F4</text:p>
          </table:table-cell>
          <table:table-cell table:style-name="ce5" office:value-type="string" calcext:value-type="string">
            <text:p>f’</text:p>
          </table:table-cell>
          <table:table-cell table:style-name="ce5" office:value-type="string" calcext:value-type="string">
            <text:p>   349.228</text:p>
          </table:table-cell>
          <table:table-cell table:style-name="ce1" office:value-type="string" calcext:value-type="string">
            <text:p>E4</text:p>
          </table:table-cell>
          <table:table-cell table:style-name="ce1" office:value-type="string" calcext:value-type="string">
            <text:p>e'</text:p>
          </table:table-cell>
          <table:table-cell table:style-name="ce1" office:value-type="float" office:value="329.628" calcext:value-type="float">
            <text:p>329,628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float" office:value="44" calcext:value-type="float">
            <text:p>44</text:p>
          </table:table-cell>
          <table:table-cell table:style-name="ce5" office:value-type="string" calcext:value-type="string">
            <text:p>E4</text:p>
          </table:table-cell>
          <table:table-cell table:style-name="ce5" office:value-type="string" calcext:value-type="string">
            <text:p>e’</text:p>
          </table:table-cell>
          <table:table-cell table:style-name="ce5" office:value-type="string" calcext:value-type="string">
            <text:p>   329.628</text:p>
          </table:table-cell>
          <table:table-cell table:style-name="ce1" office:value-type="string" calcext:value-type="string">
            <text:p>D<text:a xlink:href="https://commons.wikimedia.org/wiki/File:Llpd%2B1.svg?uselang=fr" xlink:type="simple"> </text:a>4 ou E<text:a xlink:href="https://commons.wikimedia.org/wiki/File:Llpd-1.svg?uselang=fr" xlink:type="simple"> </text:a>4</text:p>
          </table:table-cell>
          <table:table-cell table:style-name="ce1" office:value-type="string" calcext:value-type="string">
            <text:p>dis'</text:p>
          </table:table-cell>
          <table:table-cell table:style-name="ce1" office:value-type="float" office:value="311.127" calcext:value-type="float">
            <text:p>311,127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float" office:value="43" calcext:value-type="float">
            <text:p>43</text:p>
          </table:table-cell>
          <table:table-cell table:style-name="ce5" office:value-type="string" calcext:value-type="string">
            <text:p>D4/E4</text:p>
          </table:table-cell>
          <table:table-cell table:style-name="ce5" office:value-type="string" calcext:value-type="string">
            <text:p>dis’/es’</text:p>
          </table:table-cell>
          <table:table-cell table:style-name="ce5" office:value-type="string" calcext:value-type="string">
            <text:p>   311.127</text:p>
          </table:table-cell>
          <table:table-cell table:style-name="ce1" office:value-type="string" calcext:value-type="string">
            <text:p>D4</text:p>
          </table:table-cell>
          <table:table-cell table:style-name="ce1" office:value-type="string" calcext:value-type="string">
            <text:p>d'</text:p>
          </table:table-cell>
          <table:table-cell table:style-name="ce1" office:value-type="float" office:value="293.665" calcext:value-type="float">
            <text:p>293,665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float" office:value="42" calcext:value-type="float">
            <text:p>42</text:p>
          </table:table-cell>
          <table:table-cell table:style-name="ce5" office:value-type="string" calcext:value-type="string">
            <text:p>D4</text:p>
          </table:table-cell>
          <table:table-cell table:style-name="ce5" office:value-type="string" calcext:value-type="string">
            <text:p>d’</text:p>
          </table:table-cell>
          <table:table-cell table:style-name="ce5" office:value-type="string" calcext:value-type="string">
            <text:p>   293.665</text:p>
          </table:table-cell>
          <table:table-cell table:style-name="ce1" office:value-type="string" calcext:value-type="string">
            <text:p>C<text:a xlink:href="https://commons.wikimedia.org/wiki/File:Llpd%2B1.svg?uselang=fr" xlink:type="simple"> </text:a>4 ou D<text:a xlink:href="https://commons.wikimedia.org/wiki/File:Llpd-1.svg?uselang=fr" xlink:type="simple"> </text:a>4</text:p>
          </table:table-cell>
          <table:table-cell table:style-name="ce1" office:value-type="string" calcext:value-type="string">
            <text:p>cis'</text:p>
          </table:table-cell>
          <table:table-cell table:style-name="ce1" office:value-type="float" office:value="277.183" calcext:value-type="float">
            <text:p>277,183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float" office:value="41" calcext:value-type="float">
            <text:p>41</text:p>
          </table:table-cell>
          <table:table-cell table:style-name="ce5" office:value-type="string" calcext:value-type="string">
            <text:p>C4/D4</text:p>
          </table:table-cell>
          <table:table-cell table:style-name="ce5" office:value-type="string" calcext:value-type="string">
            <text:p>cis’/des’</text:p>
          </table:table-cell>
          <table:table-cell table:style-name="ce5" office:value-type="string" calcext:value-type="string">
            <text:p>   277.183</text:p>
          </table:table-cell>
          <table:table-cell table:style-name="ce1" office:value-type="string" calcext:value-type="string">
            <text:p><text:a xlink:href="https://fr.wikipedia.org/w/index.php?title=Do_central&amp;action=edit&amp;redlink=1" xlink:type="simple">C4</text:a> <text:a xlink:href="https://en.wikipedia.org/wiki/middle_C" xlink:type="simple">(en)</text:a></text:p>
          </table:table-cell>
          <table:table-cell table:style-name="ce1" office:value-type="string" calcext:value-type="string">
            <text:p>c'</text:p>
          </table:table-cell>
          <table:table-cell table:style-name="ce1" office:value-type="float" office:value="261.626" calcext:value-type="float">
            <text:p>261,626</text:p>
          </table:table-cell>
          <table:table-cell table:number-columns-repeated="5"/>
        </table:table-row>
        <table:table-row table:style-name="ro1">
          <table:table-cell/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C4 (middle C)</text:p>
          </table:table-cell>
          <table:table-cell table:style-name="ce9" office:value-type="string" calcext:value-type="string">
            <text:p>c’ (Schloss-C)</text:p>
          </table:table-cell>
          <table:table-cell table:style-name="ce9" office:value-type="string" calcext:value-type="string">
            <text:p>   261.626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246.942" calcext:value-type="float">
            <text:p>246,942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B3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   246.942</text:p>
          </table:table-cell>
          <table:table-cell table:style-name="ce1" office:value-type="string" calcext:value-type="string">
            <text:p>A<text:a xlink:href="https://commons.wikimedia.org/wiki/File:Llpd%2B1.svg?uselang=fr" xlink:type="simple"> </text:a>3 ou B<text:a xlink:href="https://commons.wikimedia.org/wiki/File:Llpd-1.svg?uselang=fr" xlink:type="simple"> </text:a>3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233.082" calcext:value-type="float">
            <text:p>233,082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float" office:value="38" calcext:value-type="float">
            <text:p>38</text:p>
          </table:table-cell>
          <table:table-cell table:style-name="ce5" office:value-type="string" calcext:value-type="string">
            <text:p>A3/B3</text:p>
          </table:table-cell>
          <table:table-cell table:style-name="ce5" office:value-type="string" calcext:value-type="string">
            <text:p>ais/b</text:p>
          </table:table-cell>
          <table:table-cell table:style-name="ce5" office:value-type="string" calcext:value-type="string">
            <text:p>   233.082</text:p>
          </table:table-cell>
          <table:table-cell table:style-name="ce1" office:value-type="string" calcext:value-type="string">
            <text:p>A3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20" calcext:value-type="float">
            <text:p>220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float" office:value="37" calcext:value-type="float">
            <text:p>37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   220.000</text:p>
          </table:table-cell>
          <table:table-cell table:style-name="ce1" office:value-type="string" calcext:value-type="string">
            <text:p>G<text:a xlink:href="https://commons.wikimedia.org/wiki/File:Llpd%2B1.svg?uselang=fr" xlink:type="simple"> </text:a>3 ou A<text:a xlink:href="https://commons.wikimedia.org/wiki/File:Llpd-1.svg?uselang=fr" xlink:type="simple"> </text:a>3</text:p>
          </table:table-cell>
          <table:table-cell table:style-name="ce1" office:value-type="string" calcext:value-type="string">
            <text:p>gis</text:p>
          </table:table-cell>
          <table:table-cell table:style-name="ce1" office:value-type="float" office:value="207.652" calcext:value-type="float">
            <text:p>207,652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float" office:value="36" calcext:value-type="float">
            <text:p>36</text:p>
          </table:table-cell>
          <table:table-cell table:style-name="ce5" office:value-type="string" calcext:value-type="string">
            <text:p>G3/A3</text:p>
          </table:table-cell>
          <table:table-cell table:style-name="ce5" office:value-type="string" calcext:value-type="string">
            <text:p>gis/as</text:p>
          </table:table-cell>
          <table:table-cell table:style-name="ce5" office:value-type="string" calcext:value-type="string">
            <text:p>   207.652</text:p>
          </table:table-cell>
          <table:table-cell table:style-name="ce1" office:value-type="string" calcext:value-type="string">
            <text:p>G3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195.998" calcext:value-type="float">
            <text:p>195,998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float" office:value="35" calcext:value-type="float">
            <text:p>35</text:p>
          </table:table-cell>
          <table:table-cell table:style-name="ce5" office:value-type="string" calcext:value-type="string">
            <text:p>G3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   195.998</text:p>
          </table:table-cell>
          <table:table-cell table:style-name="ce1" office:value-type="string" calcext:value-type="string">
            <text:p>F<text:a xlink:href="https://commons.wikimedia.org/wiki/File:Llpd%2B1.svg?uselang=fr" xlink:type="simple"> </text:a>3 ou G<text:a xlink:href="https://commons.wikimedia.org/wiki/File:Llpd-1.svg?uselang=fr" xlink:type="simple"> </text:a>3</text:p>
          </table:table-cell>
          <table:table-cell table:style-name="ce1" office:value-type="string" calcext:value-type="string">
            <text:p>fis</text:p>
          </table:table-cell>
          <table:table-cell table:style-name="ce1" office:value-type="float" office:value="184.997" calcext:value-type="float">
            <text:p>184,997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float" office:value="34" calcext:value-type="float">
            <text:p>34</text:p>
          </table:table-cell>
          <table:table-cell table:style-name="ce5" office:value-type="string" calcext:value-type="string">
            <text:p>F3/G3</text:p>
          </table:table-cell>
          <table:table-cell table:style-name="ce5" office:value-type="string" calcext:value-type="string">
            <text:p>fis/ges</text:p>
          </table:table-cell>
          <table:table-cell table:style-name="ce5" office:value-type="string" calcext:value-type="string">
            <text:p>   184.997</text:p>
          </table:table-cell>
          <table:table-cell table:style-name="ce1" office:value-type="string" calcext:value-type="string">
            <text:p>F3</text:p>
          </table:table-cell>
          <table:table-cell table:style-name="ce1" office:value-type="string" calcext:value-type="string">
            <text:p>f</text:p>
          </table:table-cell>
          <table:table-cell table:style-name="ce1" office:value-type="float" office:value="174.614" calcext:value-type="float">
            <text:p>174,614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float" office:value="33" calcext:value-type="float">
            <text:p>33</text:p>
          </table:table-cell>
          <table:table-cell table:style-name="ce5" office:value-type="string" calcext:value-type="string">
            <text:p>F3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   174.614</text:p>
          </table:table-cell>
          <table:table-cell table:style-name="ce1" office:value-type="string" calcext:value-type="string">
            <text:p>E3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64.814" calcext:value-type="float">
            <text:p>164,814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float" office:value="32" calcext:value-type="float">
            <text:p>32</text:p>
          </table:table-cell>
          <table:table-cell table:style-name="ce5" office:value-type="string" calcext:value-type="string">
            <text:p>E3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   164.814</text:p>
          </table:table-cell>
          <table:table-cell table:style-name="ce1" office:value-type="string" calcext:value-type="string">
            <text:p>D<text:a xlink:href="https://commons.wikimedia.org/wiki/File:Llpd%2B1.svg?uselang=fr" xlink:type="simple"> </text:a>3 ou E<text:a xlink:href="https://commons.wikimedia.org/wiki/File:Llpd-1.svg?uselang=fr" xlink:type="simple"> </text:a>3</text:p>
          </table:table-cell>
          <table:table-cell table:style-name="ce1" office:value-type="string" calcext:value-type="string">
            <text:p>dis</text:p>
          </table:table-cell>
          <table:table-cell table:style-name="ce1" office:value-type="float" office:value="155.563" calcext:value-type="float">
            <text:p>155,563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float" office:value="31" calcext:value-type="float">
            <text:p>31</text:p>
          </table:table-cell>
          <table:table-cell table:style-name="ce5" office:value-type="string" calcext:value-type="string">
            <text:p>D3/E3</text:p>
          </table:table-cell>
          <table:table-cell table:style-name="ce5" office:value-type="string" calcext:value-type="string">
            <text:p>dis/es</text:p>
          </table:table-cell>
          <table:table-cell table:style-name="ce5" office:value-type="string" calcext:value-type="string">
            <text:p>   155.563</text:p>
          </table:table-cell>
          <table:table-cell table:style-name="ce1" office:value-type="string" calcext:value-type="string">
            <text:p>D3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146.832" calcext:value-type="float">
            <text:p>146,832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D3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   146.832</text:p>
          </table:table-cell>
          <table:table-cell table:style-name="ce1" office:value-type="string" calcext:value-type="string">
            <text:p>C<text:a xlink:href="https://commons.wikimedia.org/wiki/File:Llpd%2B1.svg?uselang=fr" xlink:type="simple"> </text:a>3 ou D<text:a xlink:href="https://commons.wikimedia.org/wiki/File:Llpd-1.svg?uselang=fr" xlink:type="simple"> </text:a>3</text:p>
          </table:table-cell>
          <table:table-cell table:style-name="ce1" office:value-type="string" calcext:value-type="string">
            <text:p>cis</text:p>
          </table:table-cell>
          <table:table-cell table:style-name="ce1" office:value-type="float" office:value="138.591" calcext:value-type="float">
            <text:p>138,591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float" office:value="29" calcext:value-type="float">
            <text:p>29</text:p>
          </table:table-cell>
          <table:table-cell table:style-name="ce5" office:value-type="string" calcext:value-type="string">
            <text:p>C3/D3</text:p>
          </table:table-cell>
          <table:table-cell table:style-name="ce5" office:value-type="string" calcext:value-type="string">
            <text:p>cis/des</text:p>
          </table:table-cell>
          <table:table-cell table:style-name="ce5" office:value-type="string" calcext:value-type="string">
            <text:p>   138.591</text:p>
          </table:table-cell>
          <table:table-cell table:style-name="ce1" office:value-type="string" calcext:value-type="string">
            <text:p>C3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130.813" calcext:value-type="float">
            <text:p>130,813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float" office:value="28" calcext:value-type="float">
            <text:p>28</text:p>
          </table:table-cell>
          <table:table-cell table:style-name="ce5" office:value-type="string" calcext:value-type="string">
            <text:p>C3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   130.813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123.471" calcext:value-type="float">
            <text:p>123,471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float" office:value="27" calcext:value-type="float">
            <text:p>27</text:p>
          </table:table-cell>
          <table:table-cell table:style-name="ce5" office:value-type="string" calcext:value-type="string">
            <text:p>B2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   123.471</text:p>
          </table:table-cell>
          <table:table-cell table:style-name="ce1" office:value-type="string" calcext:value-type="string">
            <text:p>A<text:a xlink:href="https://commons.wikimedia.org/wiki/File:Llpd%2B1.svg?uselang=fr" xlink:type="simple"> </text:a>2 ou B<text:a xlink:href="https://commons.wikimedia.org/wiki/File:Llpd-1.svg?uselang=fr" xlink:type="simple"> </text:a>2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16.541" calcext:value-type="float">
            <text:p>116,541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float" office:value="26" calcext:value-type="float">
            <text:p>26</text:p>
          </table:table-cell>
          <table:table-cell table:style-name="ce5" office:value-type="string" calcext:value-type="string">
            <text:p>A2/B2</text:p>
          </table:table-cell>
          <table:table-cell table:style-name="ce5" office:value-type="string" calcext:value-type="string">
            <text:p>Ais/B</text:p>
          </table:table-cell>
          <table:table-cell table:style-name="ce5" office:value-type="string" calcext:value-type="string">
            <text:p>   116.541</text:p>
          </table:table-cell>
          <table:table-cell table:style-name="ce1" office:value-type="string" calcext:value-type="string">
            <text:p>A2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10" calcext:value-type="float">
            <text:p>110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A2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   110.000</text:p>
          </table:table-cell>
          <table:table-cell table:style-name="ce1" office:value-type="string" calcext:value-type="string">
            <text:p>G<text:a xlink:href="https://commons.wikimedia.org/wiki/File:Llpd%2B1.svg?uselang=fr" xlink:type="simple"> </text:a>2 ou A<text:a xlink:href="https://commons.wikimedia.org/wiki/File:Llpd-1.svg?uselang=fr" xlink:type="simple"> </text:a>2</text:p>
          </table:table-cell>
          <table:table-cell table:style-name="ce1" office:value-type="string" calcext:value-type="string">
            <text:p>Gis</text:p>
          </table:table-cell>
          <table:table-cell table:style-name="ce1" office:value-type="float" office:value="103.826" calcext:value-type="float">
            <text:p>103,826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float" office:value="24" calcext:value-type="float">
            <text:p>24</text:p>
          </table:table-cell>
          <table:table-cell table:style-name="ce5" office:value-type="string" calcext:value-type="string">
            <text:p>G2/A2</text:p>
          </table:table-cell>
          <table:table-cell table:style-name="ce5" office:value-type="string" calcext:value-type="string">
            <text:p>Gis/As</text:p>
          </table:table-cell>
          <table:table-cell table:style-name="ce5" office:value-type="string" calcext:value-type="string">
            <text:p>   103.826</text:p>
          </table:table-cell>
          <table:table-cell table:style-name="ce1" office:value-type="string" calcext:value-type="string">
            <text:p>G2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97.9989" calcext:value-type="float">
            <text:p>97,9989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G2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     97.9989</text:p>
          </table:table-cell>
          <table:table-cell table:style-name="ce1" office:value-type="string" calcext:value-type="string">
            <text:p>F<text:a xlink:href="https://commons.wikimedia.org/wiki/File:Llpd%2B1.svg?uselang=fr" xlink:type="simple"> </text:a>2 ou G<text:a xlink:href="https://commons.wikimedia.org/wiki/File:Llpd-1.svg?uselang=fr" xlink:type="simple"> </text:a>2</text:p>
          </table:table-cell>
          <table:table-cell table:style-name="ce1" office:value-type="string" calcext:value-type="string">
            <text:p>Fis</text:p>
          </table:table-cell>
          <table:table-cell table:style-name="ce1" office:value-type="float" office:value="92.4986" calcext:value-type="float">
            <text:p>92,4986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float" office:value="22" calcext:value-type="float">
            <text:p>22</text:p>
          </table:table-cell>
          <table:table-cell table:style-name="ce5" office:value-type="string" calcext:value-type="string">
            <text:p>F2/G2</text:p>
          </table:table-cell>
          <table:table-cell table:style-name="ce5" office:value-type="string" calcext:value-type="string">
            <text:p>Fis/Ges</text:p>
          </table:table-cell>
          <table:table-cell table:style-name="ce5" office:value-type="string" calcext:value-type="string">
            <text:p>     92.4986</text:p>
          </table:table-cell>
          <table:table-cell table:style-name="ce1" office:value-type="string" calcext:value-type="string">
            <text:p>F2</text:p>
          </table:table-cell>
          <table:table-cell table:style-name="ce1" office:value-type="string" calcext:value-type="string">
            <text:p>F</text:p>
          </table:table-cell>
          <table:table-cell table:style-name="ce1" office:value-type="float" office:value="87.3071" calcext:value-type="float">
            <text:p>87,3071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F2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     87.3071</text:p>
          </table:table-cell>
          <table:table-cell table:style-name="ce1" office:value-type="string" calcext:value-type="string">
            <text:p>E2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82.4069" calcext:value-type="float">
            <text:p>82,4069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E2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     82.4069</text:p>
          </table:table-cell>
          <table:table-cell table:style-name="ce1" office:value-type="string" calcext:value-type="string">
            <text:p>D<text:a xlink:href="https://commons.wikimedia.org/wiki/File:Llpd%2B1.svg?uselang=fr" xlink:type="simple"> </text:a>2 ou E<text:a xlink:href="https://commons.wikimedia.org/wiki/File:Llpd-1.svg?uselang=fr" xlink:type="simple"> </text:a>2</text:p>
          </table:table-cell>
          <table:table-cell table:style-name="ce1" office:value-type="string" calcext:value-type="string">
            <text:p>Dis</text:p>
          </table:table-cell>
          <table:table-cell table:style-name="ce1" office:value-type="float" office:value="77.7817" calcext:value-type="float">
            <text:p>77,7817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float" office:value="19" calcext:value-type="float">
            <text:p>19</text:p>
          </table:table-cell>
          <table:table-cell table:style-name="ce5" office:value-type="string" calcext:value-type="string">
            <text:p>D2/E2</text:p>
          </table:table-cell>
          <table:table-cell table:style-name="ce5" office:value-type="string" calcext:value-type="string">
            <text:p>Dis/Es</text:p>
          </table:table-cell>
          <table:table-cell table:style-name="ce5" office:value-type="string" calcext:value-type="string">
            <text:p>     77.7817</text:p>
          </table:table-cell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73.4162" calcext:value-type="float">
            <text:p>73,4162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D2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     73.4162</text:p>
          </table:table-cell>
          <table:table-cell table:style-name="ce1" office:value-type="string" calcext:value-type="string">
            <text:p>C<text:a xlink:href="https://commons.wikimedia.org/wiki/File:Llpd%2B1.svg?uselang=fr" xlink:type="simple"> </text:a>2 ou D<text:a xlink:href="https://commons.wikimedia.org/wiki/File:Llpd-1.svg?uselang=fr" xlink:type="simple"> </text:a>2</text:p>
          </table:table-cell>
          <table:table-cell table:style-name="ce1" office:value-type="string" calcext:value-type="string">
            <text:p>Cis</text:p>
          </table:table-cell>
          <table:table-cell table:style-name="ce1" office:value-type="float" office:value="69.2957" calcext:value-type="float">
            <text:p>69,2957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float" office:value="17" calcext:value-type="float">
            <text:p>17</text:p>
          </table:table-cell>
          <table:table-cell table:style-name="ce5" office:value-type="string" calcext:value-type="string">
            <text:p>C2/D2</text:p>
          </table:table-cell>
          <table:table-cell table:style-name="ce5" office:value-type="string" calcext:value-type="string">
            <text:p>Cis/Des</text:p>
          </table:table-cell>
          <table:table-cell table:style-name="ce5" office:value-type="string" calcext:value-type="string">
            <text:p>     69.2957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65.4064" calcext:value-type="float">
            <text:p>65,4064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C2 (low C)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     65.4064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H1</text:p>
          </table:table-cell>
          <table:table-cell table:style-name="ce1" office:value-type="float" office:value="61.7354" calcext:value-type="float">
            <text:p>61,7354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B1</text:p>
          </table:table-cell>
          <table:table-cell table:style-name="ce16" office:value-type="string" calcext:value-type="string">
            <text:p>,H</text:p>
          </table:table-cell>
          <table:table-cell table:style-name="ce5" office:value-type="string" calcext:value-type="string">
            <text:p>     61.7354</text:p>
          </table:table-cell>
          <table:table-cell table:style-name="ce1" office:value-type="string" calcext:value-type="string">
            <text:p>A<text:a xlink:href="https://commons.wikimedia.org/wiki/File:Llpd%2B1.svg?uselang=fr" xlink:type="simple"> </text:a>1 ou B<text:a xlink:href="https://commons.wikimedia.org/wiki/File:Llpd-1.svg?uselang=fr" xlink:type="simple"> </text:a>1</text:p>
          </table:table-cell>
          <table:table-cell table:style-name="ce1" office:value-type="string" calcext:value-type="string">
            <text:p>B1</text:p>
          </table:table-cell>
          <table:table-cell table:style-name="ce1" office:value-type="float" office:value="58.2705" calcext:value-type="float">
            <text:p>58,2705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float" office:value="14" calcext:value-type="float">
            <text:p>14</text:p>
          </table:table-cell>
          <table:table-cell table:style-name="ce5" office:value-type="string" calcext:value-type="string">
            <text:p>A1/B1</text:p>
          </table:table-cell>
          <table:table-cell table:style-name="ce16" office:value-type="string" calcext:value-type="string">
            <text:p>,Ais/,B    ~60 Hz</text:p>
          </table:table-cell>
          <table:table-cell table:style-name="ce5" office:value-type="string" calcext:value-type="string">
            <text:p>     58.2705</text:p>
          </table:table-cell>
          <table:table-cell table:number-columns-repeated="2" table:style-name="ce1" office:value-type="string" calcext:value-type="string">
            <text:p>A1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A1</text:p>
          </table:table-cell>
          <table:table-cell table:style-name="ce16" office:value-type="string" calcext:value-type="string">
            <text:p>,A</text:p>
          </table:table-cell>
          <table:table-cell table:style-name="ce5" office:value-type="string" calcext:value-type="string">
            <text:p>     55.0000</text:p>
          </table:table-cell>
          <table:table-cell table:style-name="ce1" office:value-type="string" calcext:value-type="string">
            <text:p>G<text:a xlink:href="https://commons.wikimedia.org/wiki/File:Llpd%2B1.svg?uselang=fr" xlink:type="simple"> </text:a>1 ou A<text:a xlink:href="https://commons.wikimedia.org/wiki/File:Llpd-1.svg?uselang=fr" xlink:type="simple"> </text:a>1</text:p>
          </table:table-cell>
          <table:table-cell table:style-name="ce1" office:value-type="string" calcext:value-type="string">
            <text:p>Gis1</text:p>
          </table:table-cell>
          <table:table-cell table:style-name="ce1" office:value-type="float" office:value="51.913" calcext:value-type="float">
            <text:p>51,913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float" office:value="12" calcext:value-type="float">
            <text:p>12</text:p>
          </table:table-cell>
          <table:table-cell table:style-name="ce5" office:value-type="string" calcext:value-type="string">
            <text:p>G1/A1</text:p>
          </table:table-cell>
          <table:table-cell table:style-name="ce16" office:value-type="string" calcext:value-type="string">
            <text:p>,Gis/,As</text:p>
          </table:table-cell>
          <table:table-cell table:style-name="ce5" office:value-type="string" calcext:value-type="string">
            <text:p>     51.9130</text:p>
          </table:table-cell>
          <table:table-cell table:number-columns-repeated="2" table:style-name="ce1" office:value-type="string" calcext:value-type="string">
            <text:p>G1</text:p>
          </table:table-cell>
          <table:table-cell table:style-name="ce1" office:value-type="float" office:value="48.9995" calcext:value-type="float">
            <text:p>48,9995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G1</text:p>
          </table:table-cell>
          <table:table-cell table:style-name="ce16" office:value-type="string" calcext:value-type="string">
            <text:p>,G           ~50 Hz</text:p>
          </table:table-cell>
          <table:table-cell table:style-name="ce5" office:value-type="string" calcext:value-type="string">
            <text:p>     48.9995</text:p>
          </table:table-cell>
          <table:table-cell table:style-name="ce1" office:value-type="string" calcext:value-type="string">
            <text:p>F<text:a xlink:href="https://commons.wikimedia.org/wiki/File:Llpd%2B1.svg?uselang=fr" xlink:type="simple"> </text:a>1 ou G<text:a xlink:href="https://commons.wikimedia.org/wiki/File:Llpd-1.svg?uselang=fr" xlink:type="simple"> </text:a>1</text:p>
          </table:table-cell>
          <table:table-cell table:style-name="ce1" office:value-type="string" calcext:value-type="string">
            <text:p>Fis1</text:p>
          </table:table-cell>
          <table:table-cell table:style-name="ce1" office:value-type="float" office:value="46.2493" calcext:value-type="float">
            <text:p>46,2493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float" office:value="10" calcext:value-type="float">
            <text:p>10</text:p>
          </table:table-cell>
          <table:table-cell table:style-name="ce5" office:value-type="string" calcext:value-type="string">
            <text:p>F1/G1</text:p>
          </table:table-cell>
          <table:table-cell table:style-name="ce16" office:value-type="string" calcext:value-type="string">
            <text:p>,Fis/,Ges</text:p>
          </table:table-cell>
          <table:table-cell table:style-name="ce5" office:value-type="string" calcext:value-type="string">
            <text:p>     46.2493</text:p>
          </table:table-cell>
          <table:table-cell table:number-columns-repeated="2" table:style-name="ce1" office:value-type="string" calcext:value-type="string">
            <text:p>F1</text:p>
          </table:table-cell>
          <table:table-cell table:style-name="ce1" office:value-type="float" office:value="43.6536" calcext:value-type="float">
            <text:p>43,6536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F1</text:p>
          </table:table-cell>
          <table:table-cell table:style-name="ce16" office:value-type="string" calcext:value-type="string">
            <text:p>,F</text:p>
          </table:table-cell>
          <table:table-cell table:style-name="ce5" office:value-type="string" calcext:value-type="string">
            <text:p>     43.6536</text:p>
          </table:table-cell>
          <table:table-cell table:number-columns-repeated="2" table:style-name="ce1" office:value-type="string" calcext:value-type="string">
            <text:p>E1</text:p>
          </table:table-cell>
          <table:table-cell table:style-name="ce1" office:value-type="float" office:value="41.2035" calcext:value-type="float">
            <text:p>41,2035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1</text:p>
          </table:table-cell>
          <table:table-cell table:style-name="ce16" office:value-type="string" calcext:value-type="string">
            <text:p>,E</text:p>
          </table:table-cell>
          <table:table-cell table:style-name="ce5" office:value-type="string" calcext:value-type="string">
            <text:p>     41.2035</text:p>
          </table:table-cell>
          <table:table-cell table:style-name="ce1" office:value-type="string" calcext:value-type="string">
            <text:p>D<text:a xlink:href="https://commons.wikimedia.org/wiki/File:Llpd%2B1.svg?uselang=fr" xlink:type="simple"> </text:a>1 ou E<text:a xlink:href="https://commons.wikimedia.org/wiki/File:Llpd-1.svg?uselang=fr" xlink:type="simple"> </text:a>1</text:p>
          </table:table-cell>
          <table:table-cell table:style-name="ce1" office:value-type="string" calcext:value-type="string">
            <text:p>Dis1</text:p>
          </table:table-cell>
          <table:table-cell table:style-name="ce1" office:value-type="float" office:value="38.8909" calcext:value-type="float">
            <text:p>38,8909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float" office:value="7" calcext:value-type="float">
            <text:p>7</text:p>
          </table:table-cell>
          <table:table-cell table:style-name="ce5" office:value-type="string" calcext:value-type="string">
            <text:p>D1/E1</text:p>
          </table:table-cell>
          <table:table-cell table:style-name="ce16" office:value-type="string" calcext:value-type="string">
            <text:p>,Dis/,Es</text:p>
          </table:table-cell>
          <table:table-cell table:style-name="ce5" office:value-type="string" calcext:value-type="string">
            <text:p>     38.8909</text:p>
          </table:table-cell>
          <table:table-cell table:number-columns-repeated="2" table:style-name="ce1" office:value-type="string" calcext:value-type="string">
            <text:p>D1</text:p>
          </table:table-cell>
          <table:table-cell table:style-name="ce1" office:value-type="float" office:value="36.7081" calcext:value-type="float">
            <text:p>36,7081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D1</text:p>
          </table:table-cell>
          <table:table-cell table:style-name="ce16" office:value-type="string" calcext:value-type="string">
            <text:p>,D</text:p>
          </table:table-cell>
          <table:table-cell table:style-name="ce5" office:value-type="string" calcext:value-type="string">
            <text:p>     36.7081</text:p>
          </table:table-cell>
          <table:table-cell table:style-name="ce1" office:value-type="string" calcext:value-type="string">
            <text:p>C<text:a xlink:href="https://commons.wikimedia.org/wiki/File:Llpd%2B1.svg?uselang=fr" xlink:type="simple"> </text:a>1 ou D<text:a xlink:href="https://commons.wikimedia.org/wiki/File:Llpd-1.svg?uselang=fr" xlink:type="simple"> </text:a>1</text:p>
          </table:table-cell>
          <table:table-cell table:style-name="ce1" office:value-type="string" calcext:value-type="string">
            <text:p>Cis1</text:p>
          </table:table-cell>
          <table:table-cell table:style-name="ce1" office:value-type="float" office:value="34.6479" calcext:value-type="float">
            <text:p>34,6479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float" office:value="5" calcext:value-type="float">
            <text:p>5</text:p>
          </table:table-cell>
          <table:table-cell table:style-name="ce5" office:value-type="string" calcext:value-type="string">
            <text:p>C1/D1</text:p>
          </table:table-cell>
          <table:table-cell table:style-name="ce16" office:value-type="string" calcext:value-type="string">
            <text:p>,Cis/,Des</text:p>
          </table:table-cell>
          <table:table-cell table:style-name="ce5" office:value-type="string" calcext:value-type="string">
            <text:p>     34.6479</text:p>
          </table:table-cell>
          <table:table-cell table:number-columns-repeated="2" table:style-name="ce1" office:value-type="string" calcext:value-type="string">
            <text:p>C1</text:p>
          </table:table-cell>
          <table:table-cell table:style-name="ce1" office:value-type="float" office:value="32.7032" calcext:value-type="float">
            <text:p>32,7032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C1</text:p>
          </table:table-cell>
          <table:table-cell table:style-name="ce16" office:value-type="string" calcext:value-type="string">
            <text:p>,C</text:p>
          </table:table-cell>
          <table:table-cell table:style-name="ce5" office:value-type="string" calcext:value-type="string">
            <text:p>     32.7032</text:p>
          </table:table-cell>
          <table:table-cell table:style-name="ce1" office:value-type="string" calcext:value-type="string">
            <text:p>B0</text:p>
          </table:table-cell>
          <table:table-cell table:style-name="ce1" office:value-type="string" calcext:value-type="string">
            <text:p>H2</text:p>
          </table:table-cell>
          <table:table-cell table:style-name="ce1" office:value-type="float" office:value="30.8677" calcext:value-type="float">
            <text:p>30,8677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B0</text:p>
          </table:table-cell>
          <table:table-cell table:style-name="ce16" office:value-type="string" calcext:value-type="string">
            <text:p>,,H</text:p>
          </table:table-cell>
          <table:table-cell table:style-name="ce5" office:value-type="string" calcext:value-type="string">
            <text:p>     30.8677</text:p>
          </table:table-cell>
          <table:table-cell table:style-name="ce1" office:value-type="string" calcext:value-type="string">
            <text:p>A<text:a xlink:href="https://commons.wikimedia.org/wiki/File:Llpd%2B1.svg?uselang=fr" xlink:type="simple"> </text:a>0 ou B<text:a xlink:href="https://commons.wikimedia.org/wiki/File:Llpd-1.svg?uselang=fr" xlink:type="simple"> </text:a>0</text:p>
          </table:table-cell>
          <table:table-cell table:style-name="ce1" office:value-type="string" calcext:value-type="string">
            <text:p>B2</text:p>
          </table:table-cell>
          <table:table-cell table:style-name="ce1" office:value-type="float" office:value="29.1353" calcext:value-type="float">
            <text:p>29,1353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float" office:value="2" calcext:value-type="float">
            <text:p>2</text:p>
          </table:table-cell>
          <table:table-cell table:style-name="ce5" office:value-type="string" calcext:value-type="string">
            <text:p>A0/B0</text:p>
          </table:table-cell>
          <table:table-cell table:style-name="ce16" office:value-type="string" calcext:value-type="string">
            <text:p>,,Ais/,,B</text:p>
          </table:table-cell>
          <table:table-cell table:style-name="ce5" office:value-type="string" calcext:value-type="string">
            <text:p>     29.1353</text:p>
          </table:table-cell>
          <table:table-cell table:style-name="ce1" office:value-type="string" calcext:value-type="string">
            <text:p>A0</text:p>
          </table:table-cell>
          <table:table-cell table:style-name="ce1" office:value-type="string" calcext:value-type="string">
            <text:p>A2</text:p>
          </table:table-cell>
          <table:table-cell table:style-name="ce1" office:value-type="float" office:value="27.5" calcext:value-type="float">
            <text:p>27,5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0 - First tone</text:p>
          </table:table-cell>
          <table:table-cell table:style-name="ce16" office:value-type="string" calcext:value-type="string">
            <text:p>,,A - Lowest</text:p>
          </table:table-cell>
          <table:table-cell table:style-name="ce5" office:value-type="string" calcext:value-type="string">
            <text:p>     27.5000  </text:p>
          </table:table-cell>
          <table:table-cell table:style-name="Default" table:number-columns-repeated="3"/>
          <table:table-cell table:number-columns-repeated="5"/>
        </table:table-row>
        <table:table-row table:style-name="ro2" table:number-rows-repeated="4">
          <table:table-cell table:number-columns-repeated="2"/>
          <table:table-cell table:style-name="Default" table:number-columns-repeated="6"/>
          <table:table-cell table:number-columns-repeated="5"/>
        </table:table-row>
        <table:table-row table:style-name="ro3">
          <table:table-cell table:number-columns-repeated="2"/>
          <table:table-cell table:style-name="ce14" office:value-type="string" calcext:value-type="string">
            <text:p>octave -5</text:p>
          </table:table-cell>
          <table:table-cell table:style-name="Default" table:number-columns-repeated="5"/>
          <table:table-cell table:number-columns-repeated="5"/>
        </table:table-row>
        <table:table-row table:style-name="ro1">
          <table:table-cell table:number-columns-repeated="2"/>
          <table:table-cell table:style-name="ce10" office:value-type="string" calcext:value-type="string">
            <text:p>Octave Name</text:p>
          </table:table-cell>
          <table:table-cell table:style-name="ce10" office:value-type="string" calcext:value-type="string">
            <text:p>MIDI Octave</text:p>
          </table:table-cell>
          <table:table-cell table:style-name="ce10" office:value-type="string" calcext:value-type="string">
            <text:p>MIDI Note Number</text:p>
          </table:table-cell>
          <table:table-cell table:style-name="ce10" office:value-type="string" calcext:value-type="string">
            <text:p>Note Name</text:p>
          </table:table-cell>
          <table:table-cell table:style-name="ce10" office:value-type="string" calcext:value-type="string">
            <text:p>Frequency Hz</text:p>
          </table:table-cell>
          <table:table-cell table:style-name="ce10" office:value-type="string" calcext:value-type="string">
            <text:p>Absolute Cents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--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8.1757989156</text:p>
          </table:table-cell>
          <table:table-cell office:value-type="string" calcext:value-type="string">
            <text:p>-6,900.00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--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#/Db</text:p>
          </table:table-cell>
          <table:table-cell office:value-type="string" calcext:value-type="string">
            <text:p>8.6619572180</text:p>
          </table:table-cell>
          <table:table-cell office:value-type="string" calcext:value-type="string">
            <text:p>-6,800.00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--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9.1770239974</text:p>
          </table:table-cell>
          <table:table-cell office:value-type="string" calcext:value-type="string">
            <text:p>-6,700.00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--</text:p>
          </table:table-cell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#/Eb</text:p>
          </table:table-cell>
          <table:table-cell office:value-type="string" calcext:value-type="string">
            <text:p>9.7227182413</text:p>
          </table:table-cell>
          <table:table-cell office:value-type="string" calcext:value-type="string">
            <text:p>-6,600.00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--</text:p>
          </table:table-cell>
          <table:table-cell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0.3008611535</text:p>
          </table:table-cell>
          <table:table-cell office:value-type="string" calcext:value-type="string">
            <text:p>-6,500.00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--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0.9133822323</text:p>
          </table:table-cell>
          <table:table-cell office:value-type="string" calcext:value-type="string">
            <text:p>-6,400.00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--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#/Gb</text:p>
          </table:table-cell>
          <table:table-cell office:value-type="string" calcext:value-type="string">
            <text:p>11.5623257097</text:p>
          </table:table-cell>
          <table:table-cell office:value-type="string" calcext:value-type="string">
            <text:p>-6,300.00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--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2.2498573744</text:p>
          </table:table-cell>
          <table:table-cell office:value-type="string" calcext:value-type="string">
            <text:p>-6,200.00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--</text:p>
          </table:table-cell>
          <table:table-cell office:value-type="float" office:value="-5" calcext:value-type="float">
            <text:p>-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#/Ab</text:p>
          </table:table-cell>
          <table:table-cell office:value-type="string" calcext:value-type="string">
            <text:p>12.9782717994</text:p>
          </table:table-cell>
          <table:table-cell office:value-type="string" calcext:value-type="string">
            <text:p>-6,100.00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--</text:p>
          </table:table-cell>
          <table:table-cell office:value-type="float" office:value="-5" calcext:value-type="float">
            <text:p>-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3.7500000000</text:p>
          </table:table-cell>
          <table:table-cell office:value-type="string" calcext:value-type="string">
            <text:p>-6,000.00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--</text:p>
          </table:table-cell>
          <table:table-cell office:value-type="float" office:value="-5" calcext:value-type="float">
            <text:p>-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#/Bb</text:p>
          </table:table-cell>
          <table:table-cell office:value-type="string" calcext:value-type="string">
            <text:p>14.5676175474</text:p>
          </table:table-cell>
          <table:table-cell office:value-type="string" calcext:value-type="string">
            <text:p>-5,900.00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--</text:p>
          </table:table-cell>
          <table:table-cell office:value-type="float" office:value="-5" calcext:value-type="float">
            <text:p>-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5.4338531643</text:p>
          </table:table-cell>
          <table:table-cell office:value-type="string" calcext:value-type="string">
            <text:p>-5,800.0000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14" office:value-type="string" calcext:value-type="string">
            <text:p>octave -4</text:p>
          </table:table-cell>
          <table:table-cell table:style-name="Default" table:number-columns-repeated="5"/>
          <table:table-cell table:number-columns-repeated="5"/>
        </table:table-row>
        <table:table-row table:style-name="ro1">
          <table:table-cell table:number-columns-repeated="2"/>
          <table:table-cell table:style-name="ce10" office:value-type="string" calcext:value-type="string">
            <text:p>Octave Name</text:p>
          </table:table-cell>
          <table:table-cell table:style-name="ce10" office:value-type="string" calcext:value-type="string">
            <text:p>MIDI Octave</text:p>
          </table:table-cell>
          <table:table-cell table:style-name="ce10" office:value-type="string" calcext:value-type="string">
            <text:p>MIDI Note Number</text:p>
          </table:table-cell>
          <table:table-cell table:style-name="ce10" office:value-type="string" calcext:value-type="string">
            <text:p>Note Name</text:p>
          </table:table-cell>
          <table:table-cell table:style-name="ce10" office:value-type="string" calcext:value-type="string">
            <text:p>Frequency Hz</text:p>
          </table:table-cell>
          <table:table-cell table:style-name="ce10" office:value-type="string" calcext:value-type="string">
            <text:p>Absolute Cents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--</text:p>
          </table:table-cell>
          <table:table-cell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6.3515978313</text:p>
          </table:table-cell>
          <table:table-cell office:value-type="string" calcext:value-type="string">
            <text:p>-5,70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--</text:p>
          </table:table-cell>
          <table:table-cell office:value-type="float" office:value="-4" calcext:value-type="float">
            <text:p>-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#/Db</text:p>
          </table:table-cell>
          <table:table-cell office:value-type="string" calcext:value-type="string">
            <text:p>17.3239144361</text:p>
          </table:table-cell>
          <table:table-cell office:value-type="string" calcext:value-type="string">
            <text:p>-5,60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--</text:p>
          </table:table-cell>
          <table:table-cell office:value-type="float" office:value="-4" calcext:value-type="float">
            <text:p>-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8.3540479948</text:p>
          </table:table-cell>
          <table:table-cell office:value-type="string" calcext:value-type="string">
            <text:p>-5,50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--</text:p>
          </table:table-cell>
          <table:table-cell office:value-type="float" office:value="-4" calcext:value-type="float">
            <text:p>-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#/Eb</text:p>
          </table:table-cell>
          <table:table-cell office:value-type="string" calcext:value-type="string">
            <text:p>19.4454364826</text:p>
          </table:table-cell>
          <table:table-cell office:value-type="string" calcext:value-type="string">
            <text:p>-5,40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--</text:p>
          </table:table-cell>
          <table:table-cell office:value-type="float" office:value="-4" calcext:value-type="float">
            <text:p>-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20.6017223071</text:p>
          </table:table-cell>
          <table:table-cell office:value-type="string" calcext:value-type="string">
            <text:p>-5,30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--</text:p>
          </table:table-cell>
          <table:table-cell office:value-type="float" office:value="-4" calcext:value-type="float">
            <text:p>-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1.8267644646</text:p>
          </table:table-cell>
          <table:table-cell office:value-type="string" calcext:value-type="string">
            <text:p>-5,20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--</text:p>
          </table:table-cell>
          <table:table-cell office:value-type="float" office:value="-4" calcext:value-type="float">
            <text:p>-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#/Gb</text:p>
          </table:table-cell>
          <table:table-cell office:value-type="string" calcext:value-type="string">
            <text:p>23.1246514195</text:p>
          </table:table-cell>
          <table:table-cell office:value-type="string" calcext:value-type="string">
            <text:p>-5,10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--</text:p>
          </table:table-cell>
          <table:table-cell office:value-type="float" office:value="-4" calcext:value-type="float">
            <text:p>-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24.4997147489</text:p>
          </table:table-cell>
          <table:table-cell office:value-type="string" calcext:value-type="string">
            <text:p>-5,00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--</text:p>
          </table:table-cell>
          <table:table-cell office:value-type="float" office:value="-4" calcext:value-type="float">
            <text:p>-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#/Ab</text:p>
          </table:table-cell>
          <table:table-cell office:value-type="string" calcext:value-type="string">
            <text:p>25.9565435987</text:p>
          </table:table-cell>
          <table:table-cell office:value-type="string" calcext:value-type="string">
            <text:p>-4,90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--</text:p>
          </table:table-cell>
          <table:table-cell office:value-type="float" office:value="-4" calcext:value-type="float">
            <text:p>-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27.5000000000</text:p>
          </table:table-cell>
          <table:table-cell office:value-type="string" calcext:value-type="string">
            <text:p>-4,80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--</text:p>
          </table:table-cell>
          <table:table-cell office:value-type="float" office:value="-4" calcext:value-type="float">
            <text:p>-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#/Bb</text:p>
          </table:table-cell>
          <table:table-cell office:value-type="string" calcext:value-type="string">
            <text:p>29.1352350949</text:p>
          </table:table-cell>
          <table:table-cell office:value-type="string" calcext:value-type="string">
            <text:p>-4,70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--</text:p>
          </table:table-cell>
          <table:table-cell office:value-type="float" office:value="-4" calcext:value-type="float">
            <text:p>-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0.8677063285</text:p>
          </table:table-cell>
          <table:table-cell office:value-type="string" calcext:value-type="string">
            <text:p>-4,600.00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14" office:value-type="string" calcext:value-type="string">
            <text:p>octave -3</text:p>
          </table:table-cell>
          <table:table-cell table:style-name="Default" table:number-columns-repeated="5"/>
          <table:table-cell table:number-columns-repeated="5"/>
        </table:table-row>
        <table:table-row table:style-name="ro1">
          <table:table-cell table:number-columns-repeated="2"/>
          <table:table-cell table:style-name="ce10" office:value-type="string" calcext:value-type="string">
            <text:p>Octave Name</text:p>
          </table:table-cell>
          <table:table-cell table:style-name="ce10" office:value-type="string" calcext:value-type="string">
            <text:p>MIDI Octave</text:p>
          </table:table-cell>
          <table:table-cell table:style-name="ce10" office:value-type="string" calcext:value-type="string">
            <text:p>MIDI Note Number</text:p>
          </table:table-cell>
          <table:table-cell table:style-name="ce10" office:value-type="string" calcext:value-type="string">
            <text:p>Note Name</text:p>
          </table:table-cell>
          <table:table-cell table:style-name="ce10" office:value-type="string" calcext:value-type="string">
            <text:p>Frequency Hz</text:p>
          </table:table-cell>
          <table:table-cell table:style-name="ce10" office:value-type="string" calcext:value-type="string">
            <text:p>Absolute Cents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--</text:p>
          </table:table-cell>
          <table:table-cell office:value-type="float" office:value="-3" calcext:value-type="float">
            <text:p>-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2.7031956626</text:p>
          </table:table-cell>
          <table:table-cell office:value-type="string" calcext:value-type="string">
            <text:p>-4,50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--</text:p>
          </table:table-cell>
          <table:table-cell office:value-type="float" office:value="-3" calcext:value-type="float">
            <text:p>-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#/Db</text:p>
          </table:table-cell>
          <table:table-cell office:value-type="string" calcext:value-type="string">
            <text:p>34.6478288721</text:p>
          </table:table-cell>
          <table:table-cell office:value-type="string" calcext:value-type="string">
            <text:p>-4,40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--</text:p>
          </table:table-cell>
          <table:table-cell office:value-type="float" office:value="-3" calcext:value-type="float">
            <text:p>-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6.7080959897</text:p>
          </table:table-cell>
          <table:table-cell office:value-type="string" calcext:value-type="string">
            <text:p>-4,30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--</text:p>
          </table:table-cell>
          <table:table-cell office:value-type="float" office:value="-3" calcext:value-type="float">
            <text:p>-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#/Eb</text:p>
          </table:table-cell>
          <table:table-cell office:value-type="string" calcext:value-type="string">
            <text:p>38.8908729653</text:p>
          </table:table-cell>
          <table:table-cell office:value-type="string" calcext:value-type="string">
            <text:p>-4,20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--</text:p>
          </table:table-cell>
          <table:table-cell office:value-type="float" office:value="-3" calcext:value-type="float">
            <text:p>-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41.2034446141</text:p>
          </table:table-cell>
          <table:table-cell office:value-type="string" calcext:value-type="string">
            <text:p>-4,10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--</text:p>
          </table:table-cell>
          <table:table-cell office:value-type="float" office:value="-3" calcext:value-type="float">
            <text:p>-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3.6535289291</text:p>
          </table:table-cell>
          <table:table-cell office:value-type="string" calcext:value-type="string">
            <text:p>-4,00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--</text:p>
          </table:table-cell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#/Gb</text:p>
          </table:table-cell>
          <table:table-cell office:value-type="string" calcext:value-type="string">
            <text:p>46.2493028390</text:p>
          </table:table-cell>
          <table:table-cell office:value-type="string" calcext:value-type="string">
            <text:p>-3,90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Low</text:p>
          </table:table-cell>
          <table:table-cell office:value-type="float" office:value="-3" calcext:value-type="float">
            <text:p>-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48.9994294977</text:p>
          </table:table-cell>
          <table:table-cell office:value-type="string" calcext:value-type="string">
            <text:p>-3,80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Low</text:p>
          </table:table-cell>
          <table:table-cell office:value-type="float" office:value="-3" calcext:value-type="float">
            <text:p>-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#/Ab</text:p>
          </table:table-cell>
          <table:table-cell office:value-type="string" calcext:value-type="string">
            <text:p>51.9130871975</text:p>
          </table:table-cell>
          <table:table-cell office:value-type="string" calcext:value-type="string">
            <text:p>-3,70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Low</text:p>
          </table:table-cell>
          <table:table-cell office:value-type="float" office:value="-3" calcext:value-type="float">
            <text:p>-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55.0000000000</text:p>
          </table:table-cell>
          <table:table-cell office:value-type="string" calcext:value-type="string">
            <text:p>-3,60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Low</text:p>
          </table:table-cell>
          <table:table-cell office:value-type="float" office:value="-3" calcext:value-type="float">
            <text:p>-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#/Bb</text:p>
          </table:table-cell>
          <table:table-cell office:value-type="string" calcext:value-type="string">
            <text:p>58.2704701898</text:p>
          </table:table-cell>
          <table:table-cell office:value-type="string" calcext:value-type="string">
            <text:p>-3,50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Low</text:p>
          </table:table-cell>
          <table:table-cell office:value-type="float" office:value="-3" calcext:value-type="float">
            <text:p>-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61.7354126570</text:p>
          </table:table-cell>
          <table:table-cell office:value-type="string" calcext:value-type="string">
            <text:p>-3,400.00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14" office:value-type="string" calcext:value-type="string">
            <text:p>octave -2</text:p>
          </table:table-cell>
          <table:table-cell table:style-name="Default" table:number-columns-repeated="5"/>
          <table:table-cell table:number-columns-repeated="5"/>
        </table:table-row>
        <table:table-row table:style-name="ro1">
          <table:table-cell table:number-columns-repeated="2"/>
          <table:table-cell table:style-name="ce10" office:value-type="string" calcext:value-type="string">
            <text:p>Octave Name</text:p>
          </table:table-cell>
          <table:table-cell table:style-name="ce10" office:value-type="string" calcext:value-type="string">
            <text:p>MIDI Octave</text:p>
          </table:table-cell>
          <table:table-cell table:style-name="ce10" office:value-type="string" calcext:value-type="string">
            <text:p>MIDI Note Number</text:p>
          </table:table-cell>
          <table:table-cell table:style-name="ce10" office:value-type="string" calcext:value-type="string">
            <text:p>Note Name</text:p>
          </table:table-cell>
          <table:table-cell table:style-name="ce10" office:value-type="string" calcext:value-type="string">
            <text:p>Frequency Hz</text:p>
          </table:table-cell>
          <table:table-cell table:style-name="ce10" office:value-type="string" calcext:value-type="string">
            <text:p>Absolute Cents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Low</text:p>
          </table:table-cell>
          <table:table-cell office:value-type="float" office:value="-2" calcext:value-type="float">
            <text:p>-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65.4063913251</text:p>
          </table:table-cell>
          <table:table-cell office:value-type="string" calcext:value-type="string">
            <text:p>-3,30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Low</text:p>
          </table:table-cell>
          <table:table-cell office:value-type="float" office:value="-2" calcext:value-type="float">
            <text:p>-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#/Db</text:p>
          </table:table-cell>
          <table:table-cell office:value-type="string" calcext:value-type="string">
            <text:p>69.2956577442</text:p>
          </table:table-cell>
          <table:table-cell office:value-type="string" calcext:value-type="string">
            <text:p>-3,20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Low</text:p>
          </table:table-cell>
          <table:table-cell office:value-type="float" office:value="-2" calcext:value-type="float">
            <text:p>-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73.4161919794</text:p>
          </table:table-cell>
          <table:table-cell office:value-type="string" calcext:value-type="string">
            <text:p>-3,10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Low</text:p>
          </table:table-cell>
          <table:table-cell office:value-type="float" office:value="-2" calcext:value-type="float">
            <text:p>-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D#/Eb</text:p>
          </table:table-cell>
          <table:table-cell office:value-type="string" calcext:value-type="string">
            <text:p>77.7817459305</text:p>
          </table:table-cell>
          <table:table-cell office:value-type="string" calcext:value-type="string">
            <text:p>-3,00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Low</text:p>
          </table:table-cell>
          <table:table-cell office:value-type="float" office:value="-2" calcext:value-type="float">
            <text:p>-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82.4068892282</text:p>
          </table:table-cell>
          <table:table-cell office:value-type="string" calcext:value-type="string">
            <text:p>-2,90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Low</text:p>
          </table:table-cell>
          <table:table-cell office:value-type="float" office:value="-2" calcext:value-type="float">
            <text:p>-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87.3070578583</text:p>
          </table:table-cell>
          <table:table-cell office:value-type="string" calcext:value-type="string">
            <text:p>-2,80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Low</text:p>
          </table:table-cell>
          <table:table-cell office:value-type="float" office:value="-2" calcext:value-type="float">
            <text:p>-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#/Gb</text:p>
          </table:table-cell>
          <table:table-cell office:value-type="string" calcext:value-type="string">
            <text:p>92.4986056779</text:p>
          </table:table-cell>
          <table:table-cell office:value-type="string" calcext:value-type="string">
            <text:p>-2,70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Bass</text:p>
          </table:table-cell>
          <table:table-cell office:value-type="float" office:value="-2" calcext:value-type="float">
            <text:p>-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97.9988589954</text:p>
          </table:table-cell>
          <table:table-cell office:value-type="string" calcext:value-type="string">
            <text:p>-2,60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Bass</text:p>
          </table:table-cell>
          <table:table-cell office:value-type="float" office:value="-2" calcext:value-type="float">
            <text:p>-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#/Ab</text:p>
          </table:table-cell>
          <table:table-cell office:value-type="string" calcext:value-type="string">
            <text:p>103.8261743950</text:p>
          </table:table-cell>
          <table:table-cell office:value-type="string" calcext:value-type="string">
            <text:p>-2,50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Bass</text:p>
          </table:table-cell>
          <table:table-cell office:value-type="float" office:value="-2" calcext:value-type="float">
            <text:p>-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10.0000000000</text:p>
          </table:table-cell>
          <table:table-cell office:value-type="string" calcext:value-type="string">
            <text:p>-2,40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Bass</text:p>
          </table:table-cell>
          <table:table-cell office:value-type="float" office:value="-2" calcext:value-type="float">
            <text:p>-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#/Bb</text:p>
          </table:table-cell>
          <table:table-cell office:value-type="string" calcext:value-type="string">
            <text:p>116.5409403795</text:p>
          </table:table-cell>
          <table:table-cell office:value-type="string" calcext:value-type="string">
            <text:p>-2,30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Bass</text:p>
          </table:table-cell>
          <table:table-cell office:value-type="float" office:value="-2" calcext:value-type="float">
            <text:p>-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3.4708253140</text:p>
          </table:table-cell>
          <table:table-cell office:value-type="string" calcext:value-type="string">
            <text:p>-2,200.00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14" office:value-type="string" calcext:value-type="string">
            <text:p>octave -1</text:p>
          </table:table-cell>
          <table:table-cell table:style-name="Default" table:number-columns-repeated="5"/>
          <table:table-cell table:number-columns-repeated="5"/>
        </table:table-row>
        <table:table-row table:style-name="ro1">
          <table:table-cell table:number-columns-repeated="2"/>
          <table:table-cell table:style-name="ce10" office:value-type="string" calcext:value-type="string">
            <text:p>Octave Name</text:p>
          </table:table-cell>
          <table:table-cell table:style-name="ce10" office:value-type="string" calcext:value-type="string">
            <text:p>MIDI Octave</text:p>
          </table:table-cell>
          <table:table-cell table:style-name="ce10" office:value-type="string" calcext:value-type="string">
            <text:p>MIDI Note Number</text:p>
          </table:table-cell>
          <table:table-cell table:style-name="ce10" office:value-type="string" calcext:value-type="string">
            <text:p>Note Name</text:p>
          </table:table-cell>
          <table:table-cell table:style-name="ce10" office:value-type="string" calcext:value-type="string">
            <text:p>Frequency Hz</text:p>
          </table:table-cell>
          <table:table-cell table:style-name="ce10" office:value-type="string" calcext:value-type="string">
            <text:p>Absolute Cents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Bass</text:p>
          </table:table-cell>
          <table:table-cell office:value-type="float" office:value="-1" calcext:value-type="float">
            <text:p>-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30.8127826503</text:p>
          </table:table-cell>
          <table:table-cell office:value-type="string" calcext:value-type="string">
            <text:p>-2,10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Bass</text:p>
          </table:table-cell>
          <table:table-cell office:value-type="float" office:value="-1" calcext:value-type="float">
            <text:p>-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#/Db</text:p>
          </table:table-cell>
          <table:table-cell office:value-type="string" calcext:value-type="string">
            <text:p>138.5913154884</text:p>
          </table:table-cell>
          <table:table-cell office:value-type="string" calcext:value-type="string">
            <text:p>-2,00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Bass</text:p>
          </table:table-cell>
          <table:table-cell office:value-type="float" office:value="-1" calcext:value-type="float">
            <text:p>-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46.8323839587</text:p>
          </table:table-cell>
          <table:table-cell office:value-type="string" calcext:value-type="string">
            <text:p>-1,90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Bass</text:p>
          </table:table-cell>
          <table:table-cell office:value-type="float" office:value="-1" calcext:value-type="float">
            <text:p>-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#/Eb</text:p>
          </table:table-cell>
          <table:table-cell office:value-type="string" calcext:value-type="string">
            <text:p>155.5634918610</text:p>
          </table:table-cell>
          <table:table-cell office:value-type="string" calcext:value-type="string">
            <text:p>-1,80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Bass</text:p>
          </table:table-cell>
          <table:table-cell office:value-type="float" office:value="-1" calcext:value-type="float">
            <text:p>-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64.8137784564</text:p>
          </table:table-cell>
          <table:table-cell office:value-type="string" calcext:value-type="string">
            <text:p>-1,70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Bass</text:p>
          </table:table-cell>
          <table:table-cell office:value-type="float" office:value="-1" calcext:value-type="float">
            <text:p>-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74.6141157165</text:p>
          </table:table-cell>
          <table:table-cell office:value-type="string" calcext:value-type="string">
            <text:p>-1,60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Bass</text:p>
          </table:table-cell>
          <table:table-cell office:value-type="float" office:value="-1" calcext:value-type="float">
            <text:p>-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#/Gb</text:p>
          </table:table-cell>
          <table:table-cell office:value-type="string" calcext:value-type="string">
            <text:p>184.9972113558</text:p>
          </table:table-cell>
          <table:table-cell office:value-type="string" calcext:value-type="string">
            <text:p>-1,50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Middle</text:p>
          </table:table-cell>
          <table:table-cell office:value-type="float" office:value="-1" calcext:value-type="float">
            <text:p>-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95.9977179909</text:p>
          </table:table-cell>
          <table:table-cell office:value-type="string" calcext:value-type="string">
            <text:p>-1,40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Middle</text:p>
          </table:table-cell>
          <table:table-cell office:value-type="float" office:value="-1" calcext:value-type="float">
            <text:p>-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G#/Ab</text:p>
          </table:table-cell>
          <table:table-cell office:value-type="string" calcext:value-type="string">
            <text:p>207.6523487900</text:p>
          </table:table-cell>
          <table:table-cell office:value-type="string" calcext:value-type="string">
            <text:p>-1,30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Middle</text:p>
          </table:table-cell>
          <table:table-cell office:value-type="float" office:value="-1" calcext:value-type="float">
            <text:p>-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220.0000000000</text:p>
          </table:table-cell>
          <table:table-cell office:value-type="string" calcext:value-type="string">
            <text:p>-1,20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Middle</text:p>
          </table:table-cell>
          <table:table-cell office:value-type="float" office:value="-1" calcext:value-type="float">
            <text:p>-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#/Bb</text:p>
          </table:table-cell>
          <table:table-cell office:value-type="string" calcext:value-type="string">
            <text:p>233.0818807590</text:p>
          </table:table-cell>
          <table:table-cell office:value-type="string" calcext:value-type="string">
            <text:p>-1,10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Middle</text:p>
          </table:table-cell>
          <table:table-cell office:value-type="float" office:value="-1" calcext:value-type="float">
            <text:p>-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46.9416506281</text:p>
          </table:table-cell>
          <table:table-cell office:value-type="string" calcext:value-type="string">
            <text:p>-1,000.00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14" office:value-type="string" calcext:value-type="string">
            <text:p>octave 0</text:p>
          </table:table-cell>
          <table:table-cell table:style-name="Default" table:number-columns-repeated="5"/>
          <table:table-cell table:number-columns-repeated="5"/>
        </table:table-row>
        <table:table-row table:style-name="ro1">
          <table:table-cell table:number-columns-repeated="2"/>
          <table:table-cell table:style-name="ce10" office:value-type="string" calcext:value-type="string">
            <text:p>Octave Name</text:p>
          </table:table-cell>
          <table:table-cell table:style-name="ce10" office:value-type="string" calcext:value-type="string">
            <text:p>MIDI Octave</text:p>
          </table:table-cell>
          <table:table-cell table:style-name="ce10" office:value-type="string" calcext:value-type="string">
            <text:p>MIDI Note Number</text:p>
          </table:table-cell>
          <table:table-cell table:style-name="ce10" office:value-type="string" calcext:value-type="string">
            <text:p>Note Name</text:p>
          </table:table-cell>
          <table:table-cell table:style-name="ce10" office:value-type="string" calcext:value-type="string">
            <text:p>Frequency Hz</text:p>
          </table:table-cell>
          <table:table-cell table:style-name="ce10" office:value-type="string" calcext:value-type="string">
            <text:p>Absolute Cents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Middle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61.6255653006</text:p>
          </table:table-cell>
          <table:table-cell office:value-type="string" calcext:value-type="string">
            <text:p>-90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Middle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#/Db</text:p>
          </table:table-cell>
          <table:table-cell office:value-type="string" calcext:value-type="string">
            <text:p>277.1826309769</text:p>
          </table:table-cell>
          <table:table-cell office:value-type="string" calcext:value-type="string">
            <text:p>-80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Middle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93.6647679174</text:p>
          </table:table-cell>
          <table:table-cell office:value-type="string" calcext:value-type="string">
            <text:p>-70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Middle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#/Eb</text:p>
          </table:table-cell>
          <table:table-cell office:value-type="string" calcext:value-type="string">
            <text:p>311.1269837221</text:p>
          </table:table-cell>
          <table:table-cell office:value-type="string" calcext:value-type="string">
            <text:p>-60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Middle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329.6275569129</text:p>
          </table:table-cell>
          <table:table-cell office:value-type="string" calcext:value-type="string">
            <text:p>-50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Middle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49.2282314330</text:p>
          </table:table-cell>
          <table:table-cell office:value-type="string" calcext:value-type="string">
            <text:p>-40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Treble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F#/Gb</text:p>
          </table:table-cell>
          <table:table-cell office:value-type="string" calcext:value-type="string">
            <text:p>369.9944227116</text:p>
          </table:table-cell>
          <table:table-cell office:value-type="string" calcext:value-type="string">
            <text:p>-30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Treble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391.9954359817</text:p>
          </table:table-cell>
          <table:table-cell office:value-type="string" calcext:value-type="string">
            <text:p>-20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Treble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G#/Ab</text:p>
          </table:table-cell>
          <table:table-cell office:value-type="string" calcext:value-type="string">
            <text:p>415.3046975799</text:p>
          </table:table-cell>
          <table:table-cell office:value-type="string" calcext:value-type="string">
            <text:p>-10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Treble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40.0000000000</text:p>
          </table:table-cell>
          <table:table-cell office:value-type="string" calcext:value-type="string">
            <text:p>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Treble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#/Bb</text:p>
          </table:table-cell>
          <table:table-cell office:value-type="string" calcext:value-type="string">
            <text:p>466.1637615181</text:p>
          </table:table-cell>
          <table:table-cell office:value-type="string" calcext:value-type="string">
            <text:p>10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Treble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93.8833012561</text:p>
          </table:table-cell>
          <table:table-cell office:value-type="string" calcext:value-type="string">
            <text:p>200.00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14" office:value-type="string" calcext:value-type="string">
            <text:p>octave 1</text:p>
          </table:table-cell>
          <table:table-cell table:style-name="Default" table:number-columns-repeated="5"/>
          <table:table-cell table:number-columns-repeated="5"/>
        </table:table-row>
        <table:table-row table:style-name="ro1">
          <table:table-cell table:number-columns-repeated="2"/>
          <table:table-cell table:style-name="ce10" office:value-type="string" calcext:value-type="string">
            <text:p>Octave Name</text:p>
          </table:table-cell>
          <table:table-cell table:style-name="ce10" office:value-type="string" calcext:value-type="string">
            <text:p>MIDI Octave</text:p>
          </table:table-cell>
          <table:table-cell table:style-name="ce10" office:value-type="string" calcext:value-type="string">
            <text:p>MIDI Note Number</text:p>
          </table:table-cell>
          <table:table-cell table:style-name="ce10" office:value-type="string" calcext:value-type="string">
            <text:p>Note Name</text:p>
          </table:table-cell>
          <table:table-cell table:style-name="ce10" office:value-type="string" calcext:value-type="string">
            <text:p>Frequency Hz</text:p>
          </table:table-cell>
          <table:table-cell table:style-name="ce10" office:value-type="string" calcext:value-type="string">
            <text:p>Absolute Cents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Treble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23.2511306012</text:p>
          </table:table-cell>
          <table:table-cell office:value-type="string" calcext:value-type="string">
            <text:p>30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Treble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C#/Db</text:p>
          </table:table-cell>
          <table:table-cell office:value-type="string" calcext:value-type="string">
            <text:p>554.3652619537</text:p>
          </table:table-cell>
          <table:table-cell office:value-type="string" calcext:value-type="string">
            <text:p>40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Treble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587.3295358348</text:p>
          </table:table-cell>
          <table:table-cell office:value-type="string" calcext:value-type="string">
            <text:p>50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Treble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#/Eb</text:p>
          </table:table-cell>
          <table:table-cell office:value-type="string" calcext:value-type="string">
            <text:p>622.2539674442</text:p>
          </table:table-cell>
          <table:table-cell office:value-type="string" calcext:value-type="string">
            <text:p>60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880.0000000000</text:p>
          </table:table-cell>
          <table:table-cell office:value-type="string" calcext:value-type="string">
            <text:p>1,20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#/Bb</text:p>
          </table:table-cell>
          <table:table-cell office:value-type="string" calcext:value-type="string">
            <text:p>932.3275230362</text:p>
          </table:table-cell>
          <table:table-cell office:value-type="string" calcext:value-type="string">
            <text:p>1,30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987.7666025122</text:p>
          </table:table-cell>
          <table:table-cell office:value-type="string" calcext:value-type="string">
            <text:p>1,400.00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14" office:value-type="string" calcext:value-type="string">
            <text:p>octave 2</text:p>
          </table:table-cell>
          <table:table-cell table:style-name="Default" table:number-columns-repeated="5"/>
          <table:table-cell table:number-columns-repeated="5"/>
        </table:table-row>
        <table:table-row table:style-name="ro1">
          <table:table-cell table:number-columns-repeated="2"/>
          <table:table-cell table:style-name="ce10" office:value-type="string" calcext:value-type="string">
            <text:p>Octave Name</text:p>
          </table:table-cell>
          <table:table-cell table:style-name="ce10" office:value-type="string" calcext:value-type="string">
            <text:p>MIDI Octave</text:p>
          </table:table-cell>
          <table:table-cell table:style-name="ce10" office:value-type="string" calcext:value-type="string">
            <text:p>MIDI Note Number</text:p>
          </table:table-cell>
          <table:table-cell table:style-name="ce10" office:value-type="string" calcext:value-type="string">
            <text:p>Note Name</text:p>
          </table:table-cell>
          <table:table-cell table:style-name="ce10" office:value-type="string" calcext:value-type="string">
            <text:p>Frequency Hz</text:p>
          </table:table-cell>
          <table:table-cell table:style-name="ce10" office:value-type="string" calcext:value-type="string">
            <text:p>Absolute Cents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,046.5022612024</text:p>
          </table:table-cell>
          <table:table-cell office:value-type="string" calcext:value-type="string">
            <text:p>1,50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#/Db</text:p>
          </table:table-cell>
          <table:table-cell office:value-type="string" calcext:value-type="string">
            <text:p>1,108.7305239075</text:p>
          </table:table-cell>
          <table:table-cell office:value-type="string" calcext:value-type="string">
            <text:p>1,60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,174.6590716696</text:p>
          </table:table-cell>
          <table:table-cell office:value-type="string" calcext:value-type="string">
            <text:p>1,70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D#/Eb</text:p>
          </table:table-cell>
          <table:table-cell office:value-type="string" calcext:value-type="string">
            <text:p>1,244.5079348883</text:p>
          </table:table-cell>
          <table:table-cell office:value-type="string" calcext:value-type="string">
            <text:p>1,80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,318.5102276515</text:p>
          </table:table-cell>
          <table:table-cell office:value-type="string" calcext:value-type="string">
            <text:p>1,90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,396.9129257320</text:p>
          </table:table-cell>
          <table:table-cell office:value-type="string" calcext:value-type="string">
            <text:p>2,00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--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#/Gb</text:p>
          </table:table-cell>
          <table:table-cell office:value-type="string" calcext:value-type="string">
            <text:p>1,479.9776908465</text:p>
          </table:table-cell>
          <table:table-cell office:value-type="string" calcext:value-type="string">
            <text:p>2,10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--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,567.9817439270</text:p>
          </table:table-cell>
          <table:table-cell office:value-type="string" calcext:value-type="string">
            <text:p>2,20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--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G#/Ab</text:p>
          </table:table-cell>
          <table:table-cell office:value-type="string" calcext:value-type="string">
            <text:p>1,661.2187903198</text:p>
          </table:table-cell>
          <table:table-cell office:value-type="string" calcext:value-type="string">
            <text:p>2,30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--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,760.0000000000</text:p>
          </table:table-cell>
          <table:table-cell office:value-type="string" calcext:value-type="string">
            <text:p>2,40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--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#/Bb</text:p>
          </table:table-cell>
          <table:table-cell office:value-type="string" calcext:value-type="string">
            <text:p>1,864.6550460724</text:p>
          </table:table-cell>
          <table:table-cell office:value-type="string" calcext:value-type="string">
            <text:p>2,50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--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,975.5332050245</text:p>
          </table:table-cell>
          <table:table-cell office:value-type="string" calcext:value-type="string">
            <text:p>2,600.00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14" office:value-type="string" calcext:value-type="string">
            <text:p>octave 3</text:p>
          </table:table-cell>
          <table:table-cell table:style-name="Default" table:number-columns-repeated="5"/>
          <table:table-cell table:number-columns-repeated="5"/>
        </table:table-row>
        <table:table-row table:style-name="ro1">
          <table:table-cell table:number-columns-repeated="2"/>
          <table:table-cell table:style-name="ce10" office:value-type="string" calcext:value-type="string">
            <text:p>Octave Name</text:p>
          </table:table-cell>
          <table:table-cell table:style-name="ce10" office:value-type="string" calcext:value-type="string">
            <text:p>MIDI Octave</text:p>
          </table:table-cell>
          <table:table-cell table:style-name="ce10" office:value-type="string" calcext:value-type="string">
            <text:p>MIDI Note Number</text:p>
          </table:table-cell>
          <table:table-cell table:style-name="ce10" office:value-type="string" calcext:value-type="string">
            <text:p>Note Name</text:p>
          </table:table-cell>
          <table:table-cell table:style-name="ce10" office:value-type="string" calcext:value-type="string">
            <text:p>Frequency Hz</text:p>
          </table:table-cell>
          <table:table-cell table:style-name="ce10" office:value-type="string" calcext:value-type="string">
            <text:p>Absolute Cents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--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,093.0045224048</text:p>
          </table:table-cell>
          <table:table-cell office:value-type="string" calcext:value-type="string">
            <text:p>2,70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--</text:p>
          </table:table-cell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C#/Db</text:p>
          </table:table-cell>
          <table:table-cell office:value-type="string" calcext:value-type="string">
            <text:p>2,217.4610478150</text:p>
          </table:table-cell>
          <table:table-cell office:value-type="string" calcext:value-type="string">
            <text:p>2,80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--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,349.3181433393</text:p>
          </table:table-cell>
          <table:table-cell office:value-type="string" calcext:value-type="string">
            <text:p>2,90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--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#/Eb</text:p>
          </table:table-cell>
          <table:table-cell office:value-type="string" calcext:value-type="string">
            <text:p>2,489.0158697766</text:p>
          </table:table-cell>
          <table:table-cell office:value-type="string" calcext:value-type="string">
            <text:p>3,00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--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2,637.0204553030</text:p>
          </table:table-cell>
          <table:table-cell office:value-type="string" calcext:value-type="string">
            <text:p>3,10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--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,793.8258514640</text:p>
          </table:table-cell>
          <table:table-cell office:value-type="string" calcext:value-type="string">
            <text:p>3,20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--</text:p>
          </table:table-cell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F#/Gb</text:p>
          </table:table-cell>
          <table:table-cell office:value-type="string" calcext:value-type="string">
            <text:p>2,959.9553816931</text:p>
          </table:table-cell>
          <table:table-cell office:value-type="string" calcext:value-type="string">
            <text:p>3,30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--</text:p>
          </table:table-cell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3,135.9634878540</text:p>
          </table:table-cell>
          <table:table-cell office:value-type="string" calcext:value-type="string">
            <text:p>3,40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--</text:p>
          </table:table-cell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G#/Ab</text:p>
          </table:table-cell>
          <table:table-cell office:value-type="string" calcext:value-type="string">
            <text:p>3,322.4375806396</text:p>
          </table:table-cell>
          <table:table-cell office:value-type="string" calcext:value-type="string">
            <text:p>3,50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--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3,520.0000000000</text:p>
          </table:table-cell>
          <table:table-cell office:value-type="string" calcext:value-type="string">
            <text:p>3,60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--</text:p>
          </table:table-cell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#/Bb</text:p>
          </table:table-cell>
          <table:table-cell office:value-type="string" calcext:value-type="string">
            <text:p>3,729.3100921447</text:p>
          </table:table-cell>
          <table:table-cell office:value-type="string" calcext:value-type="string">
            <text:p>3,70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--</text:p>
          </table:table-cell>
          <table:table-cell office:value-type="float" office:value="3" calcext:value-type="float">
            <text:p>3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,951.0664100490</text:p>
          </table:table-cell>
          <table:table-cell office:value-type="string" calcext:value-type="string">
            <text:p>3,800.00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14" office:value-type="string" calcext:value-type="string">
            <text:p>octave 4</text:p>
          </table:table-cell>
          <table:table-cell table:style-name="Default" table:number-columns-repeated="5"/>
          <table:table-cell table:number-columns-repeated="5"/>
        </table:table-row>
        <table:table-row table:style-name="ro1">
          <table:table-cell table:number-columns-repeated="2"/>
          <table:table-cell table:style-name="ce10" office:value-type="string" calcext:value-type="string">
            <text:p>Octave Name</text:p>
          </table:table-cell>
          <table:table-cell table:style-name="ce10" office:value-type="string" calcext:value-type="string">
            <text:p>MIDI Octave</text:p>
          </table:table-cell>
          <table:table-cell table:style-name="ce10" office:value-type="string" calcext:value-type="string">
            <text:p>MIDI Note Number</text:p>
          </table:table-cell>
          <table:table-cell table:style-name="ce10" office:value-type="string" calcext:value-type="string">
            <text:p>Note Name</text:p>
          </table:table-cell>
          <table:table-cell table:style-name="ce10" office:value-type="string" calcext:value-type="string">
            <text:p>Frequency Hz</text:p>
          </table:table-cell>
          <table:table-cell table:style-name="ce10" office:value-type="string" calcext:value-type="string">
            <text:p>Absolute Cents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--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,186.0090448096</text:p>
          </table:table-cell>
          <table:table-cell office:value-type="string" calcext:value-type="string">
            <text:p>3,90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--</text:p>
          </table:table-cell>
          <table:table-cell office:value-type="float" office:value="4" calcext:value-type="float">
            <text:p>4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C#/Db</text:p>
          </table:table-cell>
          <table:table-cell office:value-type="string" calcext:value-type="string">
            <text:p>4,434.9220956300</text:p>
          </table:table-cell>
          <table:table-cell office:value-type="string" calcext:value-type="string">
            <text:p>4,00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--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4,698.6362866785</text:p>
          </table:table-cell>
          <table:table-cell office:value-type="string" calcext:value-type="string">
            <text:p>4,10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--</text:p>
          </table:table-cell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D#/Eb</text:p>
          </table:table-cell>
          <table:table-cell office:value-type="string" calcext:value-type="string">
            <text:p>4,978.0317395533</text:p>
          </table:table-cell>
          <table:table-cell office:value-type="string" calcext:value-type="string">
            <text:p>4,20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--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5,274.0409106059</text:p>
          </table:table-cell>
          <table:table-cell office:value-type="string" calcext:value-type="string">
            <text:p>4,30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--</text:p>
          </table:table-cell>
          <table:table-cell office:value-type="float" office:value="4" calcext:value-type="float">
            <text:p>4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,587.6517029281</text:p>
          </table:table-cell>
          <table:table-cell office:value-type="string" calcext:value-type="string">
            <text:p>4,40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--</text:p>
          </table:table-cell>
          <table:table-cell office:value-type="float" office:value="4" calcext:value-type="float">
            <text:p>4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F#/Gb</text:p>
          </table:table-cell>
          <table:table-cell office:value-type="string" calcext:value-type="string">
            <text:p>5,919.9107633862</text:p>
          </table:table-cell>
          <table:table-cell office:value-type="string" calcext:value-type="string">
            <text:p>4,50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--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6,271.92697571</text:p>
          </table:table-cell>
          <table:table-cell office:value-type="string" calcext:value-type="string">
            <text:p>4,60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--</text:p>
          </table:table-cell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G#/Ab</text:p>
          </table:table-cell>
          <table:table-cell office:value-type="string" calcext:value-type="string">
            <text:p>6,644.8751612791</text:p>
          </table:table-cell>
          <table:table-cell office:value-type="string" calcext:value-type="string">
            <text:p>4,70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--</text:p>
          </table:table-cell>
          <table:table-cell office:value-type="float" office:value="4" calcext:value-type="float">
            <text:p>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7,040.0000000000</text:p>
          </table:table-cell>
          <table:table-cell office:value-type="string" calcext:value-type="string">
            <text:p>4,80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--</text:p>
          </table:table-cell>
          <table:table-cell office:value-type="float" office:value="4" calcext:value-type="float">
            <text:p>4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#/Bb</text:p>
          </table:table-cell>
          <table:table-cell office:value-type="string" calcext:value-type="string">
            <text:p>7,458.6201842894</text:p>
          </table:table-cell>
          <table:table-cell office:value-type="string" calcext:value-type="string">
            <text:p>4,90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--</text:p>
          </table:table-cell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7,902.1328200980</text:p>
          </table:table-cell>
          <table:table-cell office:value-type="string" calcext:value-type="string">
            <text:p>5,000.00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14" office:value-type="string" calcext:value-type="string">
            <text:p>octave 5</text:p>
          </table:table-cell>
          <table:table-cell table:style-name="Default" table:number-columns-repeated="5"/>
          <table:table-cell table:number-columns-repeated="5"/>
        </table:table-row>
        <table:table-row table:style-name="ro1">
          <table:table-cell table:number-columns-repeated="2"/>
          <table:table-cell table:style-name="ce10" office:value-type="string" calcext:value-type="string">
            <text:p>Octave Name</text:p>
          </table:table-cell>
          <table:table-cell table:style-name="ce10" office:value-type="string" calcext:value-type="string">
            <text:p>MIDI Octave</text:p>
          </table:table-cell>
          <table:table-cell table:style-name="ce10" office:value-type="string" calcext:value-type="string">
            <text:p>MIDI Note Number</text:p>
          </table:table-cell>
          <table:table-cell table:style-name="ce10" office:value-type="string" calcext:value-type="string">
            <text:p>Note Name</text:p>
          </table:table-cell>
          <table:table-cell table:style-name="ce10" office:value-type="string" calcext:value-type="string">
            <text:p>Frequency Hz</text:p>
          </table:table-cell>
          <table:table-cell table:style-name="ce10" office:value-type="string" calcext:value-type="string">
            <text:p>Absolute Cents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--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8,372.0180896192</text:p>
          </table:table-cell>
          <table:table-cell office:value-type="string" calcext:value-type="string">
            <text:p>5,10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--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C#/Db</text:p>
          </table:table-cell>
          <table:table-cell office:value-type="string" calcext:value-type="string">
            <text:p>8,869.8441912599</text:p>
          </table:table-cell>
          <table:table-cell office:value-type="string" calcext:value-type="string">
            <text:p>5,20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--</text:p>
          </table:table-cell>
          <table:table-cell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9,397.2725733570</text:p>
          </table:table-cell>
          <table:table-cell office:value-type="string" calcext:value-type="string">
            <text:p>5,30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--</text:p>
          </table:table-cell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D#/Eb</text:p>
          </table:table-cell>
          <table:table-cell office:value-type="string" calcext:value-type="string">
            <text:p>9,956.0634791066</text:p>
          </table:table-cell>
          <table:table-cell office:value-type="string" calcext:value-type="string">
            <text:p>5,40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--</text:p>
          </table:table-cell>
          <table:table-cell office:value-type="float" office:value="5" calcext:value-type="float">
            <text:p>5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0,548.0818212118</text:p>
          </table:table-cell>
          <table:table-cell office:value-type="string" calcext:value-type="string">
            <text:p>5,50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--</text:p>
          </table:table-cell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1,175.3034058561</text:p>
          </table:table-cell>
          <table:table-cell office:value-type="string" calcext:value-type="string">
            <text:p>5,60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--</text:p>
          </table:table-cell>
          <table:table-cell office:value-type="float" office:value="5" calcext:value-type="float">
            <text:p>5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#/Gb</text:p>
          </table:table-cell>
          <table:table-cell office:value-type="string" calcext:value-type="string">
            <text:p>11,839.8215267723</text:p>
          </table:table-cell>
          <table:table-cell office:value-type="string" calcext:value-type="string">
            <text:p>5,70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--</text:p>
          </table:table-cell>
          <table:table-cell office:value-type="float" office:value="5" calcext:value-type="float">
            <text:p>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2,543.8539514160</text:p>
          </table:table-cell>
          <table:table-cell office:value-type="string" calcext:value-type="string">
            <text:p>5,800.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 table:number-columns-repeated="6"/>
          <table:table-cell table:number-columns-repeated="5"/>
        </table:table-row>
        <table:table-row table:style-name="ro2">
          <table:table-cell/>
          <table:table-cell table:style-name="ce10" office:value-type="string" calcext:value-type="string">
            <text:p>Note/octave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</table:table-row>
        <table:table-row table:style-name="ro2">
          <table:table-cell/>
          <table:table-cell table:style-name="ce11" office:value-type="string" calcext:value-type="string">
            <text:p>do ou si♯</text:p>
          </table:table-cell>
          <table:table-cell table:style-name="ce1" office:value-type="float" office:value="16.35" calcext:value-type="float">
            <text:p>16,35</text:p>
          </table:table-cell>
          <table:table-cell table:style-name="ce1" office:value-type="float" office:value="32.7" calcext:value-type="float">
            <text:p>32,7</text:p>
          </table:table-cell>
          <table:table-cell table:style-name="ce1" office:value-type="float" office:value="65.41" calcext:value-type="float">
            <text:p>65,41</text:p>
          </table:table-cell>
          <table:table-cell table:style-name="ce1" office:value-type="float" office:value="130.81" calcext:value-type="float">
            <text:p>130,81</text:p>
          </table:table-cell>
          <table:table-cell table:style-name="ce1" office:value-type="float" office:value="261.63" calcext:value-type="float">
            <text:p>261,63</text:p>
          </table:table-cell>
          <table:table-cell table:style-name="ce1" office:value-type="float" office:value="523.25" calcext:value-type="float">
            <text:p>523,25</text:p>
          </table:table-cell>
          <table:table-cell table:style-name="ce1" office:value-type="float" office:value="1046.5" calcext:value-type="float">
            <text:p>1046,5</text:p>
          </table:table-cell>
          <table:table-cell table:style-name="ce1" office:value-type="float" office:value="2093" calcext:value-type="float">
            <text:p>2093</text:p>
          </table:table-cell>
          <table:table-cell table:style-name="ce1" office:value-type="float" office:value="4186.01" calcext:value-type="float">
            <text:p>4186,01</text:p>
          </table:table-cell>
          <table:table-cell table:style-name="ce1" office:value-type="float" office:value="8372.02" calcext:value-type="float">
            <text:p>8372,02</text:p>
          </table:table-cell>
          <table:table-cell table:style-name="ce1" office:value-type="float" office:value="16744.04" calcext:value-type="float">
            <text:p>16744,04</text:p>
          </table:table-cell>
        </table:table-row>
        <table:table-row table:style-name="ro2">
          <table:table-cell/>
          <table:table-cell table:style-name="ce11" office:value-type="string" calcext:value-type="string">
            <text:p>do♯ ou ré♭</text:p>
          </table:table-cell>
          <table:table-cell table:style-name="ce1" office:value-type="float" office:value="17.33" calcext:value-type="float">
            <text:p>17,33</text:p>
          </table:table-cell>
          <table:table-cell table:style-name="ce1" office:value-type="float" office:value="34.65" calcext:value-type="float">
            <text:p>34,65</text:p>
          </table:table-cell>
          <table:table-cell table:style-name="ce1" office:value-type="float" office:value="69.3" calcext:value-type="float">
            <text:p>69,3</text:p>
          </table:table-cell>
          <table:table-cell table:style-name="ce1" office:value-type="float" office:value="138.59" calcext:value-type="float">
            <text:p>138,59</text:p>
          </table:table-cell>
          <table:table-cell table:style-name="ce1" office:value-type="float" office:value="277.18" calcext:value-type="float">
            <text:p>277,18</text:p>
          </table:table-cell>
          <table:table-cell table:style-name="ce1" office:value-type="float" office:value="554.37" calcext:value-type="float">
            <text:p>554,37</text:p>
          </table:table-cell>
          <table:table-cell table:style-name="ce1" office:value-type="float" office:value="1108.73" calcext:value-type="float">
            <text:p>1108,73</text:p>
          </table:table-cell>
          <table:table-cell table:style-name="ce1" office:value-type="float" office:value="2217.46" calcext:value-type="float">
            <text:p>2217,46</text:p>
          </table:table-cell>
          <table:table-cell table:style-name="ce1" office:value-type="float" office:value="4434.92" calcext:value-type="float">
            <text:p>4434,92</text:p>
          </table:table-cell>
          <table:table-cell table:style-name="ce1" office:value-type="float" office:value="8869.84" calcext:value-type="float">
            <text:p>8869,84</text:p>
          </table:table-cell>
          <table:table-cell table:style-name="ce1" office:value-type="float" office:value="17739.68" calcext:value-type="float">
            <text:p>17739,68</text:p>
          </table:table-cell>
        </table:table-row>
        <table:table-row table:style-name="ro2">
          <table:table-cell/>
          <table:table-cell table:style-name="ce11" office:value-type="string" calcext:value-type="string">
            <text:p>ré</text:p>
          </table:table-cell>
          <table:table-cell table:style-name="ce1" office:value-type="float" office:value="18.36" calcext:value-type="float">
            <text:p>18,36</text:p>
          </table:table-cell>
          <table:table-cell table:style-name="ce1" office:value-type="float" office:value="36.71" calcext:value-type="float">
            <text:p>36,71</text:p>
          </table:table-cell>
          <table:table-cell table:style-name="ce1" office:value-type="float" office:value="73.42" calcext:value-type="float">
            <text:p>73,42</text:p>
          </table:table-cell>
          <table:table-cell table:style-name="ce1" office:value-type="float" office:value="146.83" calcext:value-type="float">
            <text:p>146,83</text:p>
          </table:table-cell>
          <table:table-cell table:style-name="ce1" office:value-type="float" office:value="293.66" calcext:value-type="float">
            <text:p>293,66</text:p>
          </table:table-cell>
          <table:table-cell table:style-name="ce1" office:value-type="float" office:value="587.33" calcext:value-type="float">
            <text:p>587,33</text:p>
          </table:table-cell>
          <table:table-cell table:style-name="ce1" office:value-type="float" office:value="1174.66" calcext:value-type="float">
            <text:p>1174,66</text:p>
          </table:table-cell>
          <table:table-cell table:style-name="ce1" office:value-type="float" office:value="2349.32" calcext:value-type="float">
            <text:p>2349,32</text:p>
          </table:table-cell>
          <table:table-cell table:style-name="ce1" office:value-type="float" office:value="4698.64" calcext:value-type="float">
            <text:p>4698,64</text:p>
          </table:table-cell>
          <table:table-cell table:style-name="ce1" office:value-type="float" office:value="9397.28" calcext:value-type="float">
            <text:p>9397,28</text:p>
          </table:table-cell>
          <table:table-cell table:style-name="ce1" office:value-type="float" office:value="18794.56" calcext:value-type="float">
            <text:p>18794,56</text:p>
          </table:table-cell>
        </table:table-row>
        <table:table-row table:style-name="ro2">
          <table:table-cell/>
          <table:table-cell table:style-name="ce11" office:value-type="string" calcext:value-type="string">
            <text:p>ré♯ ou mi♭</text:p>
          </table:table-cell>
          <table:table-cell table:style-name="ce1" office:value-type="float" office:value="19.45" calcext:value-type="float">
            <text:p>19,45</text:p>
          </table:table-cell>
          <table:table-cell table:style-name="ce1" office:value-type="float" office:value="38.89" calcext:value-type="float">
            <text:p>38,89</text:p>
          </table:table-cell>
          <table:table-cell table:style-name="ce1" office:value-type="float" office:value="77.78" calcext:value-type="float">
            <text:p>77,78</text:p>
          </table:table-cell>
          <table:table-cell table:style-name="ce1" office:value-type="float" office:value="155.56" calcext:value-type="float">
            <text:p>155,56</text:p>
          </table:table-cell>
          <table:table-cell table:style-name="ce1" office:value-type="float" office:value="311.13" calcext:value-type="float">
            <text:p>311,13</text:p>
          </table:table-cell>
          <table:table-cell table:style-name="ce1" office:value-type="float" office:value="622.25" calcext:value-type="float">
            <text:p>622,25</text:p>
          </table:table-cell>
          <table:table-cell table:style-name="ce1" office:value-type="float" office:value="1244.51" calcext:value-type="float">
            <text:p>1244,51</text:p>
          </table:table-cell>
          <table:table-cell table:style-name="ce1" office:value-type="float" office:value="2489.02" calcext:value-type="float">
            <text:p>2489,02</text:p>
          </table:table-cell>
          <table:table-cell table:style-name="ce1" office:value-type="float" office:value="4978.03" calcext:value-type="float">
            <text:p>4978,03</text:p>
          </table:table-cell>
          <table:table-cell table:style-name="ce1" office:value-type="float" office:value="9956.06" calcext:value-type="float">
            <text:p>9956,06</text:p>
          </table:table-cell>
          <table:table-cell table:style-name="ce1" office:value-type="float" office:value="19912.12" calcext:value-type="float">
            <text:p>19912,12</text:p>
          </table:table-cell>
        </table:table-row>
        <table:table-row table:style-name="ro2">
          <table:table-cell/>
          <table:table-cell table:style-name="ce11" office:value-type="string" calcext:value-type="string">
            <text:p>mi ou fa♭</text:p>
          </table:table-cell>
          <table:table-cell table:style-name="ce1" office:value-type="float" office:value="20.6" calcext:value-type="float">
            <text:p>20,6</text:p>
          </table:table-cell>
          <table:table-cell table:style-name="ce1" office:value-type="float" office:value="41.2" calcext:value-type="float">
            <text:p>41,2</text:p>
          </table:table-cell>
          <table:table-cell table:style-name="ce1" office:value-type="float" office:value="82.41" calcext:value-type="float">
            <text:p>82,41</text:p>
          </table:table-cell>
          <table:table-cell table:style-name="ce1" office:value-type="float" office:value="164.81" calcext:value-type="float">
            <text:p>164,81</text:p>
          </table:table-cell>
          <table:table-cell table:style-name="ce1" office:value-type="float" office:value="329.63" calcext:value-type="float">
            <text:p>329,63</text:p>
          </table:table-cell>
          <table:table-cell table:style-name="ce1" office:value-type="float" office:value="659.26" calcext:value-type="float">
            <text:p>659,26</text:p>
          </table:table-cell>
          <table:table-cell table:style-name="ce1" office:value-type="float" office:value="1318.51" calcext:value-type="float">
            <text:p>1318,51</text:p>
          </table:table-cell>
          <table:table-cell table:style-name="ce1" office:value-type="float" office:value="2637.02" calcext:value-type="float">
            <text:p>2637,02</text:p>
          </table:table-cell>
          <table:table-cell table:style-name="ce1" office:value-type="float" office:value="5274.04" calcext:value-type="float">
            <text:p>5274,04</text:p>
          </table:table-cell>
          <table:table-cell table:style-name="ce1" office:value-type="float" office:value="10548.08" calcext:value-type="float">
            <text:p>10548,08</text:p>
          </table:table-cell>
          <table:table-cell table:style-name="ce1" office:value-type="float" office:value="21096.16" calcext:value-type="float">
            <text:p>21096,16</text:p>
          </table:table-cell>
        </table:table-row>
        <table:table-row table:style-name="ro2">
          <table:table-cell/>
          <table:table-cell table:style-name="ce11" office:value-type="string" calcext:value-type="string">
            <text:p>fa ou mi♯</text:p>
          </table:table-cell>
          <table:table-cell table:style-name="ce1" office:value-type="float" office:value="21.83" calcext:value-type="float">
            <text:p>21,83</text:p>
          </table:table-cell>
          <table:table-cell table:style-name="ce1" office:value-type="float" office:value="43.65" calcext:value-type="float">
            <text:p>43,65</text:p>
          </table:table-cell>
          <table:table-cell table:style-name="ce1" office:value-type="float" office:value="87.31" calcext:value-type="float">
            <text:p>87,31</text:p>
          </table:table-cell>
          <table:table-cell table:style-name="ce1" office:value-type="float" office:value="174.61" calcext:value-type="float">
            <text:p>174,61</text:p>
          </table:table-cell>
          <table:table-cell table:style-name="ce1" office:value-type="float" office:value="349.23" calcext:value-type="float">
            <text:p>349,23</text:p>
          </table:table-cell>
          <table:table-cell table:style-name="ce1" office:value-type="float" office:value="698.46" calcext:value-type="float">
            <text:p>698,46</text:p>
          </table:table-cell>
          <table:table-cell table:style-name="ce1" office:value-type="float" office:value="1396.91" calcext:value-type="float">
            <text:p>1396,91</text:p>
          </table:table-cell>
          <table:table-cell table:style-name="ce1" office:value-type="float" office:value="2793.83" calcext:value-type="float">
            <text:p>2793,83</text:p>
          </table:table-cell>
          <table:table-cell table:style-name="ce1" office:value-type="float" office:value="5587.65" calcext:value-type="float">
            <text:p>5587,65</text:p>
          </table:table-cell>
          <table:table-cell table:style-name="ce1" office:value-type="float" office:value="11175.3" calcext:value-type="float">
            <text:p>11175,3</text:p>
          </table:table-cell>
          <table:table-cell table:style-name="ce1" office:value-type="float" office:value="22350.6" calcext:value-type="float">
            <text:p>22350,6</text:p>
          </table:table-cell>
        </table:table-row>
        <table:table-row table:style-name="ro2">
          <table:table-cell/>
          <table:table-cell table:style-name="ce11" office:value-type="string" calcext:value-type="string">
            <text:p>fa♯ ou sol♭</text:p>
          </table:table-cell>
          <table:table-cell table:style-name="ce1" office:value-type="float" office:value="23.13" calcext:value-type="float">
            <text:p>23,13</text:p>
          </table:table-cell>
          <table:table-cell table:style-name="ce1" office:value-type="float" office:value="46.25" calcext:value-type="float">
            <text:p>46,25</text:p>
          </table:table-cell>
          <table:table-cell table:style-name="ce1" office:value-type="float" office:value="92.5" calcext:value-type="float">
            <text:p>92,5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369.99" calcext:value-type="float">
            <text:p>369,99</text:p>
          </table:table-cell>
          <table:table-cell table:style-name="ce1" office:value-type="float" office:value="739.99" calcext:value-type="float">
            <text:p>739,99</text:p>
          </table:table-cell>
          <table:table-cell table:style-name="ce1" office:value-type="float" office:value="1479.98" calcext:value-type="float">
            <text:p>1479,98</text:p>
          </table:table-cell>
          <table:table-cell table:style-name="ce1" office:value-type="float" office:value="2959.96" calcext:value-type="float">
            <text:p>2959,96</text:p>
          </table:table-cell>
          <table:table-cell table:style-name="ce1" office:value-type="float" office:value="5919.91" calcext:value-type="float">
            <text:p>5919,91</text:p>
          </table:table-cell>
          <table:table-cell table:style-name="ce1" office:value-type="float" office:value="11839.82" calcext:value-type="float">
            <text:p>11839,82</text:p>
          </table:table-cell>
          <table:table-cell table:style-name="ce1" office:value-type="float" office:value="23679.64" calcext:value-type="float">
            <text:p>23679,64</text:p>
          </table:table-cell>
        </table:table-row>
        <table:table-row table:style-name="ro2">
          <table:table-cell/>
          <table:table-cell table:style-name="ce11" office:value-type="string" calcext:value-type="string">
            <text:p>sol</text:p>
          </table:table-cell>
          <table:table-cell table:style-name="ce1" office:value-type="float" office:value="24.5" calcext:value-type="float">
            <text:p>24,5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float" office:value="783.99" calcext:value-type="float">
            <text:p>783,99</text:p>
          </table:table-cell>
          <table:table-cell table:style-name="ce1" office:value-type="float" office:value="1567.98" calcext:value-type="float">
            <text:p>1567,98</text:p>
          </table:table-cell>
          <table:table-cell table:style-name="ce1" office:value-type="float" office:value="3135.96" calcext:value-type="float">
            <text:p>3135,96</text:p>
          </table:table-cell>
          <table:table-cell table:style-name="ce1" office:value-type="float" office:value="6271.93" calcext:value-type="float">
            <text:p>6271,93</text:p>
          </table:table-cell>
          <table:table-cell table:style-name="ce1" office:value-type="float" office:value="12543.86" calcext:value-type="float">
            <text:p>12543,86</text:p>
          </table:table-cell>
          <table:table-cell table:style-name="ce1" office:value-type="float" office:value="25087.72" calcext:value-type="float">
            <text:p>25087,72</text:p>
          </table:table-cell>
        </table:table-row>
        <table:table-row table:style-name="ro2">
          <table:table-cell/>
          <table:table-cell table:style-name="ce11" office:value-type="string" calcext:value-type="string">
            <text:p>sol♯ ou la♭</text:p>
          </table:table-cell>
          <table:table-cell table:style-name="ce1" office:value-type="float" office:value="25.96" calcext:value-type="float">
            <text:p>25,96</text:p>
          </table:table-cell>
          <table:table-cell table:style-name="ce1" office:value-type="float" office:value="51.91" calcext:value-type="float">
            <text:p>51,91</text:p>
          </table:table-cell>
          <table:table-cell table:style-name="ce1" office:value-type="float" office:value="103.83" calcext:value-type="float">
            <text:p>103,83</text:p>
          </table:table-cell>
          <table:table-cell table:style-name="ce1" office:value-type="float" office:value="207.65" calcext:value-type="float">
            <text:p>207,65</text:p>
          </table:table-cell>
          <table:table-cell table:style-name="ce1" office:value-type="float" office:value="415.3" calcext:value-type="float">
            <text:p>415,3</text:p>
          </table:table-cell>
          <table:table-cell table:style-name="ce1" office:value-type="float" office:value="830.61" calcext:value-type="float">
            <text:p>830,61</text:p>
          </table:table-cell>
          <table:table-cell table:style-name="ce1" office:value-type="float" office:value="1661.22" calcext:value-type="float">
            <text:p>1661,22</text:p>
          </table:table-cell>
          <table:table-cell table:style-name="ce1" office:value-type="float" office:value="3322.44" calcext:value-type="float">
            <text:p>3322,44</text:p>
          </table:table-cell>
          <table:table-cell table:style-name="ce1" office:value-type="float" office:value="6644.88" calcext:value-type="float">
            <text:p>6644,88</text:p>
          </table:table-cell>
          <table:table-cell table:style-name="ce1" office:value-type="float" office:value="13289.76" calcext:value-type="float">
            <text:p>13289,76</text:p>
          </table:table-cell>
          <table:table-cell table:style-name="ce1" office:value-type="float" office:value="26579.52" calcext:value-type="float">
            <text:p>26579,52</text:p>
          </table:table-cell>
        </table:table-row>
        <table:table-row table:style-name="ro2">
          <table:table-cell/>
          <table:table-cell table:style-name="ce11" office:value-type="string" calcext:value-type="string">
            <text:p>la</text:p>
          </table:table-cell>
          <table:table-cell table:style-name="ce1" office:value-type="float" office:value="27.5" calcext:value-type="float">
            <text:p>27,5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880" calcext:value-type="float">
            <text:p>880</text:p>
          </table:table-cell>
          <table:table-cell table:style-name="ce1" office:value-type="float" office:value="1760" calcext:value-type="float">
            <text:p>1760</text:p>
          </table:table-cell>
          <table:table-cell table:style-name="ce1" office:value-type="float" office:value="3520" calcext:value-type="float">
            <text:p>3520</text:p>
          </table:table-cell>
          <table:table-cell table:style-name="ce1" office:value-type="float" office:value="7040" calcext:value-type="float">
            <text:p>7040</text:p>
          </table:table-cell>
          <table:table-cell table:style-name="ce1" office:value-type="float" office:value="14080" calcext:value-type="float">
            <text:p>14080</text:p>
          </table:table-cell>
          <table:table-cell table:style-name="ce1" office:value-type="float" office:value="28160" calcext:value-type="float">
            <text:p>28160</text:p>
          </table:table-cell>
        </table:table-row>
        <table:table-row table:style-name="ro2">
          <table:table-cell/>
          <table:table-cell table:style-name="ce11" office:value-type="string" calcext:value-type="string">
            <text:p>la♯ ou si♭</text:p>
          </table:table-cell>
          <table:table-cell table:style-name="ce1" office:value-type="float" office:value="29.14" calcext:value-type="float">
            <text:p>29,14</text:p>
          </table:table-cell>
          <table:table-cell table:style-name="ce1" office:value-type="float" office:value="58.27" calcext:value-type="float">
            <text:p>58,27</text:p>
          </table:table-cell>
          <table:table-cell table:style-name="ce1" office:value-type="float" office:value="116.54" calcext:value-type="float">
            <text:p>116,54</text:p>
          </table:table-cell>
          <table:table-cell table:style-name="ce1" office:value-type="float" office:value="233.08" calcext:value-type="float">
            <text:p>233,08</text:p>
          </table:table-cell>
          <table:table-cell table:style-name="ce1" office:value-type="float" office:value="466.16" calcext:value-type="float">
            <text:p>466,16</text:p>
          </table:table-cell>
          <table:table-cell table:style-name="ce1" office:value-type="float" office:value="932.33" calcext:value-type="float">
            <text:p>932,33</text:p>
          </table:table-cell>
          <table:table-cell table:style-name="ce1" office:value-type="float" office:value="1864.66" calcext:value-type="float">
            <text:p>1864,66</text:p>
          </table:table-cell>
          <table:table-cell table:style-name="ce1" office:value-type="float" office:value="3729.31" calcext:value-type="float">
            <text:p>3729,31</text:p>
          </table:table-cell>
          <table:table-cell table:style-name="ce1" office:value-type="float" office:value="7458.62" calcext:value-type="float">
            <text:p>7458,62</text:p>
          </table:table-cell>
          <table:table-cell table:style-name="ce1" office:value-type="float" office:value="14917.24" calcext:value-type="float">
            <text:p>14917,24</text:p>
          </table:table-cell>
          <table:table-cell table:style-name="ce1" office:value-type="float" office:value="29834.48" calcext:value-type="float">
            <text:p>29834,48</text:p>
          </table:table-cell>
        </table:table-row>
        <table:table-row table:style-name="ro2">
          <table:table-cell/>
          <table:table-cell table:style-name="ce11" office:value-type="string" calcext:value-type="string">
            <text:p>si ou do♭</text:p>
          </table:table-cell>
          <table:table-cell table:style-name="ce1" office:value-type="float" office:value="30.87" calcext:value-type="float">
            <text:p>30,87</text:p>
          </table:table-cell>
          <table:table-cell table:style-name="ce1" office:value-type="float" office:value="61.74" calcext:value-type="float">
            <text:p>61,74</text:p>
          </table:table-cell>
          <table:table-cell table:style-name="ce1" office:value-type="float" office:value="123.47" calcext:value-type="float">
            <text:p>123,47</text:p>
          </table:table-cell>
          <table:table-cell table:style-name="ce1" office:value-type="float" office:value="246.94" calcext:value-type="float">
            <text:p>246,94</text:p>
          </table:table-cell>
          <table:table-cell table:style-name="ce1" office:value-type="float" office:value="493.88" calcext:value-type="float">
            <text:p>493,88</text:p>
          </table:table-cell>
          <table:table-cell table:style-name="ce1" office:value-type="float" office:value="987.77" calcext:value-type="float">
            <text:p>987,77</text:p>
          </table:table-cell>
          <table:table-cell table:style-name="ce1" office:value-type="float" office:value="1975.53" calcext:value-type="float">
            <text:p>1975,53</text:p>
          </table:table-cell>
          <table:table-cell table:style-name="ce1" office:value-type="float" office:value="3951.07" calcext:value-type="float">
            <text:p>3951,07</text:p>
          </table:table-cell>
          <table:table-cell table:style-name="ce1" office:value-type="float" office:value="7902.13" calcext:value-type="float">
            <text:p>7902,13</text:p>
          </table:table-cell>
          <table:table-cell table:style-name="ce1" office:value-type="float" office:value="15804.26" calcext:value-type="float">
            <text:p>15804,26</text:p>
          </table:table-cell>
          <table:table-cell table:style-name="ce1" office:value-type="float" office:value="31608.52" calcext:value-type="float">
            <text:p>31608,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9">0000-00-00</text:date>, <text:time style:data-style-name="N2" text:time-value="22:00:54.6615125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9:51:17.319069934</meta:creation-date>
    <dc:date>2019-03-19T22:51:02.473325715</dc:date>
    <meta:editing-duration>PT1H12M57S</meta:editing-duration>
    <meta:editing-cycles>5</meta:editing-cycles>
    <meta:generator>LibreOffice/6.0.6.1$Linux_X86_64 LibreOffice_project/00$Build-1</meta:generator>
    <meta:document-statistic meta:table-count="1" meta:cell-count="1830" meta:object-count="251"/>
  </office:meta>
</office:document-meta>
</file>